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1.205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626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2.244cm"/>
    </style:style>
    <style:style style:name="co15" style:family="table-column">
      <style:table-column-properties fo:break-before="auto" style:column-width="5.659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1.741cm"/>
    </style:style>
    <style:style style:name="co18" style:family="table-column">
      <style:table-column-properties fo:break-before="auto" style:column-width="0.497cm"/>
    </style:style>
    <style:style style:name="co19" style:family="table-column">
      <style:table-column-properties fo:break-before="auto" style:column-width="3.067cm"/>
    </style:style>
    <style:style style:name="co20" style:family="table-column">
      <style:table-column-properties fo:break-before="auto" style:column-width="2.799cm"/>
    </style:style>
    <style:style style:name="co21" style:family="table-column">
      <style:table-column-properties fo:break-before="auto" style:column-width="3.528cm"/>
    </style:style>
    <style:style style:name="co22" style:family="table-column">
      <style:table-column-properties fo:break-before="auto" style:column-width="2.716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3.667cm"/>
    </style:style>
    <style:style style:name="co25" style:family="table-column">
      <style:table-column-properties fo:break-before="auto" style:column-width="3.332cm"/>
    </style:style>
    <style:style style:name="co26" style:family="table-column">
      <style:table-column-properties fo:break-before="auto" style:column-width="2.503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2.103cm"/>
    </style:style>
    <style:style style:name="co29" style:family="table-column">
      <style:table-column-properties fo:break-before="auto" style:column-width="1.981cm"/>
    </style:style>
    <style:style style:name="co30" style:family="table-column">
      <style:table-column-properties fo:break-before="auto" style:column-width="2.519cm"/>
    </style:style>
    <style:style style:name="co31" style:family="table-column">
      <style:table-column-properties fo:break-before="auto" style:column-width="3.547cm"/>
    </style:style>
    <style:style style:name="co32" style:family="table-column">
      <style:table-column-properties fo:break-before="auto" style:column-width="1.672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4.062cm"/>
    </style:style>
    <style:style style:name="co35" style:family="table-column">
      <style:table-column-properties fo:break-before="auto" style:column-width="2.35cm"/>
    </style:style>
    <style:style style:name="co36" style:family="table-column">
      <style:table-column-properties fo:break-before="auto" style:column-width="0.997cm"/>
    </style:style>
    <style:style style:name="co37" style:family="table-column">
      <style:table-column-properties fo:break-before="auto" style:column-width="5.221cm"/>
    </style:style>
    <style:style style:name="co38" style:family="table-column">
      <style:table-column-properties fo:break-before="auto" style:column-width="20.435cm"/>
    </style:style>
    <style:style style:name="co39" style:family="table-column">
      <style:table-column-properties fo:break-before="auto" style:column-width="0.773cm"/>
    </style:style>
    <style:style style:name="co40" style:family="table-column">
      <style:table-column-properties fo:break-before="auto" style:column-width="1.755cm"/>
    </style:style>
    <style:style style:name="co41" style:family="table-column">
      <style:table-column-properties fo:break-before="auto" style:column-width="4.953cm"/>
    </style:style>
    <style:style style:name="co42" style:family="table-column">
      <style:table-column-properties fo:break-before="auto" style:column-width="1.27cm"/>
    </style:style>
    <style:style style:name="co43" style:family="table-column">
      <style:table-column-properties fo:break-before="auto" style:column-width="0.441cm"/>
    </style:style>
    <style:style style:name="co44" style:family="table-column">
      <style:table-column-properties fo:break-before="auto" style:column-width="7.387cm"/>
    </style:style>
    <style:style style:name="co45" style:family="table-column">
      <style:table-column-properties fo:break-before="auto" style:column-width="1.187cm"/>
    </style:style>
    <style:style style:name="co46" style:family="table-column">
      <style:table-column-properties fo:break-before="auto" style:column-width="5.064cm"/>
    </style:style>
    <style:style style:name="co47" style:family="table-column">
      <style:table-column-properties fo:break-before="auto" style:column-width="1.028cm"/>
    </style:style>
    <style:style style:name="co48" style:family="table-column">
      <style:table-column-properties fo:break-before="auto" style:column-width="0.42cm"/>
    </style:style>
    <style:style style:name="co49" style:family="table-column">
      <style:table-column-properties fo:break-before="auto" style:column-width="6.059cm"/>
    </style:style>
    <style:style style:name="co50" style:family="table-column">
      <style:table-column-properties fo:break-before="auto" style:column-width="2.992cm"/>
    </style:style>
    <style:style style:name="co51" style:family="table-column">
      <style:table-column-properties fo:break-before="auto" style:column-width="1.625cm"/>
    </style:style>
    <style:style style:name="co52" style:family="table-column">
      <style:table-column-properties fo:break-before="auto" style:column-width="7.16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4586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110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110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10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>
      <style:table-cell-properties fo:border-bottom="none" fo:background-color="#dce6f2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2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 style:data-style-name="N210">
      <style:table-cell-properties fo:border-bottom="0.06pt solid #000000" fo:background-color="#cc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7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 style:data-style-name="N210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 style:data-style-name="N210">
      <style:table-cell-properties fo:background-color="#99cc6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210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 style:data-style-name="N210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3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0.06pt solid #000000"/>
    </style:style>
    <style:style style:name="ce154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none"/>
    </style:style>
    <style:style style:name="ce155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5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0">
      <style:table-cell-properties style:rotation-align="top"/>
    </style:style>
    <style:style style:name="ce1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99cc66" fo:border="0.06pt solid #000000"/>
    </style:style>
    <style:style style:name="ce163" style:family="table-cell" style:parent-style-name="Default">
      <style:table-cell-properties fo:background-color="transparent"/>
    </style:style>
    <style:style style:name="ce164" style:family="table-cell" style:parent-style-name="Default" style:data-style-name="N215">
      <style:table-cell-properties fo:background-color="transparent"/>
    </style:style>
    <style:style style:name="ce165" style:family="table-cell" style:parent-style-name="Default">
      <style:table-cell-properties fo:border-bottom="none" fo:background-color="#99cc66" fo:border-left="0.06pt solid #000000" fo:border-right="none" fo:border-top="0.06pt solid #000000"/>
    </style:style>
    <style:style style:name="ce166" style:family="table-cell" style:parent-style-name="Default">
      <style:table-cell-properties fo:border-bottom="none" fo:border-left="0.06pt solid #000000" fo:border-right="none" fo:border-top="none"/>
    </style:style>
    <style:style style:name="ce167" style:family="table-cell" style:parent-style-name="Default">
      <style:table-cell-properties fo:border-bottom="0.06pt solid #000000" fo:border-left="0.06pt solid #000000" fo:border-right="none" fo:border-top="none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99cc6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order="0.06pt solid #000000"/>
    </style:style>
    <style:style style:name="ce172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'Sample#1_GENCODE'.C22"/>
      <style:map style:condition="is-true-formula([.$C22]=&quot;GREEN&quot;)" style:apply-style-name="VERDE" style:base-cell-address="'Sample#1_GENCODE'.C22"/>
      <style:map style:condition="is-true-formula([.$C22]=&quot;ORANGE&quot;)" style:apply-style-name="Sin_20_título1" style:base-cell-address="'Sample#1_GENCODE'.C22"/>
      <style:map style:condition="is-true-formula([.$C22]=&quot;BLUE&quot;)" style:apply-style-name="AZUL" style:base-cell-address="'Sample#1_GENCODE'.C22"/>
      <style:map style:condition="is-true-formula([.$C22]=&quot;YELLOW&quot;)" style:apply-style-name="AMARILLO" style:base-cell-address="'Sample#1_GENCODE'.C22"/>
    </style:style>
    <style:style style:name="ce173" style:family="table-cell" style:parent-style-name="Default">
      <style:table-cell-properties fo:border-bottom="none" fo:border-left="none" fo:border-right="none" fo:border-top="0.06pt solid #000000"/>
      <style:map style:condition="is-true-formula([.$C26]=&quot;RED&quot;)" style:apply-style-name="Rojo" style:base-cell-address="'Sample#1_GENCODE'.C26"/>
      <style:map style:condition="is-true-formula([.$C26]=&quot;GREEN&quot;)" style:apply-style-name="VERDE" style:base-cell-address="'Sample#1_GENCODE'.C26"/>
      <style:map style:condition="is-true-formula([.$C26]=&quot;ORANGE&quot;)" style:apply-style-name="Sin_20_título1" style:base-cell-address="'Sample#1_GENCODE'.C26"/>
      <style:map style:condition="is-true-formula([.$C26]=&quot;BLUE&quot;)" style:apply-style-name="AZUL" style:base-cell-address="'Sample#1_GENCODE'.C26"/>
      <style:map style:condition="is-true-formula([.$C26]=&quot;YELLOW&quot;)" style:apply-style-name="AMARILLO" style:base-cell-address="'Sample#1_GENCODE'.C26"/>
    </style:style>
    <style:style style:name="ce174" style:family="table-cell" style:parent-style-name="Default">
      <style:table-cell-properties fo:border-bottom="none" fo:border-left="none" fo:border-right="none" fo:border-top="0.06pt solid #000000"/>
      <style:map style:condition="is-true-formula([.$C30]=&quot;RED&quot;)" style:apply-style-name="Rojo" style:base-cell-address="'Sample#1_GENCODE'.C30"/>
      <style:map style:condition="is-true-formula([.$C30]=&quot;GREEN&quot;)" style:apply-style-name="VERDE" style:base-cell-address="'Sample#1_GENCODE'.C30"/>
      <style:map style:condition="is-true-formula([.$C30]=&quot;ORANGE&quot;)" style:apply-style-name="Sin_20_título1" style:base-cell-address="'Sample#1_GENCODE'.C30"/>
      <style:map style:condition="is-true-formula([.$C30]=&quot;BLUE&quot;)" style:apply-style-name="AZUL" style:base-cell-address="'Sample#1_GENCODE'.C30"/>
      <style:map style:condition="is-true-formula([.$C30]=&quot;YELLOW&quot;)" style:apply-style-name="AMARILLO" style:base-cell-address="'Sample#1_GENCODE'.C30"/>
    </style:style>
    <style:style style:name="ce175" style:family="table-cell" style:parent-style-name="Default">
      <style:table-cell-properties fo:border-bottom="none" fo:border-left="none" fo:border-right="none" fo:border-top="0.06pt solid #000000"/>
      <style:map style:condition="is-true-formula([.$C34]=&quot;RED&quot;)" style:apply-style-name="Rojo" style:base-cell-address="'Sample#1_GENCODE'.C34"/>
      <style:map style:condition="is-true-formula([.$C34]=&quot;GREEN&quot;)" style:apply-style-name="VERDE" style:base-cell-address="'Sample#1_GENCODE'.C34"/>
      <style:map style:condition="is-true-formula([.$C34]=&quot;ORANGE&quot;)" style:apply-style-name="Sin_20_título1" style:base-cell-address="'Sample#1_GENCODE'.C34"/>
      <style:map style:condition="is-true-formula([.$C34]=&quot;BLUE&quot;)" style:apply-style-name="AZUL" style:base-cell-address="'Sample#1_GENCODE'.C34"/>
      <style:map style:condition="is-true-formula([.$C34]=&quot;YELLOW&quot;)" style:apply-style-name="AMARILLO" style:base-cell-address="'Sample#1_GENCODE'.C34"/>
    </style:style>
    <style:style style:name="ce176" style:family="table-cell" style:parent-style-name="Default">
      <style:table-cell-properties fo:border-bottom="none" fo:border-left="none" fo:border-right="none" fo:border-top="0.06pt solid #000000"/>
      <style:map style:condition="is-true-formula([.$C38]=&quot;RED&quot;)" style:apply-style-name="Rojo" style:base-cell-address="'Sample#1_GENCODE'.C38"/>
      <style:map style:condition="is-true-formula([.$C38]=&quot;GREEN&quot;)" style:apply-style-name="VERDE" style:base-cell-address="'Sample#1_GENCODE'.C38"/>
      <style:map style:condition="is-true-formula([.$C38]=&quot;ORANGE&quot;)" style:apply-style-name="Sin_20_título1" style:base-cell-address="'Sample#1_GENCODE'.C38"/>
      <style:map style:condition="is-true-formula([.$C38]=&quot;BLUE&quot;)" style:apply-style-name="AZUL" style:base-cell-address="'Sample#1_GENCODE'.C38"/>
      <style:map style:condition="is-true-formula([.$C38]=&quot;YELLOW&quot;)" style:apply-style-name="AMARILLO" style:base-cell-address="'Sample#1_GENCODE'.C38"/>
    </style:style>
    <style:style style:name="ce177" style:family="table-cell" style:parent-style-name="Default">
      <style:table-cell-properties fo:border-bottom="none" fo:border-left="none" fo:border-right="none" fo:border-top="0.06pt solid #000000"/>
      <style:map style:condition="is-true-formula([.$C42]=&quot;RED&quot;)" style:apply-style-name="Rojo" style:base-cell-address="'Sample#1_GENCODE'.C42"/>
      <style:map style:condition="is-true-formula([.$C42]=&quot;GREEN&quot;)" style:apply-style-name="VERDE" style:base-cell-address="'Sample#1_GENCODE'.C42"/>
      <style:map style:condition="is-true-formula([.$C42]=&quot;ORANGE&quot;)" style:apply-style-name="Sin_20_título1" style:base-cell-address="'Sample#1_GENCODE'.C42"/>
      <style:map style:condition="is-true-formula([.$C42]=&quot;BLUE&quot;)" style:apply-style-name="AZUL" style:base-cell-address="'Sample#1_GENCODE'.C42"/>
      <style:map style:condition="is-true-formula([.$C42]=&quot;YELLOW&quot;)" style:apply-style-name="AMARILLO" style:base-cell-address="'Sample#1_GENCODE'.C42"/>
    </style:style>
    <style:style style:name="ce178" style:family="table-cell" style:parent-style-name="Default">
      <style:table-cell-properties fo:border-bottom="none" fo:border-left="none" fo:border-right="none" fo:border-top="0.06pt solid #000000"/>
      <style:map style:condition="is-true-formula([.$C46]=&quot;RED&quot;)" style:apply-style-name="Rojo" style:base-cell-address="'Sample#1_GENCODE'.C46"/>
      <style:map style:condition="is-true-formula([.$C46]=&quot;GREEN&quot;)" style:apply-style-name="VERDE" style:base-cell-address="'Sample#1_GENCODE'.C46"/>
      <style:map style:condition="is-true-formula([.$C46]=&quot;ORANGE&quot;)" style:apply-style-name="Sin_20_título1" style:base-cell-address="'Sample#1_GENCODE'.C46"/>
      <style:map style:condition="is-true-formula([.$C46]=&quot;BLUE&quot;)" style:apply-style-name="AZUL" style:base-cell-address="'Sample#1_GENCODE'.C46"/>
      <style:map style:condition="is-true-formula([.$C46]=&quot;YELLOW&quot;)" style:apply-style-name="AMARILLO" style:base-cell-address="'Sample#1_GENCODE'.C46"/>
    </style:style>
    <style:style style:name="ce179" style:family="table-cell" style:parent-style-name="Default">
      <style:table-cell-properties fo:border-bottom="none" fo:border-left="none" fo:border-right="none" fo:border-top="0.06pt solid #000000"/>
      <style:map style:condition="is-true-formula([.$C50]=&quot;RED&quot;)" style:apply-style-name="Rojo" style:base-cell-address="'Sample#1_GENCODE'.C50"/>
      <style:map style:condition="is-true-formula([.$C50]=&quot;GREEN&quot;)" style:apply-style-name="VERDE" style:base-cell-address="'Sample#1_GENCODE'.C50"/>
      <style:map style:condition="is-true-formula([.$C50]=&quot;ORANGE&quot;)" style:apply-style-name="Sin_20_título1" style:base-cell-address="'Sample#1_GENCODE'.C50"/>
      <style:map style:condition="is-true-formula([.$C50]=&quot;BLUE&quot;)" style:apply-style-name="AZUL" style:base-cell-address="'Sample#1_GENCODE'.C50"/>
      <style:map style:condition="is-true-formula([.$C50]=&quot;YELLOW&quot;)" style:apply-style-name="AMARILLO" style:base-cell-address="'Sample#1_GENCODE'.C50"/>
    </style:style>
    <style:style style:name="ce180" style:family="table-cell" style:parent-style-name="Default">
      <style:table-cell-properties fo:background-color="#99cc66" style:cell-protect="none" style:print-content="true"/>
    </style:style>
    <style:style style:name="ce181" style:family="table-cell" style:parent-style-name="Default">
      <style:table-cell-properties fo:border-bottom="none" fo:border-left="none" fo:border-right="none" fo:border-top="0.06pt solid #000000"/>
    </style:style>
    <style:style style:name="ce182" style:family="table-cell" style:parent-style-name="Default">
      <style:table-cell-properties fo:border="none"/>
    </style:style>
    <style:style style:name="ce183" style:family="table-cell" style:parent-style-name="Default">
      <style:table-cell-properties style:cell-protect="protected" style:print-content="true" fo:background-color="transparent"/>
    </style:style>
    <style:style style:name="ce184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185" style:family="table-cell" style:parent-style-name="Default">
      <style:table-cell-properties fo:border-bottom="none" fo:border-left="none" fo:border-right="0.06pt solid #000000" fo:border-top="0.06pt solid #000000"/>
    </style:style>
    <style:style style:name="ce186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88" style:family="table-cell" style:parent-style-name="Default">
      <style:table-cell-properties fo:background-color="#dddddd"/>
      <style:text-properties style:font-name="Courier New1"/>
    </style:style>
    <style:style style:name="ce189" style:family="table-cell" style:parent-style-name="Default" style:data-style-name="N2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ext-properties fo:color="#cccccc" fo:font-style="italic" style:font-style-asian="italic" style:font-style-complex="italic"/>
    </style:style>
    <style:style style:name="ce191" style:family="table-cell" style:parent-style-name="Default" style:data-style-name="N21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93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199" style:family="table-cell" style:parent-style-name="Default" style:data-style-name="N210">
      <style:table-cell-properties fo:border="0.06pt solid #000000"/>
    </style:style>
    <style:style style:name="ce200" style:family="table-cell" style:parent-style-name="Default" style:data-style-name="N2">
      <style:table-cell-properties fo:border="0.06pt solid #000000"/>
      <style:text-properties style:font-name="Arial" style:font-name-complex="Arial"/>
    </style:style>
    <style:style style:name="ce2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6pt solid #000000" style:rotation-align="none"/>
    </style:style>
    <style:style style:name="ce203" style:family="table-cell" style:parent-style-name="Default" style:data-style-name="N212">
      <style:text-properties fo:color="#cccccc" fo:font-style="italic" style:font-style-asian="italic" style:font-style-complex="italic"/>
    </style:style>
    <style:style style:name="ce204" style:family="table-cell" style:parent-style-name="Default" style:data-style-name="N210">
      <style:text-properties fo:color="#cccccc" fo:font-style="italic" style:font-style-asian="italic" style:font-style-complex="italic"/>
    </style:style>
    <style:style style:name="ce20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Courier New1" fo:font-size="8pt" style:font-size-asian="8pt" style:font-size-complex="8pt"/>
    </style:style>
    <style:style style:name="ce206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0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10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11" style:family="table-cell" style:parent-style-name="Default">
      <style:table-cell-properties fo:background-color="#99cc99" fo:border="0.06pt solid #000000"/>
      <style:text-properties style:font-name="Courier New" fo:font-weight="bold" style:font-weight-asian="bold" style:font-weight-complex="bold"/>
    </style:style>
    <style:style style:name="ce212" style:family="table-cell" style:parent-style-name="Default">
      <style:table-cell-properties fo:border="0.06pt solid #000000"/>
      <style:text-properties style:font-name="Courier New"/>
    </style:style>
    <style:style style:name="ce213" style:family="table-cell" style:parent-style-name="Default">
      <style:table-cell-properties fo:background-color="#99cc99"/>
      <style:text-properties style:font-name="Courier New"/>
    </style:style>
    <style:style style:name="ce214" style:family="table-cell" style:parent-style-name="Default">
      <style:table-cell-properties fo:background-color="#99cc66"/>
    </style:style>
    <style:style style:name="ce215" style:family="table-cell" style:parent-style-name="Default">
      <style:table-cell-properties fo:background-color="#99cc99" fo:border="0.06pt solid #000000"/>
      <style:text-properties style:font-name="Courier New"/>
    </style:style>
    <style:style style:name="ce216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font-name="Courier New" fo:font-weight="bold" style:font-weight-asian="bold" style:font-weight-complex="bold"/>
    </style:style>
    <style:style style:name="ce217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Courier New"/>
    </style:style>
    <style:style style:name="ce218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Courier New"/>
    </style:style>
    <style:style style:name="ce219" style:family="table-cell" style:parent-style-name="Default">
      <style:table-cell-properties fo:background-color="#99cc99" fo:border="0.06pt solid #000000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99cc99"/>
    </style:style>
    <style:style style:name="ce221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Courier New"/>
    </style:style>
    <style:style style:name="ce222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font-name="Courier New"/>
    </style:style>
    <style:style style:name="ce223" style:family="table-cell" style:parent-style-name="Default">
      <style:table-cell-properties fo:background-color="#99cc99" fo:border="0.06pt solid #000000"/>
    </style:style>
    <style:style style:name="ce224" style:family="table-cell" style:parent-style-name="Default">
      <style:table-cell-properties fo:border-bottom="none" fo:background-color="#dddddd" fo:border-left="none" fo:border-right="none" fo:border-top="0.06pt solid #000000"/>
      <style:text-properties style:font-name="Courier New"/>
    </style:style>
    <style:style style:name="ce225" style:family="table-cell" style:parent-style-name="Default">
      <style:table-cell-properties fo:background-color="#dddddd"/>
      <style:text-properties style:font-name="Courier New"/>
    </style:style>
    <style:style style:name="ce226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Courier New"/>
    </style:style>
    <style:style style:name="ce227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font-name="Courier New"/>
    </style:style>
    <style:style style:name="ce228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Courier New"/>
    </style:style>
    <style:style style:name="ce229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font-name="Courier New"/>
    </style:style>
    <style:style style:name="ce230" style:family="table-cell" style:parent-style-name="Default">
      <style:table-cell-properties fo:background-color="#e6e6e6" fo:border="0.06pt solid #000000"/>
    </style:style>
    <style:style style:name="ce231" style:family="table-cell" style:parent-style-name="Default" style:data-style-name="N100">
      <style:table-cell-properties fo:background-color="#e6e6e6" fo:border="0.06pt solid #000000" style:rotation-align="top"/>
    </style:style>
    <style:style style:name="ce232" style:family="table-cell" style:parent-style-name="Default">
      <style:table-cell-properties fo:border-bottom="none" fo:background-color="#e6e6e6" fo:border-left="0.06pt solid #000000" fo:border-right="none" fo:border-top="0.06pt solid #000000"/>
    </style:style>
    <style:style style:name="ce233" style:family="table-cell" style:parent-style-name="Default">
      <style:table-cell-properties fo:background-color="#e6e6e6" fo:border="none"/>
    </style:style>
    <style:style style:name="ce234" style:family="table-cell" style:parent-style-name="Default">
      <style:table-cell-properties fo:background-color="#aecf00"/>
    </style:style>
    <style:style style:name="ce235" style:family="table-cell" style:parent-style-name="Default">
      <style:table-cell-properties fo:background-color="#e6e6e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none" fo:border-left="none" fo:border-right="none" fo:border-top="0.06pt solid #000000"/>
      <style:map style:condition="is-true-formula([.$C42]=&quot;RED&quot;)" style:apply-style-name="Rojo" style:base-cell-address="'Sample#1_GENCODE'.C42"/>
      <style:map style:condition="is-true-formula([.$C42]=&quot;GREEN&quot;)" style:apply-style-name="VERDE" style:base-cell-address="'Sample#1_GENCODE'.C42"/>
      <style:map style:condition="is-true-formula([.$C42]=&quot;ORANGE&quot;)" style:apply-style-name="Sin_20_título1" style:base-cell-address="'Sample#1_GENCODE'.C42"/>
      <style:map style:condition="is-true-formula([.$C42]=&quot;BLUE&quot;)" style:apply-style-name="AZUL" style:base-cell-address="'Sample#1_GENCODE'.C42"/>
      <style:map style:condition="is-true-formula([.$C42]=&quot;YELLOW&quot;)" style:apply-style-name="AMARILLO" style:base-cell-address="'Sample#1_GENCODE'.C42"/>
    </style:style>
    <style:style style:name="ce237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2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2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2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24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[.$C22]=&quot;RED&quot;)" style:apply-style-name="Rojo" style:base-cell-address="'Sample#1_GENCODE'.Q22"/>
      <style:map style:condition="is-true-formula([.$C22]=&quot;GREEN&quot;)" style:apply-style-name="VERDE" style:base-cell-address="'Sample#1_GENCODE'.Q22"/>
      <style:map style:condition="is-true-formula([.$C22]=&quot;ORANGE&quot;)" style:apply-style-name="Sin_20_título1" style:base-cell-address="'Sample#1_GENCODE'.Q22"/>
      <style:map style:condition="is-true-formula([.$C22]=&quot;BLUE&quot;)" style:apply-style-name="AZUL" style:base-cell-address="'Sample#1_GENCODE'.Q22"/>
      <style:map style:condition="is-true-formula([.$C22]=&quot;YELLOW&quot;)" style:apply-style-name="AMARILLO" style:base-cell-address="'Sample#1_GENCODE'.Q22"/>
    </style:style>
    <style:style style:name="ce243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style:font-name="Courier New"/>
    </style:style>
    <style:style style:name="ce244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style:font-name="Courier New"/>
    </style:style>
    <style:style style:name="ce245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Courier New"/>
    </style:style>
    <style:style style:name="ce246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font-name="Courier New"/>
    </style:style>
    <style:style style:name="ce247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248" style:family="table-cell" style:parent-style-name="Default">
      <style:table-cell-properties fo:background-color="#e6e6e6"/>
    </style:style>
    <style:style style:name="ce249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250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251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252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9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47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11])" table:allow-empty-cell="true" table:display-list="unsorted" table:base-cell-address="DataTypes.G7">
          <table:error-message table:message-type="stop" table:display="true"/>
        </table:content-validation>
        <table:content-validation table:name="val2" table:condition="of:cell-content-is-in-list([.$A$6:.$A$14])" table:allow-empty-cell="true" table:display-list="unsorted" table:base-cell-address="'Sample#1'.A49">
          <table:error-message table:message-type="stop" table:display="true"/>
        </table:content-validation>
        <table:content-validation table:name="val3" table:condition="of:cell-content-is-in-list(&quot;RED&quot;;&quot;ORANGE&quot;;&quot;YELLOW&quot;;&quot;GREEN&quot;;&quot;BLUE&quot;)" table:allow-empty-cell="true" table:display-list="unsorted" table:base-cell-address="'Sample#1_GENCODE'.C22">
          <table:error-message table:message-type="stop" table:display="true"/>
        </table:content-validation>
        <table:content-validation table:name="val4" table:base-cell-address="'Sample#1_GENCODE_HYST'.A50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4.046cm" svg:height="2.146cm" svg:x="2.761cm" svg:y="0cm" draw:caption-point-x="-0.085cm" draw:caption-point-y="0.01c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XXX</text:p>
          </table:table-cell>
          <table:table-cell table:style-name="ce23" office:value-type="string" calcext:value-type="string" table:number-columns-spanned="12" table:number-rows-spanned="1">
            <text:p>UCANca 1D Discretizer Specification</text:p>
          </table:table-cell>
          <table:covered-table-cell table:number-columns-repeated="10" table:style-name="ce43"/>
          <table:covered-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1" svg:width="4.07cm" svg:height="2.094cm" svg:x="29.855cm" svg:y="0.214cm" draw:caption-point-x="2.183cm" draw:caption-point-y="0.722c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gatATAC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Sample#1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1D_Discretizer_Spec_&quot;;[.A3])" office:value-type="string" office:string-value="uCANca_XXX_1D_Discretizer_Spec_Sample#1" calcext:value-type="string" table:number-columns-spanned="4" table:number-rows-spanned="1">
            <text:p>uCANca_XXX_1D_Discretizer_Spec_Sample#1</text:p>
          </table:table-cell>
          <table:covered-table-cell table:number-columns-repeated="3" table:style-name="ce58"/>
          <table:table-cell table:style-name="ce58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4-11-12" calcext:value-type="date">
            <text:p>2014-11-12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10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12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3" table:number-columns-spanned="3" table:number-rows-spanned="1"/>
          <table:covered-table-cell table:style-name="ce34"/>
          <table:covered-table-cell table:style-name="ce51"/>
          <table:table-cell table:style-name="ce36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4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74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0" table:number-columns-spanned="4" table:number-rows-spanned="1"/>
          <table:covered-table-cell table:number-columns-repeated="2" table:style-name="ce31"/>
          <table:covered-table-cell table:style-name="ce48"/>
          <table:table-cell table:style-name="ce70"/>
          <table:table-cell table:style-name="ce70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12" table:number-columns-spanned="4" table:number-rows-spanned="1"/>
          <table:covered-table-cell table:number-columns-repeated="2" table:style-name="ce33"/>
          <table:covered-table-cell table:style-name="ce50"/>
          <table:table-cell table:style-name="ce71"/>
          <table:table-cell table:style-name="ce71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3" table:style-name="ce36"/>
          <table:table-cell table:style-name="ce69"/>
          <table:table-cell table:style-name="ce76" table:number-columns-spanned="6" table:number-rows-spanned="1"/>
          <table:covered-table-cell table:number-columns-repeated="5" table:style-name="ce76"/>
          <table:table-cell table:style-name="ce74" table:number-columns-spanned="2" table:number-rows-spanned="1"/>
          <table:covered-table-cell table:style-name="ce74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74" table:number-columns-spanned="2" table:number-rows-spanned="1"/>
          <table:covered-table-cell table:style-name="ce111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7" table:visibility="collapse">
          <table:table-cell table:style-name="ce4"/>
          <table:table-cell table:style-name="ce37" table:formula="of:=[$Cover.$A$1]" office:value-type="string" office:string-value="XXX" calcext:value-type="string" table:number-columns-spanned="8" table:number-rows-spanned="1">
            <text:p>XXX</text:p>
          </table:table-cell>
          <table:covered-table-cell table:number-columns-repeated="6" table:style-name="ce52"/>
          <table:covered-table-cell table:style-name="ce83"/>
          <table:table-cell table:style-name="ce4"/>
          <table:table-cell table:style-name="ce88" office:value-type="string" calcext:value-type="string">
            <text:p>Author : </text:p>
          </table:table-cell>
          <table:table-cell table:style-name="ce94" table:formula="of:=[$Cover.$A$19]" office:value-type="string" office:string-value="Txinto Vaz" calcext:value-type="string">
            <text:p>Txinto Vaz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8" table:formula="of:=[$Cover.$A$2]" office:value-type="string" office:string-value="gatATAC" calcext:value-type="string" table:number-columns-spanned="8" table:number-rows-spanned="1">
            <text:p>gatATAC</text:p>
          </table:table-cell>
          <table:covered-table-cell table:number-columns-repeated="6" table:style-name="ce53"/>
          <table:covered-table-cell table:style-name="ce84"/>
          <table:table-cell table:style-name="ce4"/>
          <table:table-cell table:style-name="ce88" office:value-type="string" calcext:value-type="string">
            <text:p>Reference : </text:p>
          </table:table-cell>
          <table:table-cell table:style-name="ce94" table:formula="of:=[$Cover.$C$6]" office:value-type="string" office:string-value="uCANca_XXX_1D_Discretizer_Spec_Sample#1" calcext:value-type="string">
            <text:p>uCANca_XXX_1D_Discretizer_Spec_Sample#1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9" office:value-type="string" calcext:value-type="string">
            <text:p>Project N°</text:p>
          </table:table-cell>
          <table:table-cell table:style-name="ce54" table:formula="of:=[$Cover.$A$3]" office:value-type="string" office:string-value="Sample#1" calcext:value-type="string" table:number-columns-spanned="7" table:number-rows-spanned="1">
            <text:p>Sample#1</text:p>
          </table:table-cell>
          <table:covered-table-cell table:number-columns-repeated="5" table:style-name="ce64"/>
          <table:covered-table-cell table:style-name="ce85"/>
          <table:table-cell table:style-name="ce4"/>
          <table:table-cell table:style-name="ce88" office:value-type="string" calcext:value-type="string">
            <text:p>Revision Date : </text:p>
          </table:table-cell>
          <table:table-cell table:style-name="ce95" table:formula="of:=[$Cover.$C$8]" office:value-type="date" office:date-value="2014-11-12" calcext:value-type="date" table:number-columns-spanned="2" table:number-rows-spanned="1">
            <text:p>12/11/2014</text:p>
          </table:table-cell>
          <table:covered-table-cell table:style-name="ce114"/>
          <table:table-cell table:number-columns-repeated="1011"/>
        </table:table-row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57" table:number-columns-spanned="9" table:number-rows-spanned="1"/>
          <table:covered-table-cell table:number-columns-repeated="7" table:style-name="ce67"/>
          <table:covered-table-cell table:style-name="ce57"/>
          <table:table-cell table:style-name="ce100" table:number-columns-spanned="2" table:number-rows-spanned="1"/>
          <table:covered-table-cell table:style-name="ce100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Types" table:style-name="ta2">
        <table:table-column table:style-name="co7" table:default-cell-style-name="ce118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size</text:p>
          </table:table-cell>
          <table:table-cell table:style-name="ce118" office:value-type="string" calcext:value-type="string">
            <text:p>c_data_type</text:p>
          </table:table-cell>
          <table:table-cell table:style-name="ce118" office:value-type="string" calcext:value-type="string">
            <text:p>A2L_data_type</text:p>
          </table:table-cell>
          <table:table-cell table:style-name="ce118" table:number-columns-repeated="1018"/>
          <table:table-cell/>
        </table:table-row>
        <table:table-row table:style-name="ro5">
          <table:table-cell table:style-name="ce119" office:value-type="float" office:value="1" calcext:value-type="float">
            <text:p>1</text:p>
          </table:table-cell>
          <table:table-cell table:style-name="ce120" office:value-type="string" calcext:value-type="string">
            <text:p>U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UI_8</text:p>
          </table:table-cell>
          <table:table-cell table:style-name="ce120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2" calcext:value-type="float">
            <text:p>2</text:p>
          </table:table-cell>
          <table:table-cell table:style-name="ce120" office:value-type="string" calcext:value-type="string">
            <text:p>U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3" calcext:value-type="float">
            <text:p>3</text:p>
          </table:table-cell>
          <table:table-cell table:style-name="ce120" office:value-type="string" calcext:value-type="string">
            <text:p>U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UI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FL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FL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5" calcext:value-type="float">
            <text:p>5</text:p>
          </table:table-cell>
          <table:table-cell table:style-name="ce120" office:value-type="string" calcext:value-type="string">
            <text:p>S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SI_32</text:p>
          </table:table-cell>
          <table:table-cell table:style-name="ce120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6" calcext:value-type="float">
            <text:p>6</text:p>
          </table:table-cell>
          <table:table-cell table:style-name="ce120" office:value-type="string" calcext:value-type="string">
            <text:p>S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SI_16</text:p>
          </table:table-cell>
          <table:table-cell table:style-name="ce120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7" calcext:value-type="float">
            <text:p>7</text:p>
          </table:table-cell>
          <table:table-cell table:style-name="ce120" office:value-type="string" calcext:value-type="string">
            <text:p>S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SI_8</text:p>
          </table:table-cell>
          <table:table-cell table:style-name="ce120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8" calcext:value-type="float">
            <text:p>8</text:p>
          </table:table-cell>
          <table:table-cell table:style-name="ce120" office:value-type="string" calcext:value-type="string">
            <text:p>BOOL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0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119" office:value-type="float" office:value="9" calcext:value-type="float">
            <text:p>9</text:p>
          </table:table-cell>
          <table:table-cell table:style-name="ce120" office:value-type="string" calcext:value-type="string">
            <text:p>PWM</text:p>
          </table:table-cell>
          <table:table-cell table:style-name="ce121" office:value-type="float" office:value="15" calcext:value-type="float">
            <text:p>15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10" calcext:value-type="float">
            <text:p>10</text:p>
          </table:table-cell>
          <table:table-cell table:style-name="ce120" office:value-type="string" calcext:value-type="string">
            <text:p>ADC</text:p>
          </table:table-cell>
          <table:table-cell table:style-name="ce121" office:value-type="float" office:value="12" calcext:value-type="float">
            <text:p>12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119"/>
          <table:table-cell table:style-name="ce121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mple#1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0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84" table:default-cell-style-name="Default"/>
        <table:table-row table:style-name="ro5">
          <table:table-cell table:style-name="ce122" office:value-type="string" calcext:value-type="string">
            <text:p>BAT_PROT_SENS meausrement</text:p>
          </table:table-cell>
          <table:table-cell table:style-name="ce129" table:number-columns-repeated="2"/>
          <table:table-cell/>
          <table:table-cell table:style-name="ce129" office:value-type="string" calcext:value-type="string">
            <text:p>TP4B</text:p>
          </table:table-cell>
          <table:table-cell table:style-name="ce129"/>
          <table:table-cell table:style-name="ce151"/>
          <table:table-cell table:style-name="ce159"/>
          <table:table-cell table:number-columns-repeated="1016"/>
        </table:table-row>
        <table:table-row table:style-name="ro5">
          <table:table-cell table:style-name="ce123" office:value-type="string" calcext:value-type="string">
            <text:p>BAT_PROT_SENS (voltage) = (BAT_PROT - 1,75 * 90mA) / 0,13544</text:p>
          </table:table-cell>
          <table:table-cell table:style-name="ce130" table:number-columns-repeated="3"/>
          <table:table-cell/>
          <table:table-cell table:style-name="ce130"/>
          <table:table-cell table:style-name="ce152"/>
          <table:table-cell table:style-name="ce159"/>
          <table:table-cell table:number-columns-repeated="1016"/>
        </table:table-row>
        <table:table-row table:style-name="ro5">
          <table:table-cell table:style-name="ce124" office:value-type="string" calcext:value-type="string">
            <text:p>BAT_PROT (V)</text:p>
          </table:table-cell>
          <table:table-cell table:style-name="ce131" office:value-type="string" calcext:value-type="string">
            <text:p>BAT_PROT_SENS (V)-calculation</text:p>
          </table:table-cell>
          <table:table-cell table:style-name="ce137" office:value-type="string" calcext:value-type="string">
            <text:p>measurement</text:p>
          </table:table-cell>
          <table:table-cell table:style-name="ce142" office:value-type="string" calcext:value-type="string">
            <text:p>Tolerance</text:p>
          </table:table-cell>
          <table:table-cell/>
          <table:table-cell table:style-name="ce147" office:value-type="string" calcext:value-type="string">
            <text:p>Acquisition resolution</text:p>
          </table:table-cell>
          <table:table-cell table:style-name="ce153" table:formula="of:=4.7/34.7" office:value-type="float" office:value="0.135446685878963" calcext:value-type="float">
            <text:p>0,1354466859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5" office:value-type="float" office:value="0" calcext:value-type="float">
            <text:p>0</text:p>
          </table:table-cell>
          <table:table-cell table:style-name="ce132" table:formula="of:=([.A4]-[.G$6])*[.G$3]" office:value-type="float" office:value="0" calcext:value-type="float">
            <text:p>0,000</text:p>
          </table:table-cell>
          <table:table-cell table:style-name="ce138" office:value-type="float" office:value="0" calcext:value-type="float">
            <text:p>0,000</text:p>
          </table:table-cell>
          <table:table-cell table:style-name="ce143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1?</text:p>
          </table:table-cell>
          <table:table-cell table:style-name="ce154" office:value-type="float" office:value="3.95" calcext:value-type="float">
            <text:p>3,95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7" calcext:value-type="float">
            <text:p>7</text:p>
          </table:table-cell>
          <table:table-cell table:style-name="ce133" table:formula="of:=([.A5]-[.G$6])*[.G$3]" office:value-type="float" office:value="0.948126801152738" calcext:value-type="float">
            <text:p>0,948</text:p>
          </table:table-cell>
          <table:table-cell table:style-name="ce139" office:value-type="float" office:value="0.9176" calcext:value-type="float">
            <text:p>0,918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2?</text:p>
          </table:table-cell>
          <table:table-cell table:style-name="ce154" office:value-type="float" office:value="0" calcext:value-type="float">
            <text:p>0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9" calcext:value-type="float">
            <text:p>9</text:p>
          </table:table-cell>
          <table:table-cell table:style-name="ce133" table:formula="of:=([.A6]-[.G$6])*[.G$3]" office:value-type="float" office:value="1.21902017291066" calcext:value-type="float">
            <text:p>1,219</text:p>
          </table:table-cell>
          <table:table-cell table:style-name="ce139" office:value-type="float" office:value="1.1883" calcext:value-type="float">
            <text:p>1,188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Acquisition offset</text:p>
          </table:table-cell>
          <table:table-cell table:style-name="ce155" table:formula="of:=[.G4]*[.G5]" office:value-type="float" office:value="0" calcext:value-type="float">
            <text:p>0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13.5" calcext:value-type="float">
            <text:p>13,5</text:p>
          </table:table-cell>
          <table:table-cell table:style-name="ce133" table:formula="of:=([.A7]-[.G$6])*[.G$3]" office:value-type="float" office:value="1.82853025936599" calcext:value-type="float">
            <text:p>1,829</text:p>
          </table:table-cell>
          <table:table-cell table:style-name="ce139" office:value-type="float" office:value="1.7727" calcext:value-type="float">
            <text:p>1,773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DataType</text:p>
          </table:table-cell>
          <table:table-cell table:style-name="ce154" table:content-validation-name="val1" office:value-type="string" calcext:value-type="string">
            <text:p>ADC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16" calcext:value-type="float">
            <text:p>16</text:p>
          </table:table-cell>
          <table:table-cell table:style-name="ce133" table:formula="of:=([.A8]-[.G$6])*[.G$3]" office:value-type="float" office:value="2.1671469740634" calcext:value-type="float">
            <text:p>2,167</text:p>
          </table:table-cell>
          <table:table-cell table:style-name="ce139" office:value-type="float" office:value="2.0548" calcext:value-type="float">
            <text:p>2,055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table:formula="of:=CONCATENATE([.G7];&quot; Size&quot;)" office:value-type="string" office:string-value="ADC Size" calcext:value-type="string">
            <text:p>ADC Size</text:p>
          </table:table-cell>
          <table:table-cell table:style-name="ce154" table:formula="of:=VLOOKUP([.G7];[$DataTypes.$B$2:.$C$11];2;0)" office:value-type="float" office:value="12" calcext:value-type="float">
            <text:p>12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7" office:value-type="float" office:value="18" calcext:value-type="float">
            <text:p>18</text:p>
          </table:table-cell>
          <table:table-cell table:style-name="ce134" table:formula="of:=([.A9]-[.G$6])*[.G$3]" office:value-type="float" office:value="2.43804034582133" calcext:value-type="float">
            <text:p>2,438</text:p>
          </table:table-cell>
          <table:table-cell table:style-name="ce140" office:value-type="float" office:value="2.2425" calcext:value-type="float">
            <text:p>2,243</text:p>
          </table:table-cell>
          <table:table-cell table:style-name="ce145" office:value-type="string" calcext:value-type="string">
            <text:p>+/- 0,1 V</text:p>
          </table:table-cell>
          <table:table-cell/>
          <table:table-cell table:style-name="ce148" table:formula="of:=CONCATENATE([.G7];&quot; Max&quot;)" office:value-type="string" office:string-value="ADC Max" calcext:value-type="string">
            <text:p>ADC Max</text:p>
          </table:table-cell>
          <table:table-cell table:style-name="ce154" table:formula="of:=POWER(2;[.G8])" office:value-type="float" office:value="4096" calcext:value-type="float">
            <text:p>4096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8" office:value-type="float" office:value="20" calcext:value-type="float">
            <text:p>20</text:p>
          </table:table-cell>
          <table:table-cell table:style-name="ce135" table:formula="of:=([.A10]-[.G$6])*[.G$3]" office:value-type="float" office:value="2.70893371757925" calcext:value-type="float">
            <text:p>2,709</text:p>
          </table:table-cell>
          <table:table-cell table:style-name="ce141" table:formula="of:=(([.A10]-[.A8])*(([.C9]-[.C8])/([.A9]-[.A8])))+[.C8]" office:value-type="float" office:value="2.4302" calcext:value-type="float">
            <text:p>2,430</text:p>
          </table:table-cell>
          <table:table-cell table:style-name="ce146" office:value-type="string" calcext:value-type="string">
            <text:p>+/- 0,1 V</text:p>
          </table:table-cell>
          <table:table-cell/>
          <table:table-cell table:style-name="ce148" office:value-type="string" calcext:value-type="string">
            <text:p>Full Scale</text:p>
          </table:table-cell>
          <table:table-cell table:style-name="ce156" office:value-type="float" office:value="3.3" calcext:value-type="float">
            <text:p>3,3</text:p>
          </table:table-cell>
          <table:table-cell table:style-name="ce159"/>
          <table:table-cell table:number-columns-repeated="1016"/>
        </table:table-row>
        <table:table-row table:style-name="ro5">
          <table:table-cell/>
          <table:table-cell table:style-name="ce136" table:number-columns-repeated="3"/>
          <table:table-cell/>
          <table:table-cell table:style-name="ce149" table:formula="of:=CONCATENATE([.G7];&quot; resolution&quot;)" office:value-type="string" office:string-value="ADC resolution" calcext:value-type="string">
            <text:p>ADC resolution</text:p>
          </table:table-cell>
          <table:table-cell table:style-name="ce157" table:formula="of:=[.G10]/[.G9]" office:value-type="float" office:value="0.0008056640625" calcext:value-type="float">
            <text:p>0,0008056641</text:p>
          </table:table-cell>
          <table:table-cell table:style-name="ce159"/>
          <table:table-cell table:number-columns-repeated="1016"/>
        </table:table-row>
        <table:table-row table:style-name="ro5">
          <table:table-cell table:number-columns-repeated="5"/>
          <table:table-cell table:style-name="ce150" office:value-type="string" calcext:value-type="string">
            <text:p>Total resolution</text:p>
          </table:table-cell>
          <table:table-cell table:style-name="ce158" table:formula="of:=[.G11]/[.G3]" office:value-type="float" office:value="0.00594820063164894" calcext:value-type="float">
            <text:p>0,0059482006</text:p>
          </table:table-cell>
          <table:table-cell table:style-name="ce159"/>
          <table:table-cell table:number-columns-repeated="1016"/>
        </table:table-row>
        <table:table-row table:style-name="ro5" table:number-rows-repeated="39">
          <table:table-cell table:number-columns-repeated="1024"/>
        </table:table-row>
        <table:table-row table:style-name="ro5">
          <table:table-cell table:number-columns-repeated="7"/>
          <table:table-cell table:style-name="ce159"/>
          <table:table-cell table:number-columns-repeated="1016"/>
        </table:table-row>
        <table:table-row table:style-name="ro5">
          <table:table-cell table:number-columns-repeated="7"/>
          <table:table-cell table:style-name="ce159"/>
          <table:table-cell table:number-columns-repeated="1016"/>
        </table:table-row>
      </table:table>
      <table:table table:name="Sample#1_GENCODE" table:style-name="ta3">
        <office:forms form:automatic-focus="false" form:apply-design-mode="false"/>
        <table:table-column table:style-name="co25" table:default-cell-style-name="ce166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4" table:default-cell-style-name="Default"/>
        <table:table-column table:style-name="co27" table:default-cell-style-name="ce171"/>
        <table:table-column table:style-name="co27" table:default-cell-style-name="ce188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95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number-columns-repeated="961" table:default-cell-style-name="Default"/>
        <table:table-row table:style-name="ro5">
          <table:table-cell table:style-name="Default" office:value-type="string" calcext:value-type="string">
            <text:p>Signal:</text:p>
          </table:table-cell>
          <table:table-cell office:value-type="string" calcext:value-type="string">
            <text:p>SAMPLE1_SENS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number-columns-repeated="1005"/>
        </table:table-row>
        <table:table-row table:style-name="ro5">
          <table:table-cell table:style-name="Default" office:value-type="string" calcext:value-type="string">
            <text:p>Abbrev</text:p>
          </table:table-cell>
          <table:table-cell office:value-type="string" calcext:value-type="string">
            <text:p>S1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190" table:number-columns-repeated="4"/>
          <table:table-cell table:number-columns-repeated="1004"/>
        </table:table-row>
        <table:table-row table:style-name="ro5">
          <table:table-cell table:style-name="ce160" office:value-type="string" calcext:value-type="string">
            <text:p>DataType</text:p>
          </table:table-cell>
          <table:table-cell table:formula="of:=VLOOKUP(['Sample#1'.G7];[$DataTypes.B9:.E11];3;0)" office:value-type="string" office:string-value="UI_16" calcext:value-type="string">
            <text:p>UI_16</text:p>
          </table:table-cell>
          <table:table-cell table:number-columns-repeated="3"/>
          <table:table-cell table:style-name="ce168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133"/>
          <table:covered-table-cell table:style-name="Default"/>
          <table:covered-table-cell/>
          <table:table-cell table:number-columns-repeated="1004"/>
        </table:table-row>
        <table:table-row table:style-name="ro5">
          <table:table-cell table:style-name="ce161"/>
          <table:table-cell table:style-name="ce168"/>
          <table:table-cell table:style-name="ce168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161"/>
          <table:table-cell table:style-name="ce168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161"/>
          <table:table-cell table:style-name="ce168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161"/>
          <table:table-cell table:style-name="ce191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161"/>
          <table:table-cell table:style-name="ce168" office:value-type="string" calcext:value-type="string" table:number-columns-spanned="2" table:number-rows-spanned="1">
            <text:p>Summary</text:p>
          </table:table-cell>
          <table:covered-table-cell table:style-name="ce161"/>
          <table:table-cell table:style-name="ce168" office:value-type="string" calcext:value-type="string" table:number-columns-spanned="3" table:number-rows-spanned="1">
            <text:p>Raw</text:p>
          </table:table-cell>
          <table:covered-table-cell table:number-columns-repeated="2" table:style-name="ce161"/>
          <table:table-cell table:style-name="ce161" table:number-columns-repeated="26"/>
          <table:table-cell table:style-name="ce161" office:value-type="string" calcext:value-type="string">
            <text:p>Code</text:p>
          </table:table-cell>
          <table:table-cell table:style-name="ce161" table:number-columns-repeated="972"/>
        </table:table-row>
        <table:table-row table:style-name="ro5">
          <table:table-cell table:style-name="ce161" office:value-type="string" calcext:value-type="string">
            <text:p>Range Name</text:p>
          </table:table-cell>
          <table:table-cell table:style-name="ce161" office:value-type="string" calcext:value-type="string">
            <text:p>Min Valu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measured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</text:p>
          </table:table-cell>
          <table:table-cell table:style-name="ce161" office:value-type="string" calcext:value-type="string">
            <text:p>post</text:p>
          </table:table-cell>
          <table:table-cell table:style-name="ce161" office:value-type="string" calcext:value-type="string">
            <text:p>Def – prev</text:p>
          </table:table-cell>
          <table:table-cell table:style-name="ce161" office:value-type="string" calcext:value-type="string">
            <text:p>Post – Def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truncated</text:p>
          </table:table-cell>
          <table:table-cell table:style-name="ce161" office:value-type="string" calcext:value-type="string">
            <text:p>Hex</text:p>
          </table:table-cell>
          <table:table-cell table:style-name="ce161" table:number-columns-repeated="26"/>
          <table:table-cell table:style-name="ce161">
            <office:annotation draw:style-name="gr3" draw:text-style-name="P2" svg:width="2.899cm" svg:height="0.669cm" svg:x="75.034cm" svg:y="0.306cm" draw:caption-point-x="-0.61cm" draw:caption-point-y="1.51cm">
              <dc:date>2014-11-06T00:00:00</dc:date>
              <text:p text:style-name="P2"><text:span text:style-name="T3">º</text:span></text:p>
            </office:annotation>
          </table:table-cell>
          <table:table-cell table:style-name="ce161"/>
          <table:table-cell table:style-name="ce211" table:formula="of:=[.B3]&amp;&quot; &quot;" office:value-type="string" office:string-value="UI_16 " calcext:value-type="string">
            <office:annotation office:display="true" draw:style-name="gr4" draw:text-style-name="P2" svg:width="2.899cm" svg:height="1.781cm" svg:x="84.736cm" svg:y="0cm" draw:caption-point-x="-7.784cm" draw:caption-point-y="1.816cm">
              <dc:date>2014-11-06T00:00:00</dc:date>
              <text:p text:style-name="P3"><text:span text:style-name="T3">Use green areas to tune the typedefs, structs...</text:span></text:p>
            </office:annotation>
            <text:p>UI_16 </text:p>
          </table:table-cell>
          <table:table-cell table:style-name="ce211" table:formula="of:=[.$B$1]&amp;&quot;_values[] = {&quot;" office:value-type="string" office:string-value="SAMPLE1_SENS_values[] = {" calcext:value-type="string">
            <text:p>SAMPLE1_SENS_values[] = {</text:p>
          </table:table-cell>
          <table:table-cell table:style-name="ce211"/>
          <table:table-cell table:style-name="ce161"/>
          <table:table-cell table:style-name="ce216" table:formula="of:=CONCATENATE([.AZ5];[.BA5];[.BB5])" office:value-type="string" office:string-value="UI_16 SAMPLE1_SENS_values[] = {" calcext:value-type="string">
            <office:annotation office:display="true" draw:style-name="gr5" draw:text-style-name="P2" svg:width="2.899cm" svg:height="2.176cm" svg:x="93.464cm" svg:y="3.196cm" draw:caption-point-x="-2.461cm" draw:caption-point-y="-1.38cm">
              <dc:date>2014-11-06T00:00:00</dc:date>
              <text:p text:style-name="P3"><text:span text:style-name="T3">Copy from here towards down for obtaining typedef, struct, table definitions.</text:span></text:p>
            </office:annotation>
            <text:p>UI_16 SAMPLE1_SENS_values[] = {</text:p>
          </table:table-cell>
          <table:table-cell table:style-name="ce219" office:value-type="string" calcext:value-type="string">
            <text:p>typedef_enum {</text:p>
          </table:table-cell>
          <table:table-cell table:style-name="ce219" table:number-columns-repeated="3"/>
          <table:table-cell table:style-name="ce216" table:formula="of:=[.BE5]" office:value-type="string" office:string-value="typedef_enum {" calcext:value-type="string">
            <office:annotation office:display="true" draw:style-name="gr5" draw:text-style-name="P2" svg:width="2.899cm" svg:height="2.176cm" svg:x="101.474cm" svg:y="7.114cm" draw:caption-point-x="3.287cm" draw:caption-point-y="-5.298cm">
              <dc:date>2014-11-06T00:00:00</dc:date>
              <text:p text:style-name="P3"><text:span text:style-name="T3">Copy from here towards down for obtaining enum definitions.</text:span></text:p>
            </office:annotation>
            <text:p>typedef_enum {</text:p>
          </table:table-cell>
          <table:table-cell table:style-name="ce161" table:number-columns-repeated="961"/>
        </table:table-row>
        <table:table-row table:style-name="ro5">
          <table:table-cell table:style-name="ce162" office:value-type="string" calcext:value-type="string">
            <office:annotation office:display="true" draw:style-name="gr6" draw:text-style-name="P2" svg:width="6.002cm" svg:height="2.674cm" svg:x="1.511cm" svg:y="6.278cm" draw:caption-point-x="1.81cm" draw:caption-point-y="-4.011cm">
              <dc:date>2014-11-06T00:00:00</dc:date>
              <text:p text:style-name="P3"><text:span text:style-name="T3">Green areas are for fulfilling with requirements:</text:span></text:p>
              <text:p text:style-name="P3"><text:span text:style-name="T3">Please note the name of the range and the minimum value within the range (lower frontier)</text:span></text:p>
            </office:annotation>
            <text:p>LOW</text:p>
          </table:table-cell>
          <table:table-cell table:style-name="ce169" office:value-type="float" office:value="0" calcext:value-type="float">
            <text:p>0</text:p>
          </table:table-cell>
          <table:table-cell table:style-name="ce171" table:formula="of:=VLOOKUP([.$B6];['Sample#1'.$A$4:.$D$20];2;0)" office:value-type="float" office:value="0" calcext:value-type="float">
            <text:p>0</text:p>
          </table:table-cell>
          <table:table-cell table:style-name="ce171" table:formula="of:=VLOOKUP([.$B6];['Sample#1'.$A$4:.$D$20];3;0)" office:value-type="float" office:value="0" calcext:value-type="float">
            <text:p>0</text:p>
          </table:table-cell>
          <table:table-cell table:style-name="ce171" table:formula="of:=VLOOKUP([.$B6];['Sample#1'.$A$4:.$D$20];4;0)" office:value-type="string" office:string-value="'+/- 0,1 V" calcext:value-type="string">
            <office:annotation office:display="true" draw:style-name="gr7" draw:text-style-name="P2" svg:width="2.899cm" svg:height="2.571cm" svg:x="13.054cm" svg:y="1.749cm" draw:caption-point-x="-0.888cm" draw:caption-point-y="0.518cm">
              <dc:date>2014-11-06T00:00:00</dc:date>
              <text:p text:style-name="P3"><text:span text:style-name="T3">If available, the values in the transfer function given in by hardware teams will be used.</text:span></text:p>
            </office:annotation>
            <text:p>'+/- 0,1 V</text:p>
          </table:table-cell>
          <table:table-cell table:style-name="ce171" table:formula="of:=VLOOKUP([.$B6];['Sample#1'.$A$4:.$D$20];1;1)" office:value-type="float" office:value="0" calcext:value-type="float">
            <text:p>0</text:p>
          </table:table-cell>
          <table:table-cell table:style-name="ce171" table:formula="of:=INDEX(['Sample#1'.$A$5:.$A$20];MATCH([.$F6];['Sample#1'.$A$4:.$A$20]);1)" office:value-type="float" office:value="7" calcext:value-type="float">
            <text:p>7</text:p>
          </table:table-cell>
          <table:table-cell table:style-name="ce171" table:formula="of:=[.B6]-[.F6]" office:value-type="float" office:value="0" calcext:value-type="float">
            <text:p>0</text:p>
          </table:table-cell>
          <table:table-cell table:style-name="ce171" table:formula="of:=[.G6]-[.F6]" office:value-type="float" office:value="7" calcext:value-type="float">
            <text:p>7</text:p>
          </table:table-cell>
          <table:table-cell table:formula="of:=VLOOKUP([.B6];['Sample#1'.$A$4:.$D$20];4;1)" office:value-type="string" office:string-value="'+/- 0,1 V" calcext:value-type="string">
            <text:p>'+/- 0,1 V</text:p>
          </table:table-cell>
          <table:table-cell table:style-name="ce171" table:formula="of:=VLOOKUP([.F6];['Sample#1'.$A$4:.$D$20];2;0)" office:value-type="float" office:value="0" calcext:value-type="float">
            <office:annotation office:display="true" draw:style-name="gr8" draw:text-style-name="P2" svg:width="2.899cm" svg:height="4.941cm" svg:x="27.016cm" svg:y="0.57cm" draw:caption-point-x="-1.304cm" draw:caption-point-y="1.697cm">
              <dc:date>2014-11-06T00:00:00</dc:date>
              <text:p text:style-name="P3"><text:span text:style-name="T3">If interpolation using the measured values is not possible, then interpolation will be used on formula generated values (calculated values).</text:span></text:p>
            </office:annotation>
            <text:p>0</text:p>
          </table:table-cell>
          <table:table-cell table:style-name="ce171" table:formula="of:=VLOOKUP([.G6];['Sample#1'.$A$4:.$D$20];2;0)" office:value-type="float" office:value="0.948126801152738" calcext:value-type="float">
            <text:p>0,9481268012</text:p>
          </table:table-cell>
          <table:table-cell table:style-name="ce171" table:formula="of:=[.L6]-[.K6]" office:value-type="float" office:value="0.948126801152738" calcext:value-type="float">
            <text:p>0,9481268012</text:p>
          </table:table-cell>
          <table:table-cell table:style-name="ce189" table:formula="of:=([.M6]*([.H6]/[.I6]))+[.K6]" office:value-type="float" office:value="0" calcext:value-type="float">
            <text:p>0,000</text:p>
          </table:table-cell>
          <table:table-cell table:style-name="ce171" table:formula="of:=VLOOKUP([.F6];['Sample#1'.$A$4:.$D$20];3;0)" office:value-type="float" office:value="0" calcext:value-type="float">
            <office:annotation office:display="true" draw:style-name="gr9" draw:text-style-name="P2" svg:width="2.899cm" svg:height="3.361cm" svg:x="21.587cm" svg:y="4.161cm" draw:caption-point-x="14.121cm" draw:caption-point-y="-1.894cm">
              <dc:date>2014-11-06T00:00:00</dc:date>
              <text:p text:style-name="P3"><text:span text:style-name="T3">If not data not available for required value, then interpolation using the measured values is used.</text:span></text:p>
            </office:annotation>
            <text:p>0</text:p>
          </table:table-cell>
          <table:table-cell table:style-name="ce171" table:formula="of:=VLOOKUP([.G6];['Sample#1'.$A$4:.$D$20];3;0)" office:value-type="float" office:value="0.9176" calcext:value-type="float">
            <text:p>0,9176</text:p>
          </table:table-cell>
          <table:table-cell table:style-name="ce171" table:formula="of:=[.P6]-[.O6]" office:value-type="float" office:value="0.9176" calcext:value-type="float">
            <text:p>0,9176</text:p>
          </table:table-cell>
          <table:table-cell table:style-name="ce189" table:formula="of:=IF(OR([.O6]=&quot;&quot;;[.P6]=&quot;&quot;);;([.Q6]*([.H6]/[.I6]))+[.O6])" office:value-type="float" office:value="0" calcext:value-type="float">
            <text:p>0,000</text:p>
          </table:table-cell>
          <table:table-cell table:style-name="ce199" table:formula="of:=IF(ISERROR([.D6]);IF(ISERROR([.R6]);[.N6];[.R6]);[.D6])" office:value-type="float" office:value="0" calcext:value-type="float">
            <office:annotation office:display="true" draw:style-name="gr10" draw:text-style-name="P2" svg:width="2.899cm" svg:height="4.151cm" svg:x="43.81cm" svg:y="3.249cm" draw:caption-point-x="2.226cm" draw:caption-point-y="-0.982cm">
              <dc:date>2014-11-06T00:00:00</dc:date>
              <text:p text:style-name="P3"><text:span text:style-name="T3">In the summary the final choice values are shown (real,interpolation on measurements, interpolation of calculated values...)</text:span></text:p>
            </office:annotation>
            <text:p>0,000</text:p>
          </table:table-cell>
          <table:table-cell table:style-name="ce199" table:formula="of:=IF(ISERROR([.E6]);[.J6];[.E6])" office:value-type="string" office:string-value="'+/- 0,1 V" calcext:value-type="string">
            <text:p>'+/- 0,1 V</text:p>
          </table:table-cell>
          <table:table-cell table:style-name="ce200" table:formula="of:=[.S6]/['Sample#1'.$G$11]" office:value-type="float" office:value="0" calcext:value-type="float">
            <text:p>0,00</text:p>
          </table:table-cell>
          <table:table-cell table:style-name="ce201" table:formula="of:=ROUND([.U6])" office:value-type="float" office:value="0" calcext:value-type="float">
            <text:p>0</text:p>
          </table:table-cell>
          <table:table-cell table:style-name="ce202" table:formula="of:=DEC2HEX([.V6])" office:value-type="string" office:string-value="0" calcext:value-type="string">
            <office:annotation office:display="true" draw:style-name="gr11" draw:text-style-name="P2" svg:width="2.899cm" svg:height="3.756cm" svg:x="49.762cm" svg:y="5.421cm" draw:caption-point-x="4.227cm" draw:caption-point-y="-3.154cm">
              <dc:date>2014-11-06T00:00:00</dc:date>
              <text:p text:style-name="P3"><text:span text:style-name="T3">Raw values calculated using the resolution of the ADC port, the resolution and offset of the acquisition hardware, and the data type.</text:span></text:p>
            </office:annotation>
            <text:p>0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6])&gt;0;CONCATENATE([.$B$2];&quot;_&quot;;[.$A6];&quot;_CAL&quot;);&quot;&quot;)" office:value-type="string" office:string-value="S1_LOW_CAL" calcext:value-type="string">
            <text:p>S1_LOW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CONCATENATE(REPT(&quot;0&quot;;4-LEN([.W6]));[.W6])" office:value-type="string" office:string-value="0000" calcext:value-type="string">
            <text:p>0000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6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6]" office:value-type="float" office:value="0" calcext:value-type="float">
            <text:p>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6];3)" office:value-type="float" office:value="0" calcext:value-type="float">
            <text:p>0,0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5" table:formula="of:=IF(ISBLANK([.A6])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S1_LOW_CAL                               ((UI_UI_16)0x0000)      /* 0V 0 adc 0 Vadc */" calcext:value-type="string">
            <office:annotation office:display="true" draw:style-name="gr12" draw:text-style-name="P2" svg:width="5.736cm" svg:height="2.164cm" svg:x="66.445cm" svg:y="5.172cm" draw:caption-point-x="7.979cm" draw:caption-point-y="-2.905cm">
              <dc:date>2014-11-06T00:00:00</dc:date>
              <text:p text:style-name="P3"><text:span text:style-name="T3">Copy from here towards down for obtaining the source code for inside micro-controller initialization.</text:span></text:p>
            </office:annotation>
            <text:p>#define S1_LOW_CAL <text:s text:c="30"/>((UI_UI_16)0x0000) <text:s text:c="5"/>/* 0V 0 adc 0 Vadc */</text:p>
          </table:table-cell>
          <table:table-cell table:style-name="ce208"/>
          <table:table-cell table:style-name="ce212"/>
          <table:table-cell table:style-name="ce212" table:formula="of:=CONCATENATE(&quot;&quot;;[.$Z6])" office:value-type="string" office:string-value="S1_LOW_CAL" calcext:value-type="string">
            <text:p>S1_LOW_CAL</text:p>
          </table:table-cell>
          <table:table-cell table:style-name="ce215" table:formula="of:=IF(LEN([.$BA7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6])&gt;0;CONCATENATE([.BA6];[.BB6]);&quot;&quot;)" office:value-type="string" office:string-value="S1_LOW_CAL," calcext:value-type="string">
            <text:p>S1_LOW_CAL,</text:p>
          </table:table-cell>
          <table:table-cell table:style-name="ce171"/>
          <table:table-cell table:style-name="ce171" table:formula="of:=CONCATENATE(&quot;&quot;;[.$Z6])" office:value-type="string" office:string-value="S1_LOW_CAL" calcext:value-type="string">
            <text:p>S1_LOW_CAL</text:p>
          </table:table-cell>
          <table:table-cell table:style-name="ce223" table:formula="of:=IF(LEN([.$BA6])&gt;0;&quot;_IDX&quot;;&quot;&quot;)" office:value-type="string" office:string-value="_IDX" calcext:value-type="string">
            <text:p>_IDX</text:p>
          </table:table-cell>
          <table:table-cell table:style-name="ce223" table:formula="of:=IF(LEN([.$BA7])&gt;0;&quot;,&quot;;&quot;&quot;)" office:value-type="string" office:string-value="," calcext:value-type="string">
            <text:p>,</text:p>
          </table:table-cell>
          <table:table-cell table:style-name="ce217" table:formula="of:=IF(LEN([.BF6])&gt;0;CONCATENATE([.BF6];[.BG6];[.BH6]);&quot;&quot;)" office:value-type="string" office:string-value="S1_LOW_CAL_IDX," calcext:value-type="string">
            <text:p>S1_LOW_CAL_IDX,</text:p>
          </table:table-cell>
          <table:table-cell table:style-name="ce171" table:number-columns-repeated="961"/>
        </table:table-row>
        <table:table-row table:style-name="ro5">
          <table:table-cell table:style-name="ce162" office:value-type="string" calcext:value-type="string">
            <text:p>DEGRADED LOW</text:p>
          </table:table-cell>
          <table:table-cell table:style-name="ce169" office:value-type="float" office:value="6.5" calcext:value-type="float">
            <text:p>6,5</text:p>
          </table:table-cell>
          <table:table-cell table:style-name="ce171" table:formula="of:=VLOOKUP([.$B7];['Sample#1'.$A$4:.$D$20];2;0)" office:value-type="string" office:string-value="" calcext:value-type="error">
            <text:p>#N/A</text:p>
          </table:table-cell>
          <table:table-cell table:style-name="ce171" table:formula="of:=VLOOKUP([.$B7];['Sample#1'.$A$4:.$D$20];3;0)" office:value-type="string" office:string-value="" calcext:value-type="error">
            <text:p>#N/A</text:p>
          </table:table-cell>
          <table:table-cell table:style-name="ce171" table:formula="of:=VLOOKUP([.$B7];['Sample#1'.$A$4:.$D$20];4;0)" office:value-type="string" office:string-value="" calcext:value-type="error">
            <text:p>#N/A</text:p>
          </table:table-cell>
          <table:table-cell table:style-name="ce171" table:formula="of:=VLOOKUP([.$B7];['Sample#1'.$A$4:.$D$20];1;1)" office:value-type="float" office:value="0" calcext:value-type="float">
            <text:p>0</text:p>
          </table:table-cell>
          <table:table-cell table:style-name="ce171" table:formula="of:=INDEX(['Sample#1'.$A$5:.$A$20];MATCH([.$F7];['Sample#1'.$A$4:.$A$20]);1)" office:value-type="float" office:value="7" calcext:value-type="float">
            <text:p>7</text:p>
          </table:table-cell>
          <table:table-cell table:style-name="ce171" table:formula="of:=[.B7]-[.F7]" office:value-type="float" office:value="6.5" calcext:value-type="float">
            <text:p>6,5</text:p>
          </table:table-cell>
          <table:table-cell table:style-name="ce171" table:formula="of:=[.G7]-[.F7]" office:value-type="float" office:value="7" calcext:value-type="float">
            <text:p>7</text:p>
          </table:table-cell>
          <table:table-cell table:formula="of:=VLOOKUP([.B7];['Sample#1'.$A$4:.$D$20];4;1)" office:value-type="string" office:string-value="'+/- 0,1 V" calcext:value-type="string">
            <text:p>'+/- 0,1 V</text:p>
          </table:table-cell>
          <table:table-cell table:style-name="ce171" table:formula="of:=VLOOKUP([.F7];['Sample#1'.$A$4:.$D$20];2;0)" office:value-type="float" office:value="0" calcext:value-type="float">
            <text:p>0</text:p>
          </table:table-cell>
          <table:table-cell table:style-name="ce171" table:formula="of:=VLOOKUP([.G7];['Sample#1'.$A$4:.$D$20];2;0)" office:value-type="float" office:value="0.948126801152738" calcext:value-type="float">
            <text:p>0,9481268012</text:p>
          </table:table-cell>
          <table:table-cell table:style-name="ce171" table:formula="of:=[.L7]-[.K7]" office:value-type="float" office:value="0.948126801152738" calcext:value-type="float">
            <text:p>0,9481268012</text:p>
          </table:table-cell>
          <table:table-cell table:style-name="ce189" table:formula="of:=([.M7]*([.H7]/[.I7]))+[.K7]" office:value-type="float" office:value="0.880403458213256" calcext:value-type="float">
            <text:p>0,880</text:p>
          </table:table-cell>
          <table:table-cell table:style-name="ce171" table:formula="of:=VLOOKUP([.F7];['Sample#1'.$A$4:.$D$20];3;0)" office:value-type="float" office:value="0" calcext:value-type="float">
            <text:p>0</text:p>
          </table:table-cell>
          <table:table-cell table:style-name="ce171" table:formula="of:=VLOOKUP([.G7];['Sample#1'.$A$4:.$D$20];3;0)" office:value-type="float" office:value="0.9176" calcext:value-type="float">
            <text:p>0,9176</text:p>
          </table:table-cell>
          <table:table-cell table:style-name="ce171" table:formula="of:=[.P7]-[.O7]" office:value-type="float" office:value="0.9176" calcext:value-type="float">
            <text:p>0,9176</text:p>
          </table:table-cell>
          <table:table-cell table:style-name="ce189" table:formula="of:=IF(OR([.O7]=&quot;&quot;;[.P7]=&quot;&quot;);;([.Q7]*([.H7]/[.I7]))+[.O7])" office:value-type="float" office:value="0.852057142857143" calcext:value-type="float">
            <text:p>0,852</text:p>
          </table:table-cell>
          <table:table-cell table:style-name="ce199" table:formula="of:=IF(ISERROR([.D7]);IF(ISERROR([.R7]);[.N7];[.R7]);[.D7])" office:value-type="float" office:value="0.852057142857143" calcext:value-type="float">
            <text:p>0,852</text:p>
          </table:table-cell>
          <table:table-cell table:style-name="ce199" table:formula="of:=IF(ISERROR([.E7]);[.J7];[.E7])" office:value-type="string" office:string-value="'+/- 0,1 V" calcext:value-type="string">
            <text:p>'+/- 0,1 V</text:p>
          </table:table-cell>
          <table:table-cell table:style-name="ce200" table:formula="of:=[.S7]/['Sample#1'.$G$11]" office:value-type="float" office:value="1057.58365367965" calcext:value-type="float">
            <text:p>1057,58</text:p>
          </table:table-cell>
          <table:table-cell table:style-name="ce201" table:formula="of:=ROUND([.U7])" office:value-type="float" office:value="1058" calcext:value-type="float">
            <text:p>1058</text:p>
          </table:table-cell>
          <table:table-cell table:style-name="ce202" table:formula="of:=DEC2HEX([.V7])" office:value-type="string" office:string-value="422" calcext:value-type="string">
            <text:p>422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7])&gt;0;CONCATENATE([.$B$2];&quot;_&quot;;[.$A7];&quot;_CAL&quot;);&quot;&quot;)" office:value-type="string" office:string-value="S1_DEGRADED LOW_CAL" calcext:value-type="string">
            <text:p>S1_DEGRADED LOW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1x</text:p>
          </table:table-cell>
          <table:table-cell table:style-name="ce190" table:formula="of:=CONCATENATE(REPT(&quot;0&quot;;4-LEN([.W7]));[.W7])" office:value-type="string" office:string-value="0422" calcext:value-type="string">
            <text:p>0422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7]" office:value-type="float" office:value="6.5" calcext:value-type="float">
            <text:p>6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7]" office:value-type="float" office:value="1058" calcext:value-type="float">
            <text:p>1058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7];3)" office:value-type="float" office:value="0.852" calcext:value-type="float">
            <text:p>0,852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7])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S1_DEGRADED LOW_CAL                      ((UI_UI_16)1x0422)      /* 6,5V 1058 adc 0,852 Vadc */" calcext:value-type="string">
            <text:p>#define S1_DEGRADED LOW_CAL <text:s text:c="21"/>((UI_UI_16)1x0422) <text:s text:c="5"/>/* 6,5V 1058 adc 0,852 Vadc */</text:p>
          </table:table-cell>
          <table:table-cell table:style-name="ce209"/>
          <table:table-cell table:style-name="ce212"/>
          <table:table-cell table:style-name="ce212" table:formula="of:=CONCATENATE(&quot;&quot;;[.$Z7])" office:value-type="string" office:string-value="S1_DEGRADED LOW_CAL" calcext:value-type="string">
            <text:p>S1_DEGRADED LOW_CAL</text:p>
          </table:table-cell>
          <table:table-cell table:style-name="ce215" table:formula="of:=IF(LEN([.$BA8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7])&gt;0;CONCATENATE([.BA7];[.BB7]);&quot;&quot;)" office:value-type="string" office:string-value="S1_DEGRADED LOW_CAL," calcext:value-type="string">
            <text:p>S1_DEGRADED LOW_CAL,</text:p>
          </table:table-cell>
          <table:table-cell/>
          <table:table-cell table:style-name="ce171" table:formula="of:=CONCATENATE(&quot;&quot;;[.$Z7])" office:value-type="string" office:string-value="S1_DEGRADED LOW_CAL" calcext:value-type="string">
            <text:p>S1_DEGRADED LOW_CAL</text:p>
          </table:table-cell>
          <table:table-cell table:style-name="ce223" table:formula="of:=IF(LEN([.$BA7])&gt;0;&quot;_IDX&quot;;&quot;&quot;)" office:value-type="string" office:string-value="_IDX" calcext:value-type="string">
            <text:p>_IDX</text:p>
          </table:table-cell>
          <table:table-cell table:style-name="ce223" table:formula="of:=IF(LEN([.$BA8])&gt;0;&quot;,&quot;;&quot;&quot;)" office:value-type="string" office:string-value="," calcext:value-type="string">
            <text:p>,</text:p>
          </table:table-cell>
          <table:table-cell table:style-name="ce217" table:formula="of:=IF(LEN([.BF7])&gt;0;CONCATENATE([.BF7];[.BG7];[.BH7]);&quot;&quot;)" office:value-type="string" office:string-value="S1_DEGRADED LOW_CAL_IDX," calcext:value-type="string">
            <text:p>S1_DEGRADED LOW_CAL_IDX,</text:p>
          </table:table-cell>
          <table:table-cell table:number-columns-repeated="961"/>
        </table:table-row>
        <table:table-row table:style-name="ro5">
          <table:table-cell table:style-name="ce162" office:value-type="string" calcext:value-type="string">
            <text:p>NORMAL</text:p>
          </table:table-cell>
          <table:table-cell table:style-name="ce169" office:value-type="float" office:value="7.5" calcext:value-type="float">
            <text:p>7,5</text:p>
          </table:table-cell>
          <table:table-cell table:style-name="ce171" table:formula="of:=VLOOKUP([.$B8];['Sample#1'.$A$4:.$D$20];2;0)" office:value-type="string" office:string-value="" calcext:value-type="error">
            <text:p>#N/A</text:p>
          </table:table-cell>
          <table:table-cell table:style-name="ce171" table:formula="of:=VLOOKUP([.$B8];['Sample#1'.$A$4:.$D$20];3;0)" office:value-type="string" office:string-value="" calcext:value-type="error">
            <text:p>#N/A</text:p>
          </table:table-cell>
          <table:table-cell table:style-name="ce171" table:formula="of:=VLOOKUP([.$B8];['Sample#1'.$A$4:.$D$20];4;0)" office:value-type="string" office:string-value="" calcext:value-type="error">
            <text:p>#N/A</text:p>
          </table:table-cell>
          <table:table-cell table:style-name="ce171" table:formula="of:=VLOOKUP([.$B8];['Sample#1'.$A$4:.$D$20];1;1)" office:value-type="float" office:value="7" calcext:value-type="float">
            <text:p>7</text:p>
          </table:table-cell>
          <table:table-cell table:style-name="ce171" table:formula="of:=INDEX(['Sample#1'.$A$5:.$A$20];MATCH([.$F8];['Sample#1'.$A$4:.$A$20]);1)" office:value-type="float" office:value="9" calcext:value-type="float">
            <text:p>9</text:p>
          </table:table-cell>
          <table:table-cell table:style-name="ce171" table:formula="of:=[.B8]-[.F8]" office:value-type="float" office:value="0.5" calcext:value-type="float">
            <text:p>0,5</text:p>
          </table:table-cell>
          <table:table-cell table:style-name="ce171" table:formula="of:=[.G8]-[.F8]" office:value-type="float" office:value="2" calcext:value-type="float">
            <text:p>2</text:p>
          </table:table-cell>
          <table:table-cell table:formula="of:=VLOOKUP([.B8];['Sample#1'.$A$4:.$D$20];4;1)" office:value-type="string" office:string-value="'+/- 0,1 V" calcext:value-type="string">
            <text:p>'+/- 0,1 V</text:p>
          </table:table-cell>
          <table:table-cell table:style-name="ce171" table:formula="of:=VLOOKUP([.F8];['Sample#1'.$A$4:.$D$20];2;0)" office:value-type="float" office:value="0.948126801152738" calcext:value-type="float">
            <text:p>0,9481268012</text:p>
          </table:table-cell>
          <table:table-cell table:style-name="ce171" table:formula="of:=VLOOKUP([.G8];['Sample#1'.$A$4:.$D$20];2;0)" office:value-type="float" office:value="1.21902017291066" calcext:value-type="float">
            <text:p>1,2190201729</text:p>
          </table:table-cell>
          <table:table-cell table:style-name="ce171" table:formula="of:=[.L8]-[.K8]" office:value-type="float" office:value="0.270893371757925" calcext:value-type="float">
            <text:p>0,2708933718</text:p>
          </table:table-cell>
          <table:table-cell table:style-name="ce189" table:formula="of:=([.M8]*([.H8]/[.I8]))+[.K8]" office:value-type="float" office:value="1.01585014409222" calcext:value-type="float">
            <text:p>1,016</text:p>
          </table:table-cell>
          <table:table-cell table:style-name="ce171" table:formula="of:=VLOOKUP([.F8];['Sample#1'.$A$4:.$D$20];3;0)" office:value-type="float" office:value="0.9176" calcext:value-type="float">
            <text:p>0,9176</text:p>
          </table:table-cell>
          <table:table-cell table:style-name="ce171" table:formula="of:=VLOOKUP([.G8];['Sample#1'.$A$4:.$D$20];3;0)" office:value-type="float" office:value="1.1883" calcext:value-type="float">
            <text:p>1,1883</text:p>
          </table:table-cell>
          <table:table-cell table:style-name="ce171" table:formula="of:=[.P8]-[.O8]" office:value-type="float" office:value="0.2707" calcext:value-type="float">
            <text:p>0,2707</text:p>
          </table:table-cell>
          <table:table-cell table:style-name="ce189" table:formula="of:=IF(OR([.O8]=&quot;&quot;;[.P8]=&quot;&quot;);;([.Q8]*([.H8]/[.I8]))+[.O8])" office:value-type="float" office:value="0.985275" calcext:value-type="float">
            <text:p>0,985</text:p>
          </table:table-cell>
          <table:table-cell table:style-name="ce199" table:formula="of:=IF(ISERROR([.D8]);IF(ISERROR([.R8]);[.N8];[.R8]);[.D8])" office:value-type="float" office:value="0.985275" calcext:value-type="float">
            <text:p>0,985</text:p>
          </table:table-cell>
          <table:table-cell table:style-name="ce199" table:formula="of:=IF(ISERROR([.E8]);[.J8];[.E8])" office:value-type="string" office:string-value="'+/- 0,1 V" calcext:value-type="string">
            <text:p>'+/- 0,1 V</text:p>
          </table:table-cell>
          <table:table-cell table:style-name="ce200" table:formula="of:=[.S8]/['Sample#1'.$G$11]" office:value-type="float" office:value="1222.93527272727" calcext:value-type="float">
            <text:p>1222,94</text:p>
          </table:table-cell>
          <table:table-cell table:style-name="ce201" table:formula="of:=ROUND([.U8])" office:value-type="float" office:value="1223" calcext:value-type="float">
            <text:p>1223</text:p>
          </table:table-cell>
          <table:table-cell table:style-name="ce202" table:formula="of:=DEC2HEX([.V8])" office:value-type="string" office:string-value="4C7" calcext:value-type="string">
            <text:p>4C7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8])&gt;0;CONCATENATE([.$B$2];&quot;_&quot;;[.$A8];&quot;_CAL&quot;);&quot;&quot;)" office:value-type="string" office:string-value="S1_NORMAL_CAL" calcext:value-type="string">
            <text:p>S1_NORMAL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2x</text:p>
          </table:table-cell>
          <table:table-cell table:style-name="ce190" table:formula="of:=CONCATENATE(REPT(&quot;0&quot;;4-LEN([.W8]));[.W8])" office:value-type="string" office:string-value="04C7" calcext:value-type="string">
            <text:p>04C7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8]" office:value-type="float" office:value="7.5" calcext:value-type="float">
            <text:p>7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8]" office:value-type="float" office:value="1223" calcext:value-type="float">
            <text:p>1223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8];3)" office:value-type="float" office:value="0.985" calcext:value-type="float">
            <text:p>0,985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8])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S1_NORMAL_CAL                            ((UI_UI_16)2x04C7)      /* 7,5V 1223 adc 0,985 Vadc */" calcext:value-type="string">
            <text:p>#define S1_NORMAL_CAL <text:s text:c="27"/>((UI_UI_16)2x04C7) <text:s text:c="5"/>/* 7,5V 1223 adc 0,985 Vadc */</text:p>
          </table:table-cell>
          <table:table-cell table:style-name="ce209"/>
          <table:table-cell table:style-name="ce212"/>
          <table:table-cell table:style-name="ce212" table:formula="of:=CONCATENATE(&quot;&quot;;[.$Z8])" office:value-type="string" office:string-value="S1_NORMAL_CAL" calcext:value-type="string">
            <text:p>S1_NORMAL_CAL</text:p>
          </table:table-cell>
          <table:table-cell table:style-name="ce215" table:formula="of:=IF(LEN([.$BA9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8])&gt;0;CONCATENATE([.BA8];[.BB8]);&quot;&quot;)" office:value-type="string" office:string-value="S1_NORMAL_CAL," calcext:value-type="string">
            <text:p>S1_NORMAL_CAL,</text:p>
          </table:table-cell>
          <table:table-cell/>
          <table:table-cell table:style-name="ce171" table:formula="of:=CONCATENATE(&quot;&quot;;[.$Z8])" office:value-type="string" office:string-value="S1_NORMAL_CAL" calcext:value-type="string">
            <text:p>S1_NORMAL_CAL</text:p>
          </table:table-cell>
          <table:table-cell table:style-name="ce223" table:formula="of:=IF(LEN([.$BA8])&gt;0;&quot;_IDX&quot;;&quot;&quot;)" office:value-type="string" office:string-value="_IDX" calcext:value-type="string">
            <text:p>_IDX</text:p>
          </table:table-cell>
          <table:table-cell table:style-name="ce223" table:formula="of:=IF(LEN([.$BA9])&gt;0;&quot;,&quot;;&quot;&quot;)" office:value-type="string" office:string-value="," calcext:value-type="string">
            <text:p>,</text:p>
          </table:table-cell>
          <table:table-cell table:style-name="ce217" table:formula="of:=IF(LEN([.BF8])&gt;0;CONCATENATE([.BF8];[.BG8];[.BH8]);&quot;&quot;)" office:value-type="string" office:string-value="S1_NORMAL_CAL_IDX," calcext:value-type="string">
            <text:p>S1_NORMAL_CAL_IDX,</text:p>
          </table:table-cell>
          <table:table-cell table:number-columns-repeated="961"/>
        </table:table-row>
        <table:table-row table:style-name="ro5">
          <table:table-cell table:style-name="ce162" office:value-type="string" calcext:value-type="string">
            <text:p>DEGRADED HIGH</text:p>
          </table:table-cell>
          <table:table-cell table:style-name="ce169" office:value-type="float" office:value="16.5" calcext:value-type="float">
            <text:p>16,5</text:p>
          </table:table-cell>
          <table:table-cell table:style-name="ce171" table:formula="of:=VLOOKUP([.$B9];['Sample#1'.$A$4:.$D$20];2;0)" office:value-type="string" office:string-value="" calcext:value-type="error">
            <text:p>#N/A</text:p>
          </table:table-cell>
          <table:table-cell table:style-name="ce171" table:formula="of:=VLOOKUP([.$B9];['Sample#1'.$A$4:.$D$20];3;0)" office:value-type="string" office:string-value="" calcext:value-type="error">
            <text:p>#N/A</text:p>
          </table:table-cell>
          <table:table-cell table:style-name="ce171" table:formula="of:=VLOOKUP([.$B9];['Sample#1'.$A$4:.$D$20];4;0)" office:value-type="string" office:string-value="" calcext:value-type="error">
            <text:p>#N/A</text:p>
          </table:table-cell>
          <table:table-cell table:style-name="ce171" table:formula="of:=VLOOKUP([.$B9];['Sample#1'.$A$4:.$D$20];1;1)" office:value-type="float" office:value="16" calcext:value-type="float">
            <text:p>16</text:p>
          </table:table-cell>
          <table:table-cell table:style-name="ce171" table:formula="of:=INDEX(['Sample#1'.$A$5:.$A$20];MATCH([.$F9];['Sample#1'.$A$4:.$A$20]);1)" office:value-type="float" office:value="18" calcext:value-type="float">
            <text:p>18</text:p>
          </table:table-cell>
          <table:table-cell table:style-name="ce171" table:formula="of:=[.B9]-[.F9]" office:value-type="float" office:value="0.5" calcext:value-type="float">
            <text:p>0,5</text:p>
          </table:table-cell>
          <table:table-cell table:style-name="ce171" table:formula="of:=[.G9]-[.F9]" office:value-type="float" office:value="2" calcext:value-type="float">
            <text:p>2</text:p>
          </table:table-cell>
          <table:table-cell table:formula="of:=VLOOKUP([.B9];['Sample#1'.$A$4:.$D$20];4;1)" office:value-type="string" office:string-value="'+/- 0,1 V" calcext:value-type="string">
            <text:p>'+/- 0,1 V</text:p>
          </table:table-cell>
          <table:table-cell table:style-name="ce171" table:formula="of:=VLOOKUP([.F9];['Sample#1'.$A$4:.$D$20];2;0)" office:value-type="float" office:value="2.1671469740634" calcext:value-type="float">
            <text:p>2,1671469741</text:p>
          </table:table-cell>
          <table:table-cell table:style-name="ce171" table:formula="of:=VLOOKUP([.G9];['Sample#1'.$A$4:.$D$20];2;0)" office:value-type="float" office:value="2.43804034582133" calcext:value-type="float">
            <text:p>2,4380403458</text:p>
          </table:table-cell>
          <table:table-cell table:style-name="ce171" table:formula="of:=[.L9]-[.K9]" office:value-type="float" office:value="0.270893371757925" calcext:value-type="float">
            <text:p>0,2708933718</text:p>
          </table:table-cell>
          <table:table-cell table:style-name="ce189" table:formula="of:=([.M9]*([.H9]/[.I9]))+[.K9]" office:value-type="float" office:value="2.23487031700288" calcext:value-type="float">
            <text:p>2,235</text:p>
          </table:table-cell>
          <table:table-cell table:style-name="ce171" table:formula="of:=VLOOKUP([.F9];['Sample#1'.$A$4:.$D$20];3;0)" office:value-type="float" office:value="2.0548" calcext:value-type="float">
            <text:p>2,0548</text:p>
          </table:table-cell>
          <table:table-cell table:style-name="ce171" table:formula="of:=VLOOKUP([.G9];['Sample#1'.$A$4:.$D$20];3;0)" office:value-type="float" office:value="2.2425" calcext:value-type="float">
            <text:p>2,2425</text:p>
          </table:table-cell>
          <table:table-cell table:style-name="ce171" table:formula="of:=[.P9]-[.O9]" office:value-type="float" office:value="0.1877" calcext:value-type="float">
            <text:p>0,1877</text:p>
          </table:table-cell>
          <table:table-cell table:style-name="ce189" table:formula="of:=IF(OR([.O9]=&quot;&quot;;[.P9]=&quot;&quot;);;([.Q9]*([.H9]/[.I9]))+[.O9])" office:value-type="float" office:value="2.101725" calcext:value-type="float">
            <text:p>2,102</text:p>
          </table:table-cell>
          <table:table-cell table:style-name="ce199" table:formula="of:=IF(ISERROR([.D9]);IF(ISERROR([.R9]);[.N9];[.R9]);[.D9])" office:value-type="float" office:value="2.101725" calcext:value-type="float">
            <text:p>2,102</text:p>
          </table:table-cell>
          <table:table-cell table:style-name="ce199" table:formula="of:=IF(ISERROR([.E9]);[.J9];[.E9])" office:value-type="string" office:string-value="'+/- 0,1 V" calcext:value-type="string">
            <text:p>'+/- 0,1 V</text:p>
          </table:table-cell>
          <table:table-cell table:style-name="ce200" table:formula="of:=[.S9]/['Sample#1'.$G$11]" office:value-type="float" office:value="2608.68654545455" calcext:value-type="float">
            <text:p>2608,69</text:p>
          </table:table-cell>
          <table:table-cell table:style-name="ce201" table:formula="of:=ROUND([.U9])" office:value-type="float" office:value="2609" calcext:value-type="float">
            <text:p>2609</text:p>
          </table:table-cell>
          <table:table-cell table:style-name="ce202" table:formula="of:=DEC2HEX([.V9])" office:value-type="string" office:string-value="A31" calcext:value-type="string">
            <text:p>A31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9])&gt;0;CONCATENATE([.$B$2];&quot;_&quot;;[.$A9];&quot;_CAL&quot;);&quot;&quot;)" office:value-type="string" office:string-value="S1_DEGRADED HIGH_CAL" calcext:value-type="string">
            <text:p>S1_DEGRADED HIGH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3x</text:p>
          </table:table-cell>
          <table:table-cell table:style-name="ce190" table:formula="of:=CONCATENATE(REPT(&quot;0&quot;;4-LEN([.W9]));[.W9])" office:value-type="string" office:string-value="0A31" calcext:value-type="string">
            <text:p>0A31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9]" office:value-type="float" office:value="16.5" calcext:value-type="float">
            <text:p>16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9]" office:value-type="float" office:value="2609" calcext:value-type="float">
            <text:p>2609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9];3)" office:value-type="float" office:value="2.101" calcext:value-type="float">
            <text:p>2,101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9]);&quot;&quot;;CONCATENATE([.X9];[.Y9];CONCATENATE([.Z9];REPT(&quot; &quot;;40-LEN([.Z9]));[.AA9];[.AB9];[.AC9];[.AD9];[.AE9];[.AF9];[.AG9];[.AH9];[.AI9];[.AJ9];[.AK9];[.AL9];[.AM9];[.AN9];[.AO9];[.AP9];[.AQ9];[.AR9];[.AS9];[.AT9];[.AU9];[.AV9];[.AW9])))" office:value-type="string" office:string-value="#define S1_DEGRADED HIGH_CAL                     ((UI_UI_16)3x0A31)      /* 16,5V 2609 adc 2,101 Vadc */" calcext:value-type="string">
            <text:p>#define S1_DEGRADED HIGH_CAL <text:s text:c="20"/>((UI_UI_16)3x0A31) <text:s text:c="5"/>/* 16,5V 2609 adc 2,101 Vadc */</text:p>
          </table:table-cell>
          <table:table-cell table:style-name="ce209"/>
          <table:table-cell table:style-name="ce212"/>
          <table:table-cell table:style-name="ce212" table:formula="of:=CONCATENATE(&quot;&quot;;[.$Z9])" office:value-type="string" office:string-value="S1_DEGRADED HIGH_CAL" calcext:value-type="string">
            <text:p>S1_DEGRADED HIGH_CAL</text:p>
          </table:table-cell>
          <table:table-cell table:style-name="ce215" table:formula="of:=IF(LEN([.$BA10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9])&gt;0;CONCATENATE([.BA9];[.BB9]);&quot;&quot;)" office:value-type="string" office:string-value="S1_DEGRADED HIGH_CAL," calcext:value-type="string">
            <text:p>S1_DEGRADED HIGH_CAL,</text:p>
          </table:table-cell>
          <table:table-cell/>
          <table:table-cell table:style-name="ce171" table:formula="of:=CONCATENATE(&quot;&quot;;[.$Z9])" office:value-type="string" office:string-value="S1_DEGRADED HIGH_CAL" calcext:value-type="string">
            <text:p>S1_DEGRADED HIGH_CAL</text:p>
          </table:table-cell>
          <table:table-cell table:style-name="ce223" table:formula="of:=IF(LEN([.$BA9])&gt;0;&quot;_IDX&quot;;&quot;&quot;)" office:value-type="string" office:string-value="_IDX" calcext:value-type="string">
            <text:p>_IDX</text:p>
          </table:table-cell>
          <table:table-cell table:style-name="ce223" table:formula="of:=IF(LEN([.$BA10])&gt;0;&quot;,&quot;;&quot;&quot;)" office:value-type="string" office:string-value="," calcext:value-type="string">
            <text:p>,</text:p>
          </table:table-cell>
          <table:table-cell table:style-name="ce217" table:formula="of:=IF(LEN([.BF9])&gt;0;CONCATENATE([.BF9];[.BG9];[.BH9]);&quot;&quot;)" office:value-type="string" office:string-value="S1_DEGRADED HIGH_CAL_IDX," calcext:value-type="string">
            <text:p>S1_DEGRADED HIGH_CAL_IDX,</text:p>
          </table:table-cell>
          <table:table-cell table:number-columns-repeated="961"/>
        </table:table-row>
        <table:table-row table:style-name="ro5">
          <table:table-cell table:style-name="ce162" office:value-type="string" calcext:value-type="string">
            <text:p>HIGH</text:p>
          </table:table-cell>
          <table:table-cell table:style-name="ce169" office:value-type="float" office:value="18.5" calcext:value-type="float">
            <text:p>18,5</text:p>
          </table:table-cell>
          <table:table-cell table:style-name="ce171" table:formula="of:=VLOOKUP([.$B10];['Sample#1'.$A$4:.$D$20];2;0)" office:value-type="string" office:string-value="" calcext:value-type="error">
            <text:p>#N/A</text:p>
          </table:table-cell>
          <table:table-cell table:style-name="ce171" table:formula="of:=VLOOKUP([.$B10];['Sample#1'.$A$4:.$D$20];3;0)" office:value-type="string" office:string-value="" calcext:value-type="error">
            <text:p>#N/A</text:p>
          </table:table-cell>
          <table:table-cell table:style-name="ce171" table:formula="of:=VLOOKUP([.$B10];['Sample#1'.$A$4:.$D$20];4;0)" office:value-type="string" office:string-value="" calcext:value-type="error">
            <text:p>#N/A</text:p>
          </table:table-cell>
          <table:table-cell table:style-name="ce171" table:formula="of:=VLOOKUP([.$B10];['Sample#1'.$A$4:.$D$20];1;1)" office:value-type="float" office:value="18" calcext:value-type="float">
            <text:p>18</text:p>
          </table:table-cell>
          <table:table-cell table:style-name="ce171" table:formula="of:=INDEX(['Sample#1'.$A$5:.$A$20];MATCH([.$F10];['Sample#1'.$A$4:.$A$20]);1)" office:value-type="float" office:value="20" calcext:value-type="float">
            <text:p>20</text:p>
          </table:table-cell>
          <table:table-cell table:style-name="ce171" table:formula="of:=[.B10]-[.F10]" office:value-type="float" office:value="0.5" calcext:value-type="float">
            <text:p>0,5</text:p>
          </table:table-cell>
          <table:table-cell table:style-name="ce171" table:formula="of:=[.G10]-[.F10]" office:value-type="float" office:value="2" calcext:value-type="float">
            <text:p>2</text:p>
          </table:table-cell>
          <table:table-cell table:formula="of:=VLOOKUP([.B10];['Sample#1'.$A$4:.$D$20];4;1)" office:value-type="string" office:string-value="+/- 0,1 V" calcext:value-type="string">
            <text:p>+/- 0,1 V</text:p>
          </table:table-cell>
          <table:table-cell table:style-name="ce171" table:formula="of:=VLOOKUP([.F10];['Sample#1'.$A$4:.$D$20];2;0)" office:value-type="float" office:value="2.43804034582133" calcext:value-type="float">
            <text:p>2,4380403458</text:p>
          </table:table-cell>
          <table:table-cell table:style-name="ce171" table:formula="of:=VLOOKUP([.G10];['Sample#1'.$A$4:.$D$20];2;0)" office:value-type="float" office:value="2.70893371757925" calcext:value-type="float">
            <text:p>2,7089337176</text:p>
          </table:table-cell>
          <table:table-cell table:style-name="ce171" table:formula="of:=[.L10]-[.K10]" office:value-type="float" office:value="0.270893371757925" calcext:value-type="float">
            <text:p>0,2708933718</text:p>
          </table:table-cell>
          <table:table-cell table:style-name="ce189" table:formula="of:=([.M10]*([.H10]/[.I10]))+[.K10]" office:value-type="float" office:value="2.50576368876081" calcext:value-type="float">
            <text:p>2,506</text:p>
          </table:table-cell>
          <table:table-cell table:style-name="ce171" table:formula="of:=VLOOKUP([.F10];['Sample#1'.$A$4:.$D$20];3;0)" office:value-type="float" office:value="2.2425" calcext:value-type="float">
            <text:p>2,2425</text:p>
          </table:table-cell>
          <table:table-cell table:style-name="ce171" table:formula="of:=VLOOKUP([.G10];['Sample#1'.$A$4:.$D$20];3;0)" office:value-type="float" office:value="2.4302" calcext:value-type="float">
            <text:p>2,4302</text:p>
          </table:table-cell>
          <table:table-cell table:style-name="ce171" table:formula="of:=[.P10]-[.O10]" office:value-type="float" office:value="0.1877" calcext:value-type="float">
            <text:p>0,1877</text:p>
          </table:table-cell>
          <table:table-cell table:style-name="ce189" table:formula="of:=IF(OR([.O10]=&quot;&quot;;[.P10]=&quot;&quot;);;([.Q10]*([.H10]/[.I10]))+[.O10])" office:value-type="float" office:value="2.289425" calcext:value-type="float">
            <text:p>2,289</text:p>
          </table:table-cell>
          <table:table-cell table:style-name="ce199" table:formula="of:=IF(ISERROR([.D10]);IF(ISERROR([.R10]);[.N10];[.R10]);[.D10])" office:value-type="float" office:value="2.289425" calcext:value-type="float">
            <text:p>2,289</text:p>
          </table:table-cell>
          <table:table-cell table:style-name="ce199" table:formula="of:=IF(ISERROR([.E10]);[.J10];[.E10])" office:value-type="string" office:string-value="+/- 0,1 V" calcext:value-type="string">
            <text:p>+/- 0,1 V</text:p>
          </table:table-cell>
          <table:table-cell table:style-name="ce200" table:formula="of:=[.S10]/['Sample#1'.$G$11]" office:value-type="float" office:value="2841.66206060606" calcext:value-type="float">
            <text:p>2841,66</text:p>
          </table:table-cell>
          <table:table-cell table:style-name="ce201" table:formula="of:=ROUND([.U10])" office:value-type="float" office:value="2842" calcext:value-type="float">
            <text:p>2842</text:p>
          </table:table-cell>
          <table:table-cell table:style-name="ce202" table:formula="of:=DEC2HEX([.V10])" office:value-type="string" office:string-value="B1A" calcext:value-type="string">
            <text:p>B1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0])&gt;0;CONCATENATE([.$B$2];&quot;_&quot;;[.$A10];&quot;_CAL&quot;);&quot;&quot;)" office:value-type="string" office:string-value="S1_HIGH_CAL" calcext:value-type="string">
            <text:p>S1_HIGH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4x</text:p>
          </table:table-cell>
          <table:table-cell table:style-name="ce190" table:formula="of:=CONCATENATE(REPT(&quot;0&quot;;4-LEN([.W10]));[.W10])" office:value-type="string" office:string-value="0B1A" calcext:value-type="string">
            <text:p>0B1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0]" office:value-type="float" office:value="18.5" calcext:value-type="float">
            <text:p>18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0]" office:value-type="float" office:value="2842" calcext:value-type="float">
            <text:p>2842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0];3)" office:value-type="float" office:value="2.289" calcext:value-type="float">
            <text:p>2,289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0])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 office:value-type="string" office:string-value="#define S1_HIGH_CAL                              ((UI_UI_16)4x0B1A)      /* 18,5V 2842 adc 2,289 Vadc */" calcext:value-type="string">
            <text:p>#define S1_HIGH_CAL <text:s text:c="29"/>((UI_UI_16)4x0B1A) <text:s text:c="5"/>/* 18,5V 2842 adc 2,289 Vadc */</text:p>
          </table:table-cell>
          <table:table-cell table:style-name="ce209"/>
          <table:table-cell table:style-name="ce212"/>
          <table:table-cell table:style-name="ce212" table:formula="of:=CONCATENATE(&quot;&quot;;[.$Z10])" office:value-type="string" office:string-value="S1_HIGH_CAL" calcext:value-type="string">
            <text:p>S1_HIGH_CAL</text:p>
          </table:table-cell>
          <table:table-cell table:style-name="ce215" table:formula="of:=IF(LEN([.$BA11])&gt;0;&quot;,&quot;;&quot;&quot;)">
            <text:p/>
          </table:table-cell>
          <table:table-cell table:style-name="ce171"/>
          <table:table-cell table:style-name="ce217" table:formula="of:=IF(LEN([.BA10])&gt;0;CONCATENATE([.BA10];[.BB10]);&quot;&quot;)" office:value-type="string" office:string-value="S1_HIGH_CAL" calcext:value-type="string">
            <text:p>S1_HIGH_CAL</text:p>
          </table:table-cell>
          <table:table-cell/>
          <table:table-cell table:style-name="ce171" table:formula="of:=CONCATENATE(&quot;&quot;;[.$Z10])" office:value-type="string" office:string-value="S1_HIGH_CAL" calcext:value-type="string">
            <text:p>S1_HIGH_CAL</text:p>
          </table:table-cell>
          <table:table-cell table:style-name="ce223" table:formula="of:=IF(LEN([.$BA10])&gt;0;&quot;_IDX&quot;;&quot;&quot;)" office:value-type="string" office:string-value="_IDX" calcext:value-type="string">
            <text:p>_IDX</text:p>
          </table:table-cell>
          <table:table-cell table:style-name="ce223" table:formula="of:=IF(LEN([.$BA11])&gt;0;&quot;,&quot;;&quot;&quot;)">
            <text:p/>
          </table:table-cell>
          <table:table-cell table:style-name="ce217" table:formula="of:=IF(LEN([.BF10])&gt;0;CONCATENATE([.BF10];[.BG10];[.BH10]);&quot;&quot;)" office:value-type="string" office:string-value="S1_HIGH_CAL_IDX" calcext:value-type="string">
            <text:p>S1_HIGH_CAL_IDX</text:p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1];['Sample#1'.$A$4:.$D$20];2;0)" office:value-type="string" office:string-value="" calcext:value-type="error">
            <text:p>#N/A</text:p>
          </table:table-cell>
          <table:table-cell table:style-name="ce171" table:formula="of:=VLOOKUP([.$B11];['Sample#1'.$A$4:.$D$20];3;0)" office:value-type="string" office:string-value="" calcext:value-type="error">
            <text:p>#N/A</text:p>
          </table:table-cell>
          <table:table-cell table:style-name="ce171" table:formula="of:=VLOOKUP([.$B11];['Sample#1'.$A$4:.$D$20];4;0)" office:value-type="string" office:string-value="" calcext:value-type="error">
            <text:p>#N/A</text:p>
          </table:table-cell>
          <table:table-cell table:style-name="ce171" table:formula="of:=VLOOKUP([.$B11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1];['Sample#1'.$A$4:.$A$20]);1)" office:value-type="string" office:string-value="" calcext:value-type="error">
            <text:p>#N/A</text:p>
          </table:table-cell>
          <table:table-cell table:style-name="ce171" table:formula="of:=[.B11]-[.F11]" office:value-type="string" office:string-value="" calcext:value-type="error">
            <text:p>#N/A</text:p>
          </table:table-cell>
          <table:table-cell table:style-name="ce171" table:formula="of:=[.G11]-[.F11]" office:value-type="string" office:string-value="" calcext:value-type="error">
            <text:p>#N/A</text:p>
          </table:table-cell>
          <table:table-cell table:formula="of:=VLOOKUP([.B11];['Sample#1'.$A$4:.$D$20];4;1)" office:value-type="string" office:string-value="" calcext:value-type="error">
            <text:p>#N/A</text:p>
          </table:table-cell>
          <table:table-cell table:style-name="ce171" table:formula="of:=VLOOKUP([.F11];['Sample#1'.$A$4:.$D$20];2;0)" office:value-type="string" office:string-value="" calcext:value-type="error">
            <text:p>#N/A</text:p>
          </table:table-cell>
          <table:table-cell table:style-name="ce171" table:formula="of:=VLOOKUP([.G11];['Sample#1'.$A$4:.$D$20];2;0)" office:value-type="string" office:string-value="" calcext:value-type="error">
            <text:p>#N/A</text:p>
          </table:table-cell>
          <table:table-cell table:style-name="ce171" table:formula="of:=[.L11]-[.K11]" office:value-type="string" office:string-value="" calcext:value-type="error">
            <text:p>#N/A</text:p>
          </table:table-cell>
          <table:table-cell table:style-name="ce189" table:formula="of:=([.M11]*([.H11]/[.I11]))+[.K11]" office:value-type="string" office:string-value="" calcext:value-type="error">
            <text:p>#N/A</text:p>
          </table:table-cell>
          <table:table-cell table:style-name="ce171" table:formula="of:=VLOOKUP([.F11];['Sample#1'.$A$4:.$D$20];3;0)" office:value-type="string" office:string-value="" calcext:value-type="error">
            <text:p>#N/A</text:p>
          </table:table-cell>
          <table:table-cell table:style-name="ce171" table:formula="of:=VLOOKUP([.G11];['Sample#1'.$A$4:.$D$20];3;0)" office:value-type="string" office:string-value="" calcext:value-type="error">
            <text:p>#N/A</text:p>
          </table:table-cell>
          <table:table-cell table:style-name="ce171" table:formula="of:=[.P11]-[.O11]" office:value-type="string" office:string-value="" calcext:value-type="error">
            <text:p>#N/A</text:p>
          </table:table-cell>
          <table:table-cell table:style-name="ce189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199" table:formula="of:=IF(ISERROR([.D11]);IF(ISERROR([.R11]);[.N11];[.R11]);[.D11])" office:value-type="string" office:string-value="" calcext:value-type="error">
            <text:p>#N/A</text:p>
          </table:table-cell>
          <table:table-cell table:style-name="ce199" table:formula="of:=IF(ISERROR([.E11]);[.J11];[.E11])" office:value-type="string" office:string-value="" calcext:value-type="error">
            <text:p>#N/A</text:p>
          </table:table-cell>
          <table:table-cell table:style-name="ce200" table:formula="of:=[.S11]/['Sample#1'.$G$11]" office:value-type="string" office:string-value="" calcext:value-type="error">
            <text:p>#N/A</text:p>
          </table:table-cell>
          <table:table-cell table:style-name="ce201" table:formula="of:=ROUND([.U11])" office:value-type="string" office:string-value="" calcext:value-type="error">
            <text:p>#N/A</text:p>
          </table:table-cell>
          <table:table-cell table:style-name="ce202" table:formula="of:=DEC2HEX([.V11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1])&gt;0;CONCATENATE([.$B$2];&quot;_&quot;;[.$A11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5x</text:p>
          </table:table-cell>
          <table:table-cell table:style-name="ce190" table:formula="of:=CONCATENATE(REPT(&quot;0&quot;;4-LEN([.W11]));[.W11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1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1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1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1])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209"/>
          <table:table-cell table:style-name="ce212"/>
          <table:table-cell table:style-name="ce212" table:formula="of:=CONCATENATE(&quot;&quot;;[.$Z11])">
            <text:p/>
          </table:table-cell>
          <table:table-cell table:style-name="ce215" table:formula="of:=IF(LEN([.$BA12])&gt;0;&quot;,&quot;;&quot;&quot;)">
            <text:p/>
          </table:table-cell>
          <table:table-cell table:style-name="ce171"/>
          <table:table-cell table:style-name="ce217" table:formula="of:=IF(LEN([.BA11])&gt;0;CONCATENATE([.BA11];[.BB11]);&quot;&quot;)">
            <text:p/>
          </table:table-cell>
          <table:table-cell/>
          <table:table-cell table:style-name="ce171" table:formula="of:=CONCATENATE(&quot;&quot;;[.$Z11])">
            <text:p/>
          </table:table-cell>
          <table:table-cell table:style-name="ce223" table:formula="of:=IF(LEN([.$BA11])&gt;0;&quot;_IDX&quot;;&quot;&quot;)">
            <text:p/>
          </table:table-cell>
          <table:table-cell table:style-name="ce223" table:formula="of:=IF(LEN([.$BA12])&gt;0;&quot;,&quot;;&quot;&quot;)">
            <text:p/>
          </table:table-cell>
          <table:table-cell table:style-name="ce217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2];['Sample#1'.$A$4:.$D$20];2;0)" office:value-type="string" office:string-value="" calcext:value-type="error">
            <text:p>#N/A</text:p>
          </table:table-cell>
          <table:table-cell table:style-name="ce171" table:formula="of:=VLOOKUP([.$B12];['Sample#1'.$A$4:.$D$20];3;0)" office:value-type="string" office:string-value="" calcext:value-type="error">
            <text:p>#N/A</text:p>
          </table:table-cell>
          <table:table-cell table:style-name="ce171" table:formula="of:=VLOOKUP([.$B12];['Sample#1'.$A$4:.$D$20];4;0)" office:value-type="string" office:string-value="" calcext:value-type="error">
            <text:p>#N/A</text:p>
          </table:table-cell>
          <table:table-cell table:style-name="ce171" table:formula="of:=VLOOKUP([.$B12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2];['Sample#1'.$A$4:.$A$20]);1)" office:value-type="string" office:string-value="" calcext:value-type="error">
            <text:p>#N/A</text:p>
          </table:table-cell>
          <table:table-cell table:style-name="ce171" table:formula="of:=[.B12]-[.F12]" office:value-type="string" office:string-value="" calcext:value-type="error">
            <text:p>#N/A</text:p>
          </table:table-cell>
          <table:table-cell table:style-name="ce171" table:formula="of:=[.G12]-[.F12]" office:value-type="string" office:string-value="" calcext:value-type="error">
            <text:p>#N/A</text:p>
          </table:table-cell>
          <table:table-cell table:formula="of:=VLOOKUP([.B12];['Sample#1'.$A$4:.$D$20];4;1)" office:value-type="string" office:string-value="" calcext:value-type="error">
            <text:p>#N/A</text:p>
          </table:table-cell>
          <table:table-cell table:style-name="ce171" table:formula="of:=VLOOKUP([.F12];['Sample#1'.$A$4:.$D$20];2;0)" office:value-type="string" office:string-value="" calcext:value-type="error">
            <text:p>#N/A</text:p>
          </table:table-cell>
          <table:table-cell table:style-name="ce171" table:formula="of:=VLOOKUP([.G12];['Sample#1'.$A$4:.$D$20];2;0)" office:value-type="string" office:string-value="" calcext:value-type="error">
            <text:p>#N/A</text:p>
          </table:table-cell>
          <table:table-cell table:style-name="ce171" table:formula="of:=[.L12]-[.K12]" office:value-type="string" office:string-value="" calcext:value-type="error">
            <text:p>#N/A</text:p>
          </table:table-cell>
          <table:table-cell table:style-name="ce189" table:formula="of:=([.M12]*([.H12]/[.I12]))+[.K12]" office:value-type="string" office:string-value="" calcext:value-type="error">
            <text:p>#N/A</text:p>
          </table:table-cell>
          <table:table-cell table:style-name="ce171" table:formula="of:=VLOOKUP([.F12];['Sample#1'.$A$4:.$D$20];3;0)" office:value-type="string" office:string-value="" calcext:value-type="error">
            <text:p>#N/A</text:p>
          </table:table-cell>
          <table:table-cell table:style-name="ce171" table:formula="of:=VLOOKUP([.G12];['Sample#1'.$A$4:.$D$20];3;0)" office:value-type="string" office:string-value="" calcext:value-type="error">
            <text:p>#N/A</text:p>
          </table:table-cell>
          <table:table-cell table:style-name="ce171" table:formula="of:=[.P12]-[.O12]" office:value-type="string" office:string-value="" calcext:value-type="error">
            <text:p>#N/A</text:p>
          </table:table-cell>
          <table:table-cell table:style-name="ce189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9" table:formula="of:=IF(ISERROR([.D12]);IF(ISERROR([.R12]);[.N12];[.R12]);[.D12])" office:value-type="string" office:string-value="" calcext:value-type="error">
            <text:p>#N/A</text:p>
          </table:table-cell>
          <table:table-cell table:style-name="ce199" table:formula="of:=IF(ISERROR([.E12]);[.J12];[.E12])" office:value-type="string" office:string-value="" calcext:value-type="error">
            <text:p>#N/A</text:p>
          </table:table-cell>
          <table:table-cell table:style-name="ce200" table:formula="of:=[.S12]/['Sample#1'.$G$11]" office:value-type="string" office:string-value="" calcext:value-type="error">
            <text:p>#N/A</text:p>
          </table:table-cell>
          <table:table-cell table:style-name="ce201" table:formula="of:=ROUND([.U12])" office:value-type="string" office:string-value="" calcext:value-type="error">
            <text:p>#N/A</text:p>
          </table:table-cell>
          <table:table-cell table:style-name="ce202" table:formula="of:=DEC2HEX([.V12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2])&gt;0;CONCATENATE([.$B$2];&quot;_&quot;;[.$A12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6x</text:p>
          </table:table-cell>
          <table:table-cell table:style-name="ce190" table:formula="of:=CONCATENATE(REPT(&quot;0&quot;;4-LEN([.W12]));[.W12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2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2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2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2])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9"/>
          <table:table-cell table:style-name="ce212"/>
          <table:table-cell table:style-name="ce212" table:formula="of:=CONCATENATE(&quot;&quot;;[.$Z12])">
            <text:p/>
          </table:table-cell>
          <table:table-cell table:style-name="ce215" table:formula="of:=IF(LEN([.$BA13])&gt;0;&quot;,&quot;;&quot;&quot;)">
            <text:p/>
          </table:table-cell>
          <table:table-cell table:style-name="ce171"/>
          <table:table-cell table:style-name="ce217" table:formula="of:=IF(LEN([.BA12])&gt;0;CONCATENATE([.BA12];[.BB12]);&quot;&quot;)">
            <text:p/>
          </table:table-cell>
          <table:table-cell/>
          <table:table-cell table:style-name="ce171" table:formula="of:=CONCATENATE(&quot;&quot;;[.$Z12])">
            <text:p/>
          </table:table-cell>
          <table:table-cell table:style-name="ce223" table:formula="of:=IF(LEN([.$BA12])&gt;0;&quot;_IDX&quot;;&quot;&quot;)">
            <text:p/>
          </table:table-cell>
          <table:table-cell table:style-name="ce223" table:formula="of:=IF(LEN([.$BA13])&gt;0;&quot;,&quot;;&quot;&quot;)">
            <text:p/>
          </table:table-cell>
          <table:table-cell table:style-name="ce217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3];['Sample#1'.$A$4:.$D$20];2;0)" office:value-type="string" office:string-value="" calcext:value-type="error">
            <text:p>#N/A</text:p>
          </table:table-cell>
          <table:table-cell table:style-name="ce171" table:formula="of:=VLOOKUP([.$B13];['Sample#1'.$A$4:.$D$20];3;0)" office:value-type="string" office:string-value="" calcext:value-type="error">
            <text:p>#N/A</text:p>
          </table:table-cell>
          <table:table-cell table:style-name="ce171" table:formula="of:=VLOOKUP([.$B13];['Sample#1'.$A$4:.$D$20];4;0)" office:value-type="string" office:string-value="" calcext:value-type="error">
            <text:p>#N/A</text:p>
          </table:table-cell>
          <table:table-cell table:style-name="ce171" table:formula="of:=VLOOKUP([.$B13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3];['Sample#1'.$A$4:.$A$20]);1)" office:value-type="string" office:string-value="" calcext:value-type="error">
            <text:p>#N/A</text:p>
          </table:table-cell>
          <table:table-cell table:style-name="ce171" table:formula="of:=[.B13]-[.F13]" office:value-type="string" office:string-value="" calcext:value-type="error">
            <text:p>#N/A</text:p>
          </table:table-cell>
          <table:table-cell table:style-name="ce171" table:formula="of:=[.G13]-[.F13]" office:value-type="string" office:string-value="" calcext:value-type="error">
            <text:p>#N/A</text:p>
          </table:table-cell>
          <table:table-cell table:formula="of:=VLOOKUP([.B13];['Sample#1'.$A$4:.$D$20];4;1)" office:value-type="string" office:string-value="" calcext:value-type="error">
            <text:p>#N/A</text:p>
          </table:table-cell>
          <table:table-cell table:style-name="ce171" table:formula="of:=VLOOKUP([.F13];['Sample#1'.$A$4:.$D$20];2;0)" office:value-type="string" office:string-value="" calcext:value-type="error">
            <text:p>#N/A</text:p>
          </table:table-cell>
          <table:table-cell table:style-name="ce171" table:formula="of:=VLOOKUP([.G13];['Sample#1'.$A$4:.$D$20];2;0)" office:value-type="string" office:string-value="" calcext:value-type="error">
            <text:p>#N/A</text:p>
          </table:table-cell>
          <table:table-cell table:style-name="ce171" table:formula="of:=[.L13]-[.K13]" office:value-type="string" office:string-value="" calcext:value-type="error">
            <text:p>#N/A</text:p>
          </table:table-cell>
          <table:table-cell table:style-name="ce189" table:formula="of:=([.M13]*([.H13]/[.I13]))+[.K13]" office:value-type="string" office:string-value="" calcext:value-type="error">
            <text:p>#N/A</text:p>
          </table:table-cell>
          <table:table-cell table:style-name="ce171" table:formula="of:=VLOOKUP([.F13];['Sample#1'.$A$4:.$D$20];3;0)" office:value-type="string" office:string-value="" calcext:value-type="error">
            <text:p>#N/A</text:p>
          </table:table-cell>
          <table:table-cell table:style-name="ce171" table:formula="of:=VLOOKUP([.G13];['Sample#1'.$A$4:.$D$20];3;0)" office:value-type="string" office:string-value="" calcext:value-type="error">
            <text:p>#N/A</text:p>
          </table:table-cell>
          <table:table-cell table:style-name="ce171" table:formula="of:=[.P13]-[.O13]" office:value-type="string" office:string-value="" calcext:value-type="error">
            <text:p>#N/A</text:p>
          </table:table-cell>
          <table:table-cell table:style-name="ce189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9" table:formula="of:=IF(ISERROR([.D13]);IF(ISERROR([.R13]);[.N13];[.R13]);[.D13])" office:value-type="string" office:string-value="" calcext:value-type="error">
            <text:p>#N/A</text:p>
          </table:table-cell>
          <table:table-cell table:style-name="ce199" table:formula="of:=IF(ISERROR([.E13]);[.J13];[.E13])" office:value-type="string" office:string-value="" calcext:value-type="error">
            <text:p>#N/A</text:p>
          </table:table-cell>
          <table:table-cell table:style-name="ce200" table:formula="of:=[.S13]/['Sample#1'.$G$11]" office:value-type="string" office:string-value="" calcext:value-type="error">
            <text:p>#N/A</text:p>
          </table:table-cell>
          <table:table-cell table:style-name="ce201" table:formula="of:=ROUND([.U13])" office:value-type="string" office:string-value="" calcext:value-type="error">
            <text:p>#N/A</text:p>
          </table:table-cell>
          <table:table-cell table:style-name="ce202" table:formula="of:=DEC2HEX([.V13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3])&gt;0;CONCATENATE([.$B$2];&quot;_&quot;;[.$A13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7x</text:p>
          </table:table-cell>
          <table:table-cell table:style-name="ce190" table:formula="of:=CONCATENATE(REPT(&quot;0&quot;;4-LEN([.W13]));[.W13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3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3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3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3])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9"/>
          <table:table-cell table:style-name="ce212"/>
          <table:table-cell table:style-name="ce212" table:formula="of:=CONCATENATE(&quot;&quot;;[.$Z13])">
            <text:p/>
          </table:table-cell>
          <table:table-cell table:style-name="ce215" table:formula="of:=IF(LEN([.$BA14])&gt;0;&quot;,&quot;;&quot;&quot;)">
            <text:p/>
          </table:table-cell>
          <table:table-cell table:style-name="ce171"/>
          <table:table-cell table:style-name="ce217" table:formula="of:=IF(LEN([.BA13])&gt;0;CONCATENATE([.BA13];[.BB13]);&quot;&quot;)">
            <text:p/>
          </table:table-cell>
          <table:table-cell/>
          <table:table-cell table:style-name="ce171" table:formula="of:=CONCATENATE(&quot;&quot;;[.$Z13])">
            <text:p/>
          </table:table-cell>
          <table:table-cell table:style-name="ce223" table:formula="of:=IF(LEN([.$BA13])&gt;0;&quot;_IDX&quot;;&quot;&quot;)">
            <text:p/>
          </table:table-cell>
          <table:table-cell table:style-name="ce223" table:formula="of:=IF(LEN([.$BA14])&gt;0;&quot;,&quot;;&quot;&quot;)">
            <text:p/>
          </table:table-cell>
          <table:table-cell table:style-name="ce217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4];['Sample#1'.$A$4:.$D$20];2;0)" office:value-type="string" office:string-value="" calcext:value-type="error">
            <text:p>#N/A</text:p>
          </table:table-cell>
          <table:table-cell table:style-name="ce171" table:formula="of:=VLOOKUP([.$B14];['Sample#1'.$A$4:.$D$20];3;0)" office:value-type="string" office:string-value="" calcext:value-type="error">
            <text:p>#N/A</text:p>
          </table:table-cell>
          <table:table-cell table:style-name="ce171" table:formula="of:=VLOOKUP([.$B14];['Sample#1'.$A$4:.$D$20];4;0)" office:value-type="string" office:string-value="" calcext:value-type="error">
            <text:p>#N/A</text:p>
          </table:table-cell>
          <table:table-cell table:style-name="ce171" table:formula="of:=VLOOKUP([.$B14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4];['Sample#1'.$A$4:.$A$20]);1)" office:value-type="string" office:string-value="" calcext:value-type="error">
            <text:p>#N/A</text:p>
          </table:table-cell>
          <table:table-cell table:style-name="ce171" table:formula="of:=[.B14]-[.F14]" office:value-type="string" office:string-value="" calcext:value-type="error">
            <text:p>#N/A</text:p>
          </table:table-cell>
          <table:table-cell table:style-name="ce171" table:formula="of:=[.G14]-[.F14]" office:value-type="string" office:string-value="" calcext:value-type="error">
            <text:p>#N/A</text:p>
          </table:table-cell>
          <table:table-cell table:formula="of:=VLOOKUP([.B14];['Sample#1'.$A$4:.$D$20];4;1)" office:value-type="string" office:string-value="" calcext:value-type="error">
            <text:p>#N/A</text:p>
          </table:table-cell>
          <table:table-cell table:style-name="ce171" table:formula="of:=VLOOKUP([.F14];['Sample#1'.$A$4:.$D$20];2;0)" office:value-type="string" office:string-value="" calcext:value-type="error">
            <text:p>#N/A</text:p>
          </table:table-cell>
          <table:table-cell table:style-name="ce171" table:formula="of:=VLOOKUP([.G14];['Sample#1'.$A$4:.$D$20];2;0)" office:value-type="string" office:string-value="" calcext:value-type="error">
            <text:p>#N/A</text:p>
          </table:table-cell>
          <table:table-cell table:style-name="ce171" table:formula="of:=[.L14]-[.K14]" office:value-type="string" office:string-value="" calcext:value-type="error">
            <text:p>#N/A</text:p>
          </table:table-cell>
          <table:table-cell table:style-name="ce189" table:formula="of:=([.M14]*([.H14]/[.I14]))+[.K14]" office:value-type="string" office:string-value="" calcext:value-type="error">
            <text:p>#N/A</text:p>
          </table:table-cell>
          <table:table-cell table:style-name="ce171" table:formula="of:=VLOOKUP([.F14];['Sample#1'.$A$4:.$D$20];3;0)" office:value-type="string" office:string-value="" calcext:value-type="error">
            <text:p>#N/A</text:p>
          </table:table-cell>
          <table:table-cell table:style-name="ce171" table:formula="of:=VLOOKUP([.G14];['Sample#1'.$A$4:.$D$20];3;0)" office:value-type="string" office:string-value="" calcext:value-type="error">
            <text:p>#N/A</text:p>
          </table:table-cell>
          <table:table-cell table:style-name="ce171" table:formula="of:=[.P14]-[.O14]" office:value-type="string" office:string-value="" calcext:value-type="error">
            <text:p>#N/A</text:p>
          </table:table-cell>
          <table:table-cell table:style-name="ce189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9" table:formula="of:=IF(ISERROR([.D14]);IF(ISERROR([.R14]);[.N14];[.R14]);[.D14])" office:value-type="string" office:string-value="" calcext:value-type="error">
            <text:p>#N/A</text:p>
          </table:table-cell>
          <table:table-cell table:style-name="ce199" table:formula="of:=IF(ISERROR([.E14]);[.J14];[.E14])" office:value-type="string" office:string-value="" calcext:value-type="error">
            <text:p>#N/A</text:p>
          </table:table-cell>
          <table:table-cell table:style-name="ce200" table:formula="of:=[.S14]/['Sample#1'.$G$11]" office:value-type="string" office:string-value="" calcext:value-type="error">
            <text:p>#N/A</text:p>
          </table:table-cell>
          <table:table-cell table:style-name="ce201" table:formula="of:=ROUND([.U14])" office:value-type="string" office:string-value="" calcext:value-type="error">
            <text:p>#N/A</text:p>
          </table:table-cell>
          <table:table-cell table:style-name="ce202" table:formula="of:=DEC2HEX([.V14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4])&gt;0;CONCATENATE([.$B$2];&quot;_&quot;;[.$A14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8x</text:p>
          </table:table-cell>
          <table:table-cell table:style-name="ce190" table:formula="of:=CONCATENATE(REPT(&quot;0&quot;;4-LEN([.W14]));[.W14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4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4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4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7" table:formula="of:=IF(ISBLANK([.A14])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10"/>
          <table:table-cell table:style-name="ce212"/>
          <table:table-cell table:style-name="ce212" table:formula="of:=CONCATENATE(&quot;&quot;;[.$Z14])">
            <text:p/>
          </table:table-cell>
          <table:table-cell table:style-name="ce212"/>
          <table:table-cell table:style-name="ce171"/>
          <table:table-cell table:style-name="ce217" table:formula="of:=IF(LEN([.BA14])&gt;0;CONCATENATE([.BA14];[.BB14]);&quot;&quot;)">
            <text:p/>
          </table:table-cell>
          <table:table-cell/>
          <table:table-cell table:style-name="ce171" table:formula="of:=CONCATENATE(&quot;&quot;;[.$Z14])">
            <text:p/>
          </table:table-cell>
          <table:table-cell table:style-name="ce223" table:formula="of:=IF(LEN([.$BA14])&gt;0;&quot;_IDX&quot;;&quot;&quot;)">
            <text:p/>
          </table:table-cell>
          <table:table-cell table:style-name="ce171"/>
          <table:table-cell table:style-name="ce217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213" office:value-type="string" calcext:value-type="string">
            <text:p>}</text:p>
          </table:table-cell>
          <table:table-cell table:style-name="ce213"/>
          <table:table-cell table:style-name="ce213" office:value-type="string" calcext:value-type="string">
            <text:p>;</text:p>
          </table:table-cell>
          <table:table-cell/>
          <table:table-cell table:style-name="ce218" table:formula="of:=CONCATENATE([.AZ15];[.BA15];[.BB15])" office:value-type="string" office:string-value="};" calcext:value-type="string">
            <text:p>};</text:p>
          </table:table-cell>
          <table:table-cell table:style-name="ce220" office:value-type="string" calcext:value-type="string">
            <text:p>} t_enum_</text:p>
          </table:table-cell>
          <table:table-cell table:style-name="ce220" table:formula="of:=[.B1]" office:value-type="string" office:string-value="SAMPLE1_SENS" calcext:value-type="string">
            <text:p>SAMPLE1_SENS</text:p>
          </table:table-cell>
          <table:table-cell table:style-name="ce220" office:value-type="string" calcext:value-type="string">
            <text:p>;</text:p>
          </table:table-cell>
          <table:table-cell/>
          <table:table-cell table:style-name="ce218" table:formula="of:=IF(LEN([.BF15])&gt;0;CONCATENATE([.BE15];[.BF15];[.BG15]);&quot;&quot;)" office:value-type="string" office:string-value="} t_enum_SAMPLE1_SENS;" calcext:value-type="string">
            <text:p>} t_enum_SAMPLE1_SENS;</text:p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214" office:value-type="string" calcext:value-type="string">
            <office:annotation office:display="true" draw:style-name="gr4" draw:text-style-name="P2" svg:width="2.899cm" svg:height="1.781cm" svg:x="72.109cm" svg:y="8.534cm" draw:caption-point-x="9.796cm" draw:caption-point-y="-1.751cm">
              <dc:date>2014-11-06T00:00:00</dc:date>
              <text:p text:style-name="P3"><text:span text:style-name="T3">Use green areas to tune the discretizer source code.</text:span></text:p>
            </office:annotation>
            <text:p>_input</text:p>
          </table:table-cell>
          <table:table-cell table:number-columns-repeated="969"/>
        </table:table-row>
        <table:table-row table:style-name="ro5">
          <table:table-cell table:style-name="ce163" table:number-columns-repeated="2"/>
          <table:table-cell table:number-columns-repeated="7"/>
          <table:table-cell table:style-name="Default"/>
          <table:table-cell table:style-name="ce180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214" office:value-type="string" calcext:value-type="string">
            <text:p>_range_unfilt</text:p>
          </table:table-cell>
          <table:table-cell table:number-columns-repeated="969"/>
        </table:table-row>
        <table:table-row table:style-name="ro5">
          <table:table-cell table:style-name="ce163" table:number-columns-repeated="2"/>
          <table:table-cell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>
            <office:annotation office:display="true" draw:style-name="gr4" draw:text-style-name="P2" svg:width="2.899cm" svg:height="1.781cm" svg:x="13.56cm" svg:y="5.291cm" draw:caption-point-x="0.863cm" draw:caption-point-y="2.395cm">
              <dc:date>2014-11-06T00:00:00</dc:date>
              <text:p text:style-name="P3"><text:span text:style-name="T3">Use these green areas to tune the figure for source code comments.</text:span></text:p>
            </office:annotation>
          </table:table-cell>
          <table:table-cell table:style-name="ce180" office:value-type="string" calcext:value-type="string">
            <text:p>| <text:s text:c="9"/></text:p>
          </table:table-cell>
          <table:table-cell/>
          <table:table-cell table:style-name="ce180" office:value-type="string" calcext:value-type="string">
            <text:p><text:s text:c="2"/>*/</text:p>
          </table:table-cell>
          <table:table-cell table:style-name="ce180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CONCATENATE([.$B$2];[.BA16])" office:value-type="string" office:string-value="S1_input" calcext:value-type="string">
            <text:p>S1_input</text:p>
          </table:table-cell>
          <table:table-cell table:style-name="ce214" office:value-type="string" calcext:value-type="string">
            <text:p>&lt;=</text:p>
          </table:table-cell>
          <table:table-cell/>
          <table:table-cell table:formula="of:=[.BA7]" office:value-type="string" office:string-value="S1_DEGRADED LOW_CAL" calcext:value-type="string">
            <text:p>S1_DEGRADED LOW_CAL</text:p>
          </table:table-cell>
          <table:table-cell office:value-type="string" calcext:value-type="string">
            <text:p>){</text:p>
          </table:table-cell>
          <table:table-cell table:style-name="ce221" table:formula="of:=IF(LEN([.BD19])&gt;0;CONCATENATE(IF(LEN([.BD18])&gt;0;CONCATENATE([.AZ18];[.BA18];[.BB18];[.BC18];[.BD18];[.BE18]);[.AZ$34]);&quot;&quot;);&quot;&quot;)" office:value-type="string" office:string-value="if (S1_input&lt;=S1_DEGRADED LOW_CAL){" calcext:value-type="string">
            <text:p>if (S1_input&lt;=S1_DEGRADED LOW_CAL){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3"/>
          <table:table-cell/>
          <table:table-cell table:style-name="ce180" office:value-type="string" calcext:value-type="string">
            <text:p><text:s/>/* <text:s text:c="9"/></text:p>
          </table:table-cell>
          <table:table-cell table:style-name="ce183"/>
          <table:table-cell table:style-name="ce180" office:value-type="string" calcext:value-type="string">
            <text:p>v</text:p>
          </table:table-cell>
          <table:table-cell table:style-name="ce180" office:value-type="string" calcext:value-type="string">
            <text:p>| - - - - - - - - - - - - - - - <text:s/>*/</text:p>
          </table:table-cell>
          <table:table-cell table:style-name="ce180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CONCATENATE([.$B$2];[.BA17])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6]" office:value-type="string" office:string-value="S1_LOW_CAL" calcext:value-type="string">
            <text:p>S1_LOW_CAL</text:p>
          </table:table-cell>
          <table:table-cell office:value-type="string" calcext:value-type="string">
            <text:p>;</text:p>
          </table:table-cell>
          <table:table-cell table:style-name="ce221" table:formula="of:=IF(LEN([.BD19])&gt;0;CONCATENATE([.AZ19];[.BA19];[.BB19];[.BC19];[.BD19];[.BE19]);&quot;&quot;)" office:value-type="string" office:string-value="    S1_range_unfilt=S1_LOW_CAL;" calcext:value-type="string">
            <text:p><text:s text:c="4"/>S1_range_unfilt=S1_LOW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|________________________________*/</text:p>
          </table:table-cell>
          <table:table-cell/>
          <table:table-cell table:style-name="ce180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S1_input" calcext:value-type="string">
            <text:p>S1_input</text:p>
          </table:table-cell>
          <table:table-cell table:formula="of:=[.BB18]" office:value-type="string" office:string-value="&lt;=" calcext:value-type="string">
            <text:p>&lt;=</text:p>
          </table:table-cell>
          <table:table-cell/>
          <table:table-cell table:formula="of:=[.BA8]" office:value-type="string" office:string-value="S1_NORMAL_CAL" calcext:value-type="string">
            <text:p>S1_NORMAL_CAL</text:p>
          </table:table-cell>
          <table:table-cell office:value-type="string" calcext:value-type="string">
            <text:p>){</text:p>
          </table:table-cell>
          <table:table-cell table:style-name="ce221" table:formula="of:=IF(LEN([.BD21])&gt;0;CONCATENATE(IF(LEN([.BD20])&gt;0;CONCATENATE([.AZ20];[.BA20];[.BB20];[.BC20];[.BD20];[.BE20]);[.AZ$34]);&quot;&quot;);&quot;&quot;)" office:value-type="string" office:string-value="} else if (S1_input&lt;=S1_NORMAL_CAL){" calcext:value-type="string">
            <text:p>} else if (S1_input&lt;=S1_NORMAL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_________________________________*/</text:p>
          </table:table-cell>
          <table:table-cell table:style-name="ce180" table:number-columns-repeated="3"/>
          <table:table-cell table:formula="of:=CONCATENATE([.D21];[.E21];[.F21];[.G21];[.H21];[.I21];[.J21])" office:value-type="string" office:string-value=" /*          -----_________________________________*/" calcext:value-type="string">
            <office:annotation office:display="true" draw:style-name="gr7" draw:text-style-name="P2" svg:width="3.54cm" svg:height="2.571cm" svg:x="26.156cm" svg:y="6.835cm" draw:caption-point-x="-0.444cm" draw:caption-point-y="2.206cm">
              <dc:date>2014-11-06T00:00:00</dc:date>
              <text:p text:style-name="P3"><text:span text:style-name="T3">Copy from here towards down for obtaining the figure for source code comment.</text:span></text:p>
              <text:p text:style-name="P3"><text:span text:style-name="T3"/></text:p>
            </office:annotation>
            <text:p><text:s/>/* <text:s text:c="9"/>-----_________________________________*/</text:p>
          </table:table-cell>
          <table:table-cell table:number-columns-repeated="4"/>
          <table:table-cell>
            <office:annotation office:display="true" draw:style-name="gr8" draw:text-style-name="P2" svg:width="2.899cm" svg:height="4.941cm" svg:x="35.4cm" svg:y="3.591cm" draw:caption-point-x="2.058cm" draw:caption-point-y="5.45cm">
              <dc:date>2014-11-06T00:00:00</dc:date>
              <text:p text:style-name="P3"><text:span text:style-name="T3">Here you can find the auto-generated documentation figure. <text:s/>You should use screen capture, because conditional format colors are <text:s/>lost on clipboard.</text:span></text:p>
            </office:annotation>
          </table:table-cell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S1_DEGRADED LOW_CAL" calcext:value-type="string">
            <text:p>S1_DEGRADED LOW_CAL</text:p>
          </table:table-cell>
          <table:table-cell office:value-type="string" calcext:value-type="string">
            <text:p>;</text:p>
          </table:table-cell>
          <table:table-cell table:style-name="ce221" table:formula="of:=IF(LEN([.BD21])&gt;0;CONCATENATE([.AZ21];[.BA21];[.BB21];[.BC21];[.BD21];[.BE21]);&quot;&quot;)" office:value-type="string" office:string-value="    S1_range_unfilt=S1_DEGRADED LOW_CAL;" calcext:value-type="string">
            <text:p><text:s text:c="4"/>S1_range_unfilt=S1_DEGRADED LOW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office:annotation office:display="true" draw:style-name="gr13" draw:text-style-name="P2" svg:width="2.899cm" svg:height="1.386cm" svg:x="2.039cm" svg:y="10.421cm" draw:caption-point-x="1.282cm" draw:caption-point-y="-0.929cm">
              <dc:date>2014-11-06T00:00:00</dc:date>
              <text:p text:style-name="P3"><text:span text:style-name="T3">Select the range in order to obtain the figures.</text:span></text:p>
            </office:annotation>
            <text:p>HIGH</text:p>
          </table:table-cell>
          <table:table-cell table:formula="of:=IF(LEN([.A22])&gt;0;VLOOKUP([.A22];[.$A$6:.$B$15];2;0);&quot;&quot;)" office:value-type="float" office:value="18.5" calcext:value-type="float">
            <text:p>18,5</text:p>
          </table:table-cell>
          <table:table-cell table:style-name="ce172" table:content-validation-name="val3" office:value-type="string" calcext:value-type="string">
            <office:annotation office:display="true" draw:style-name="gr14" draw:text-style-name="P2" svg:width="2.899cm" svg:height="0.991cm" svg:x="8.581cm" svg:y="9.697cm" draw:caption-point-x="-0.499cm" draw:caption-point-y="-0.205cm">
              <dc:date>2014-11-06T00:00:00</dc:date>
              <text:p text:style-name="P3"><text:span text:style-name="T3">Select the color for the range.</text:span></text:p>
            </office:annotation>
            <text:p>RED</text:p>
          </table:table-cell>
          <table:table-cell table:style-name="ce181" table:formula="of:=[.D23]" office:value-type="string" office:string-value=" /*          " calcext:value-type="string">
            <text:p><text:s/>/* <text:s text:c="9"/></text:p>
          </table:table-cell>
          <table:table-cell table:style-name="ce181" table:formula="of:=[.E23]" office:value-type="string" office:string-value="-----" calcext:value-type="string">
            <text:p>-----</text:p>
          </table:table-cell>
          <table:table-cell table:style-name="ce181" table:formula="of:=[.F23]">
            <text:p/>
          </table:table-cell>
          <table:table-cell table:style-name="ce181" table:formula="of:=[.G23]" office:value-type="string" office:string-value="|          " calcext:value-type="string">
            <text:p>| <text:s text:c="9"/></text:p>
          </table:table-cell>
          <table:table-cell table:style-name="ce181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3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S1_input" calcext:value-type="string">
            <text:p>S1_input</text:p>
          </table:table-cell>
          <table:table-cell table:formula="of:=[.BB20]" office:value-type="string" office:string-value="&lt;=" calcext:value-type="string">
            <text:p>&lt;=</text:p>
          </table:table-cell>
          <table:table-cell/>
          <table:table-cell table:formula="of:=[.BA9]" office:value-type="string" office:string-value="S1_DEGRADED HIGH_CAL" calcext:value-type="string">
            <text:p>S1_DEGRADED HIGH_CAL</text:p>
          </table:table-cell>
          <table:table-cell office:value-type="string" calcext:value-type="string">
            <text:p>){</text:p>
          </table:table-cell>
          <table:table-cell table:style-name="ce221" table:formula="of:=IF(LEN([.BD23])&gt;0;CONCATENATE(IF(LEN([.BD22])&gt;0;CONCATENATE([.AZ22];[.BA22];[.BB22];[.BC22];[.BD22];[.BE22]);[.AZ$34]);&quot;&quot;);&quot;&quot;)" office:value-type="string" office:string-value="} else if (S1_input&lt;=S1_DEGRADED HIGH_CAL){" calcext:value-type="string">
            <text:p>} else if (S1_input&lt;=S1_DEGRADED HIGH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2]" office:value-type="string" office:string-value="RED" calcext:value-type="string">
            <text:p>RED</text:p>
          </table:table-cell>
          <table:table-cell table:formula="of:=IF(ISBLANK([.$A22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2]);&quot;&quot;;CONCATENATE(&quot;&quot;;[.E$18]))" office:value-type="string" office:string-value="-----" calcext:value-type="string">
            <text:p>-----</text:p>
          </table:table-cell>
          <table:table-cell table:formula="of:=IF(ISBLANK([.$A22]);&quot;&quot;;CONCATENATE(&quot;&quot;;[.F$18]))">
            <text:p/>
          </table:table-cell>
          <table:table-cell table:formula="of:=IF(ISBLANK([.$A22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2]);&quot;&quot;;[.$A22]&amp;REPT(&quot; &quot;;20-LEN([.$A22])))" office:value-type="string" office:string-value="HIGH                " calcext:value-type="string">
            <text:p>HIGH <text:s text:c="15"/></text:p>
          </table:table-cell>
          <table:table-cell table:formula="of:=IF(ISBLANK([.$A22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22]);&quot;&quot;;CONCATENATE(&quot;&quot;;[.J$18]))">
            <text:p/>
          </table:table-cell>
          <table:table-cell table:formula="of:=CONCATENATE([.D23];[.E23];[.F23];[.G23];[.H23];[.I23];[.J23])" office:value-type="string" office:string-value=" /*          -----|          HIGH                  */" calcext:value-type="string">
            <text:p><text:s/>/* <text:s text:c="9"/>-----| <text:s text:c="9"/>HIGH <text:s text:c="17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S1_NORMAL_CAL" calcext:value-type="string">
            <text:p>S1_NORMAL_CAL</text:p>
          </table:table-cell>
          <table:table-cell office:value-type="string" calcext:value-type="string">
            <text:p>;</text:p>
          </table:table-cell>
          <table:table-cell table:style-name="ce221" table:formula="of:=IF(LEN([.BD23])&gt;0;CONCATENATE([.AZ23];[.BA23];[.BB23];[.BC23];[.BD23];[.BE23]);&quot;&quot;)" office:value-type="string" office:string-value="    S1_range_unfilt=S1_NORMAL_CAL;" calcext:value-type="string">
            <text:p><text:s text:c="4"/>S1_range_unfilt=S1_NORMAL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3]" office:value-type="string" office:string-value="RED" calcext:value-type="string">
            <text:p>RED</text:p>
          </table:table-cell>
          <table:table-cell table:style-name="ce182" table:formula="of:=[.D25]" office:value-type="string" office:string-value=" /*          " calcext:value-type="string">
            <text:p><text:s/>/* <text:s text:c="9"/></text:p>
          </table:table-cell>
          <table:table-cell table:style-name="ce182" table:formula="of:=[.E23]" office:value-type="string" office:string-value="-----" calcext:value-type="string">
            <text:p>-----</text:p>
          </table:table-cell>
          <table:table-cell table:style-name="ce182" table:formula="of:=[.F23]">
            <text:p/>
          </table:table-cell>
          <table:table-cell table:style-name="ce182" table:formula="of:=[.G23]" office:value-type="string" office:string-value="|          " calcext:value-type="string">
            <text:p>| <text:s text:c="9"/></text:p>
          </table:table-cell>
          <table:table-cell table:style-name="ce182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24];[.E24];[.F24];[.G24];[.H24];[.I24];[.J2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2])" office:value-type="string" office:string-value="HIGH" calcext:value-type="string">
            <text:p>HIGH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S1_input" calcext:value-type="string">
            <text:p>S1_input</text:p>
          </table:table-cell>
          <table:table-cell table:formula="of:=[.BB22]" office:value-type="string" office:string-value="&lt;=" calcext:value-type="string">
            <text:p>&lt;=</text:p>
          </table:table-cell>
          <table:table-cell/>
          <table:table-cell table:formula="of:=[.BA10]" office:value-type="string" office:string-value="S1_HIGH_CAL" calcext:value-type="string">
            <text:p>S1_HIGH_CAL</text:p>
          </table:table-cell>
          <table:table-cell office:value-type="string" calcext:value-type="string">
            <text:p>){</text:p>
          </table:table-cell>
          <table:table-cell table:style-name="ce221" table:formula="of:=IF(LEN([.BD25])&gt;0;CONCATENATE(IF(LEN([.BD24])&gt;0;CONCATENATE([.AZ24];[.BA24];[.BB24];[.BC24];[.BD24];[.BE24]);[.AZ$34]);&quot;&quot;);&quot;&quot;)" office:value-type="string" office:string-value="} else if (S1_input&lt;=S1_HIGH_CAL){" calcext:value-type="string">
            <text:p>} else if (S1_input&lt;=S1_HIGH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24]" office:value-type="string" office:string-value="RED" calcext:value-type="string">
            <text:p>RED</text:p>
          </table:table-cell>
          <table:table-cell table:style-name="ce170" table:formula="of:=IF(ISBLANK([.$A22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2];&quot;0,0&quot;)));TEXT([.B22];&quot;0,0&quot;))" office:value-type="string" office:string-value="18,5" calcext:value-type="string">
            <text:p>18,5</text:p>
          </table:table-cell>
          <table:table-cell table:style-name="ce170" table:formula="of:=IF(ISBLANK([.$A22]);&quot;&quot;;CONCATENATE(&quot;&quot;;[.F$19]))" office:value-type="string" office:string-value="v" calcext:value-type="string">
            <text:p>v</text:p>
          </table:table-cell>
          <table:table-cell table:style-name="ce184" table:formula="of:=IF(LEN([.$A22])=0;&quot;&quot;;IF(ISBLANK([.A26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22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25];[.E25];[.F25];[.G25];[.H25];[.I25];[.J25])" office:value-type="string" office:string-value=" /*          18,5v| - - - - - - - - - - - - - - -  */" calcext:value-type="string">
            <text:p><text:s/>/* <text:s text:c="9"/>18,5v| - - - - - - - - - - - - - - - <text:s/>*/</text:p>
          </table:table-cell>
          <table:table-cell table:number-columns-repeated="4"/>
          <table:table-cell table:style-name="ce192" table:formula="of:=[.E25]&amp;&quot; v&quot;" office:value-type="string" office:string-value="18,5 v" calcext:value-type="string">
            <text:p>18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S1_DEGRADED HIGH_CAL" calcext:value-type="string">
            <text:p>S1_DEGRADED HIGH_CAL</text:p>
          </table:table-cell>
          <table:table-cell office:value-type="string" calcext:value-type="string">
            <text:p>;</text:p>
          </table:table-cell>
          <table:table-cell table:style-name="ce221" table:formula="of:=IF(LEN([.BD25])&gt;0;CONCATENATE([.AZ25];[.BA25];[.BB25];[.BC25];[.BD25];[.BE25]);&quot;&quot;)" office:value-type="string" office:string-value="    S1_range_unfilt=S1_DEGRADED HIGH_CAL;" calcext:value-type="string">
            <text:p><text:s text:c="4"/>S1_range_unfilt=S1_DEGRADED HIGH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DEGRADED HIGH</text:p>
          </table:table-cell>
          <table:table-cell table:formula="of:=IF(LEN([.A26])&gt;0;VLOOKUP([.A26];[.$A$6:.$B$15];2;0);&quot;&quot;)" office:value-type="float" office:value="16.5" calcext:value-type="float">
            <text:p>16,5</text:p>
          </table:table-cell>
          <table:table-cell table:style-name="ce173" table:content-validation-name="val3" office:value-type="string" calcext:value-type="string">
            <text:p>YELLOW</text:p>
          </table:table-cell>
          <table:table-cell table:style-name="ce181" table:formula="of:=[.D27]" office:value-type="string" office:string-value=" /*          " calcext:value-type="string">
            <text:p><text:s/>/* <text:s text:c="9"/></text:p>
          </table:table-cell>
          <table:table-cell table:style-name="ce181" table:formula="of:=[.E27]" office:value-type="string" office:string-value="-----" calcext:value-type="string">
            <text:p>-----</text:p>
          </table:table-cell>
          <table:table-cell table:style-name="ce181" table:formula="of:=[.F27]">
            <text:p/>
          </table:table-cell>
          <table:table-cell table:style-name="ce181" table:formula="of:=[.G27]" office:value-type="string" office:string-value="|          " calcext:value-type="string">
            <text:p>| <text:s text:c="9"/></text:p>
          </table:table-cell>
          <table:table-cell table:style-name="ce181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S1_input" calcext:value-type="string">
            <text:p>S1_input</text:p>
          </table:table-cell>
          <table:table-cell table:formula="of:=[.BB24]" office:value-type="string" office:string-value="&lt;=" calcext:value-type="string">
            <text:p>&lt;=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27])&gt;0;CONCATENATE(IF(LEN([.BD26])&gt;0;CONCATENATE([.AZ26];[.BA26];[.BB26];[.BC26];[.BD26];[.BE26]);[.AZ$34]);&quot;&quot;);&quot;&quot;)" office:value-type="string" office:string-value="} else {" calcext:value-type="string">
            <text:p>} else 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6]" office:value-type="string" office:string-value="YELLOW" calcext:value-type="string">
            <text:p>YELLOW</text:p>
          </table:table-cell>
          <table:table-cell table:formula="of:=IF(ISBLANK([.$A26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6]);&quot;&quot;;CONCATENATE(&quot;&quot;;[.E$18]))" office:value-type="string" office:string-value="-----" calcext:value-type="string">
            <text:p>-----</text:p>
          </table:table-cell>
          <table:table-cell table:formula="of:=IF(ISBLANK([.$A26]);&quot;&quot;;CONCATENATE(&quot;&quot;;[.F$18]))">
            <text:p/>
          </table:table-cell>
          <table:table-cell table:formula="of:=IF(ISBLANK([.$A26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6]);&quot;&quot;;[.$A26]&amp;REPT(&quot; &quot;;20-LEN([.$A26])))" office:value-type="string" office:string-value="DEGRADED HIGH       " calcext:value-type="string">
            <text:p>DEGRADED HIGH <text:s text:c="6"/></text:p>
          </table:table-cell>
          <table:table-cell table:formula="of:=IF(ISBLANK([.$A26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26]);&quot;&quot;;CONCATENATE(&quot;&quot;;[.J$18]))">
            <text:p/>
          </table:table-cell>
          <table:table-cell table:formula="of:=CONCATENATE([.D27];[.E27];[.F27];[.G27];[.H27];[.I27];[.J27])" office:value-type="string" office:string-value=" /*          -----|          DEGRADED HIGH         */" calcext:value-type="string">
            <text:p><text:s/>/* <text:s text:c="9"/>-----| <text:s text:c="9"/>DEGRADED HIGH <text:s text:c="8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 office:value-type="string" office:string-value="S1_HIGH_CAL" calcext:value-type="string">
            <text:p>S1_HIGH_CAL</text:p>
          </table:table-cell>
          <table:table-cell office:value-type="string" calcext:value-type="string">
            <text:p>;</text:p>
          </table:table-cell>
          <table:table-cell table:style-name="ce221" table:formula="of:=IF(LEN([.BD27])&gt;0;CONCATENATE([.AZ27];[.BA27];[.BB27];[.BC27];[.BD27];[.BE27]);&quot;&quot;)" office:value-type="string" office:string-value="    S1_range_unfilt=S1_HIGH_CAL;" calcext:value-type="string">
            <text:p><text:s text:c="4"/>S1_range_unfilt=S1_HIGH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7]" office:value-type="string" office:string-value="YELLOW" calcext:value-type="string">
            <text:p>YELLOW</text:p>
          </table:table-cell>
          <table:table-cell table:style-name="ce182" table:formula="of:=[.D29]" office:value-type="string" office:string-value=" /*          " calcext:value-type="string">
            <text:p><text:s/>/* <text:s text:c="9"/></text:p>
          </table:table-cell>
          <table:table-cell table:style-name="ce182" table:formula="of:=[.E27]" office:value-type="string" office:string-value="-----" calcext:value-type="string">
            <text:p>-----</text:p>
          </table:table-cell>
          <table:table-cell table:style-name="ce182" table:formula="of:=[.F27]">
            <text:p/>
          </table:table-cell>
          <table:table-cell table:style-name="ce182" table:formula="of:=[.G27]" office:value-type="string" office:string-value="|          " calcext:value-type="string">
            <text:p>| <text:s text:c="9"/></text:p>
          </table:table-cell>
          <table:table-cell table:style-name="ce182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28];[.E28];[.F28];[.G28];[.H28];[.I28];[.J2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6])" office:value-type="string" office:string-value="DEGRADED HIGH" calcext:value-type="string">
            <text:p>DEGRADED HIGH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S1_input" calcext:value-type="string">
            <text:p>S1_input</text:p>
          </table:table-cell>
          <table:table-cell table:formula="of:=[.BB26]" office:value-type="string" office:string-value="&lt;=" calcext:value-type="string">
            <text:p>&lt;=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29])&gt;0;CONCATENATE(IF(LEN([.BD28])&gt;0;CONCATENATE([.AZ28];[.BA28];[.BB28];[.BC28];[.BD28];[.BE28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28]" office:value-type="string" office:string-value="YELLOW" calcext:value-type="string">
            <text:p>YELLOW</text:p>
          </table:table-cell>
          <table:table-cell table:style-name="ce170" table:formula="of:=IF(ISBLANK([.$A26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6];&quot;0,0&quot;)));TEXT([.B26];&quot;0,0&quot;))" office:value-type="string" office:string-value="16,5" calcext:value-type="string">
            <text:p>16,5</text:p>
          </table:table-cell>
          <table:table-cell table:style-name="ce170" table:formula="of:=IF(ISBLANK([.$A26]);&quot;&quot;;CONCATENATE(&quot;&quot;;[.F$19]))" office:value-type="string" office:string-value="v" calcext:value-type="string">
            <text:p>v</text:p>
          </table:table-cell>
          <table:table-cell table:style-name="ce184" table:formula="of:=IF(LEN([.$A26])=0;&quot;&quot;;IF(ISBLANK([.A30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26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29];[.E29];[.F29];[.G29];[.H29];[.I29];[.J29])" office:value-type="string" office:string-value=" /*          16,5v| - - - - - - - - - - - - - - -  */" calcext:value-type="string">
            <text:p><text:s/>/* <text:s text:c="9"/>16,5v| - - - - - - - - - - - - - - - <text:s/>*/</text:p>
          </table:table-cell>
          <table:table-cell table:number-columns-repeated="4"/>
          <table:table-cell table:style-name="ce192" table:formula="of:=[.E29]&amp;&quot; v&quot;" office:value-type="string" office:string-value="16,5 v" calcext:value-type="string">
            <text:p>16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29])&gt;0;CONCATENATE([.AZ29];[.BA29];[.BB29];[.BC29];[.BD29];[.BE29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NORMAL</text:p>
          </table:table-cell>
          <table:table-cell table:formula="of:=IF(LEN([.A30])&gt;0;VLOOKUP([.A30];[.$A$6:.$B$15];2;0);&quot;&quot;)" office:value-type="float" office:value="7.5" calcext:value-type="float">
            <text:p>7,5</text:p>
          </table:table-cell>
          <table:table-cell table:style-name="ce174" table:content-validation-name="val3" office:value-type="string" calcext:value-type="string">
            <text:p>GREEN</text:p>
          </table:table-cell>
          <table:table-cell table:style-name="ce181" table:formula="of:=[.D31]" office:value-type="string" office:string-value=" /*          " calcext:value-type="string">
            <text:p><text:s/>/* <text:s text:c="9"/></text:p>
          </table:table-cell>
          <table:table-cell table:style-name="ce181" table:formula="of:=[.E31]" office:value-type="string" office:string-value="-----" calcext:value-type="string">
            <text:p>-----</text:p>
          </table:table-cell>
          <table:table-cell table:style-name="ce181" table:formula="of:=[.F31]">
            <text:p/>
          </table:table-cell>
          <table:table-cell table:style-name="ce181" table:formula="of:=[.G31]" office:value-type="string" office:string-value="|          " calcext:value-type="string">
            <text:p>| <text:s text:c="9"/></text:p>
          </table:table-cell>
          <table:table-cell table:style-name="ce181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S1_input" calcext:value-type="string">
            <text:p>S1_input</text:p>
          </table:table-cell>
          <table:table-cell table:formula="of:=[.BB28]" office:value-type="string" office:string-value="&lt;=" calcext:value-type="string">
            <text:p>&lt;=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31])&gt;0;CONCATENATE(IF(LEN([.BD30])&gt;0;CONCATENATE([.AZ30];[.BA30];[.BB30];[.BC30];[.BD30];[.BE30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0]" office:value-type="string" office:string-value="GREEN" calcext:value-type="string">
            <text:p>GREEN</text:p>
          </table:table-cell>
          <table:table-cell table:formula="of:=IF(ISBLANK([.$A30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0]);&quot;&quot;;CONCATENATE(&quot;&quot;;[.E$18]))" office:value-type="string" office:string-value="-----" calcext:value-type="string">
            <text:p>-----</text:p>
          </table:table-cell>
          <table:table-cell table:formula="of:=IF(ISBLANK([.$A30]);&quot;&quot;;CONCATENATE(&quot;&quot;;[.F$18]))">
            <text:p/>
          </table:table-cell>
          <table:table-cell table:formula="of:=IF(ISBLANK([.$A30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0]);&quot;&quot;;[.$A30]&amp;REPT(&quot; &quot;;20-LEN([.$A30])))" office:value-type="string" office:string-value="NORMAL              " calcext:value-type="string">
            <text:p>NORMAL <text:s text:c="13"/></text:p>
          </table:table-cell>
          <table:table-cell table:formula="of:=IF(ISBLANK([.$A30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30]);&quot;&quot;;CONCATENATE(&quot;&quot;;[.J$18]))">
            <text:p/>
          </table:table-cell>
          <table:table-cell table:formula="of:=CONCATENATE([.D31];[.E31];[.F31];[.G31];[.H31];[.I31];[.J31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1])&gt;0;CONCATENATE([.AZ31];[.BA31];[.BB31];[.BC31];[.BD31];[.BE31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1]" office:value-type="string" office:string-value="GREEN" calcext:value-type="string">
            <text:p>GREEN</text:p>
          </table:table-cell>
          <table:table-cell table:style-name="ce182" table:formula="of:=[.D33]" office:value-type="string" office:string-value=" /*          " calcext:value-type="string">
            <text:p><text:s/>/* <text:s text:c="9"/></text:p>
          </table:table-cell>
          <table:table-cell table:style-name="ce182" table:formula="of:=[.E31]" office:value-type="string" office:string-value="-----" calcext:value-type="string">
            <text:p>-----</text:p>
          </table:table-cell>
          <table:table-cell table:style-name="ce182" table:formula="of:=[.F31]">
            <text:p/>
          </table:table-cell>
          <table:table-cell table:style-name="ce182" table:formula="of:=[.G31]" office:value-type="string" office:string-value="|          " calcext:value-type="string">
            <text:p>| <text:s text:c="9"/></text:p>
          </table:table-cell>
          <table:table-cell table:style-name="ce182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2];[.E32];[.F32];[.G32];[.H32];[.I32];[.J3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0])" office:value-type="string" office:string-value="NORMAL" calcext:value-type="string">
            <text:p>NORMAL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S1_input" calcext:value-type="string">
            <text:p>S1_input</text:p>
          </table:table-cell>
          <table:table-cell table:formula="of:=[.BB30]" office:value-type="string" office:string-value="&lt;=" calcext:value-type="string">
            <text:p>&lt;=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33])&gt;0;CONCATENATE(IF(LEN([.BD32])&gt;0;CONCATENATE([.AZ32];[.BA32];[.BB32];[.BC32];[.BD32];[.BE32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32]" office:value-type="string" office:string-value="GREEN" calcext:value-type="string">
            <text:p>GREEN</text:p>
          </table:table-cell>
          <table:table-cell table:style-name="ce170" table:formula="of:=IF(ISBLANK([.$A30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0];&quot;0,0&quot;)));TEXT([.B30];&quot;0,0&quot;))" office:value-type="string" office:string-value=" 7,5" calcext:value-type="string">
            <text:p><text:s/>7,5</text:p>
          </table:table-cell>
          <table:table-cell table:style-name="ce170" table:formula="of:=IF(ISBLANK([.$A30]);&quot;&quot;;CONCATENATE(&quot;&quot;;[.F$19]))" office:value-type="string" office:string-value="v" calcext:value-type="string">
            <text:p>v</text:p>
          </table:table-cell>
          <table:table-cell table:style-name="ce184" table:formula="of:=IF(LEN([.$A30])=0;&quot;&quot;;IF(ISBLANK([.A34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30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33];[.E33];[.F33];[.G33];[.H33];[.I33];[.J33])" office:value-type="string" office:string-value=" /*           7,5v| - - - - - - - - - - - - - - -  */" calcext:value-type="string">
            <text:p><text:s/>/* <text:s text:c="10"/>7,5v| - - - - - - - - - - - - - - - <text:s/>*/</text:p>
          </table:table-cell>
          <table:table-cell table:number-columns-repeated="4"/>
          <table:table-cell table:style-name="ce192" table:formula="of:=[.E33]&amp;&quot; v&quot;" office:value-type="string" office:string-value=" 7,5 v" calcext:value-type="string">
            <text:p><text:s/>7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3])&gt;0;CONCATENATE([.AZ33];[.BA33];[.BB33];[.BC33];[.BD33];[.BE33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DEGRADED LOW</text:p>
          </table:table-cell>
          <table:table-cell table:formula="of:=IF(LEN([.A34])&gt;0;VLOOKUP([.A34];[.$A$6:.$B$15];2;0);&quot;&quot;)" office:value-type="float" office:value="6.5" calcext:value-type="float">
            <text:p>6,5</text:p>
          </table:table-cell>
          <table:table-cell table:style-name="ce175" table:content-validation-name="val3" office:value-type="string" calcext:value-type="string">
            <text:p>YELLOW</text:p>
          </table:table-cell>
          <table:table-cell table:style-name="ce181" table:formula="of:=[.D35]" office:value-type="string" office:string-value=" /*          " calcext:value-type="string">
            <text:p><text:s/>/* <text:s text:c="9"/></text:p>
          </table:table-cell>
          <table:table-cell table:style-name="ce181" table:formula="of:=[.E35]" office:value-type="string" office:string-value="-----" calcext:value-type="string">
            <text:p>-----</text:p>
          </table:table-cell>
          <table:table-cell table:style-name="ce181" table:formula="of:=[.F35]">
            <text:p/>
          </table:table-cell>
          <table:table-cell table:style-name="ce181" table:formula="of:=[.G35]" office:value-type="string" office:string-value="|          " calcext:value-type="string">
            <text:p>| <text:s text:c="9"/></text:p>
          </table:table-cell>
          <table:table-cell table:style-name="ce181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4];[.E34];[.F34];[.G34];[.H34];[.I34];[.J3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21" table:formula="of:=IF(LEN([.BD35])&gt;0;CONCATENATE(IF(LEN([.BD34])&gt;0;CONCATENATE([.AZ34];[.BA34];[.BB34];[.BC34];[.BD34];[.BE34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4]" office:value-type="string" office:string-value="YELLOW" calcext:value-type="string">
            <text:p>YELLOW</text:p>
          </table:table-cell>
          <table:table-cell table:formula="of:=IF(ISBLANK([.$A34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4]);&quot;&quot;;CONCATENATE(&quot;&quot;;[.E$18]))" office:value-type="string" office:string-value="-----" calcext:value-type="string">
            <text:p>-----</text:p>
          </table:table-cell>
          <table:table-cell table:formula="of:=IF(ISBLANK([.$A34]);&quot;&quot;;CONCATENATE(&quot;&quot;;[.F$18]))">
            <text:p/>
          </table:table-cell>
          <table:table-cell table:formula="of:=IF(ISBLANK([.$A34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4]);&quot;&quot;;[.$A34]&amp;REPT(&quot; &quot;;20-LEN([.$A34])))" office:value-type="string" office:string-value="DEGRADED LOW        " calcext:value-type="string">
            <text:p>DEGRADED LOW <text:s text:c="7"/></text:p>
          </table:table-cell>
          <table:table-cell table:formula="of:=IF(ISBLANK([.$A34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34]);&quot;&quot;;CONCATENATE(&quot;&quot;;[.J$18]))">
            <text:p/>
          </table:table-cell>
          <table:table-cell table:formula="of:=CONCATENATE([.D35];[.E35];[.F35];[.G35];[.H35];[.I35];[.J35])" office:value-type="string" office:string-value=" /*          -----|          DEGRADED LOW          */" calcext:value-type="string">
            <text:p><text:s/>/* <text:s text:c="9"/>-----| <text:s text:c="9"/>DEGRADED LOW <text:s text:c="9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5])&gt;0;CONCATENATE([.AZ35];[.BA35];[.BB35];[.BC35];[.BD35];[.BE35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5]" office:value-type="string" office:string-value="YELLOW" calcext:value-type="string">
            <text:p>YELLOW</text:p>
          </table:table-cell>
          <table:table-cell table:style-name="ce182" table:formula="of:=[.D37]" office:value-type="string" office:string-value=" /*          " calcext:value-type="string">
            <text:p><text:s/>/* <text:s text:c="9"/></text:p>
          </table:table-cell>
          <table:table-cell table:style-name="ce182" table:formula="of:=[.E35]" office:value-type="string" office:string-value="-----" calcext:value-type="string">
            <text:p>-----</text:p>
          </table:table-cell>
          <table:table-cell table:style-name="ce182" table:formula="of:=[.F35]">
            <text:p/>
          </table:table-cell>
          <table:table-cell table:style-name="ce182" table:formula="of:=[.G35]" office:value-type="string" office:string-value="|          " calcext:value-type="string">
            <text:p>| <text:s text:c="9"/></text:p>
          </table:table-cell>
          <table:table-cell table:style-name="ce182" table:formula="of:=IF(ISBLANK([.$A34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34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6];[.E36];[.F36];[.G36];[.H36];[.I36];[.J3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4])" office:value-type="string" office:string-value="DEGRADED LOW" calcext:value-type="string">
            <text:p>DEGRADED LOW</text:p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2" table:formula="of:=[.AZ36]" office:value-type="string" office:string-value="}" calcext:value-type="string">
            <text:p>}</text:p>
          </table:table-cell>
          <table:table-cell table:style-name="ce226" table:number-columns-repeated="2"/>
          <table:table-cell table:style-name="ce229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36]" office:value-type="string" office:string-value="YELLOW" calcext:value-type="string">
            <text:p>YELLOW</text:p>
          </table:table-cell>
          <table:table-cell table:style-name="ce170" table:formula="of:=IF(ISBLANK([.$A34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4];&quot;0,0&quot;)));TEXT([.B34];&quot;0,0&quot;))" office:value-type="string" office:string-value=" 6,5" calcext:value-type="string">
            <text:p><text:s/>6,5</text:p>
          </table:table-cell>
          <table:table-cell table:style-name="ce170" table:formula="of:=IF(ISBLANK([.$A34]);&quot;&quot;;CONCATENATE(&quot;&quot;;[.F$19]))" office:value-type="string" office:string-value="v" calcext:value-type="string">
            <text:p>v</text:p>
          </table:table-cell>
          <table:table-cell table:style-name="ce184" table:formula="of:=IF(LEN([.$A34])=0;&quot;&quot;;IF(ISBLANK([.A38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34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37];[.E37];[.F37];[.G37];[.H37];[.I37];[.J37])" office:value-type="string" office:string-value=" /*           6,5v| - - - - - - - - - - - - - - -  */" calcext:value-type="string">
            <text:p><text:s/>/* <text:s text:c="10"/>6,5v| - - - - - - - - - - - - - - - <text:s/>*/</text:p>
          </table:table-cell>
          <table:table-cell table:number-columns-repeated="4"/>
          <table:table-cell table:style-name="ce192" table:formula="of:=[.E37]&amp;&quot; v&quot;" office:value-type="string" office:string-value=" 6,5 v" calcext:value-type="string">
            <text:p><text:s/>6,5 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 office:value-type="string" calcext:value-type="string">
            <text:p>LOW</text:p>
          </table:table-cell>
          <table:table-cell table:formula="of:=IF(LEN([.A38])&gt;0;VLOOKUP([.A38];[.$A$6:.$B$15];2;0);&quot;&quot;)" office:value-type="float" office:value="0" calcext:value-type="float">
            <text:p>0</text:p>
          </table:table-cell>
          <table:table-cell table:style-name="ce176" table:content-validation-name="val3" office:value-type="string" calcext:value-type="string">
            <text:p>RED</text:p>
          </table:table-cell>
          <table:table-cell table:style-name="ce181" table:formula="of:=[.D39]" office:value-type="string" office:string-value=" /*          " calcext:value-type="string">
            <text:p><text:s/>/* <text:s text:c="9"/></text:p>
          </table:table-cell>
          <table:table-cell table:style-name="ce181" table:formula="of:=[.E39]" office:value-type="string" office:string-value="-----" calcext:value-type="string">
            <text:p>-----</text:p>
          </table:table-cell>
          <table:table-cell table:style-name="ce181" table:formula="of:=[.F39]">
            <text:p/>
          </table:table-cell>
          <table:table-cell table:style-name="ce181" table:formula="of:=[.G39]" office:value-type="string" office:string-value="|          " calcext:value-type="string">
            <text:p>| <text:s text:c="9"/></text:p>
          </table:table-cell>
          <table:table-cell table:style-name="ce181" table:formula="of:=IF(ISBLANK([.$A38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38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8];[.E38];[.F38];[.G38];[.H38];[.I38];[.J3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1005"/>
        </table:table-row>
        <table:table-row table:style-name="ro5">
          <table:table-cell table:number-columns-repeated="2"/>
          <table:table-cell table:formula="of:=[.C38]" office:value-type="string" office:string-value="RED" calcext:value-type="string">
            <text:p>RED</text:p>
          </table:table-cell>
          <table:table-cell table:formula="of:=IF(ISBLANK([.$A38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8]);&quot;&quot;;CONCATENATE(&quot;&quot;;[.E$18]))" office:value-type="string" office:string-value="-----" calcext:value-type="string">
            <text:p>-----</text:p>
          </table:table-cell>
          <table:table-cell table:formula="of:=IF(ISBLANK([.$A38]);&quot;&quot;;CONCATENATE(&quot;&quot;;[.F$18]))">
            <text:p/>
          </table:table-cell>
          <table:table-cell table:formula="of:=IF(ISBLANK([.$A38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8]);&quot;&quot;;[.$A38]&amp;REPT(&quot; &quot;;20-LEN([.$A38])))" office:value-type="string" office:string-value="LOW                 " calcext:value-type="string">
            <text:p>LOW <text:s text:c="16"/></text:p>
          </table:table-cell>
          <table:table-cell table:formula="of:=IF(ISBLANK([.$A38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38]);&quot;&quot;;CONCATENATE(&quot;&quot;;[.J$18]))">
            <text:p/>
          </table:table-cell>
          <table:table-cell table:formula="of:=CONCATENATE([.D39];[.E39];[.F39];[.G39];[.H39];[.I39];[.J39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194"/>
          <table:table-cell table:number-columns-repeated="1005"/>
        </table:table-row>
        <table:table-row table:style-name="ro5">
          <table:table-cell table:number-columns-repeated="2"/>
          <table:table-cell table:formula="of:=[.C39]" office:value-type="string" office:string-value="RED" calcext:value-type="string">
            <text:p>RED</text:p>
          </table:table-cell>
          <table:table-cell table:style-name="ce182" table:formula="of:=[.D41]" office:value-type="string" office:string-value=" /*          " calcext:value-type="string">
            <text:p><text:s/>/* <text:s text:c="9"/></text:p>
          </table:table-cell>
          <table:table-cell table:style-name="ce182" table:formula="of:=[.E39]" office:value-type="string" office:string-value="-----" calcext:value-type="string">
            <text:p>-----</text:p>
          </table:table-cell>
          <table:table-cell table:style-name="ce182" table:formula="of:=[.F39]">
            <text:p/>
          </table:table-cell>
          <table:table-cell table:style-name="ce182" table:formula="of:=[.G39]" office:value-type="string" office:string-value="|          " calcext:value-type="string">
            <text:p>| <text:s text:c="9"/></text:p>
          </table:table-cell>
          <table:table-cell table:style-name="ce182" table:formula="of:=IF(ISBLANK([.$A38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38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0];[.E40];[.F40];[.G40];[.H40];[.I40];[.J4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8])" office:value-type="string" office:string-value="LOW" calcext:value-type="string">
            <text:p>LOW</text:p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40]" office:value-type="string" office:string-value="RED" calcext:value-type="string">
            <text:p>RED</text:p>
          </table:table-cell>
          <table:table-cell table:style-name="ce170" table:formula="of:=IF(ISBLANK([.$A38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8];&quot;0,0&quot;)));TEXT([.B38];&quot;0,0&quot;))" office:value-type="string" office:string-value=" 0,0" calcext:value-type="string">
            <text:p><text:s/>0,0</text:p>
          </table:table-cell>
          <table:table-cell table:style-name="ce170" table:formula="of:=IF(ISBLANK([.$A38]);&quot;&quot;;CONCATENATE(&quot;&quot;;[.F$19]))" office:value-type="string" office:string-value="v" calcext:value-type="string">
            <text:p>v</text:p>
          </table:table-cell>
          <table:table-cell table:style-name="ce184" table:formula="of:=IF(LEN([.$A38])=0;&quot;&quot;;IF(ISBLANK([.A42])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70" table:formula="of:=IF(ISBLANK([.$A38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1];[.E41];[.F41];[.G41];[.H41];[.I41];[.J41])" office:value-type="string" office:string-value=" /*           0,0v|________________________________*/" calcext:value-type="string">
            <text:p><text:s/>/* <text:s text:c="10"/>0,0v|________________________________*/</text:p>
          </table:table-cell>
          <table:table-cell table:number-columns-repeated="4"/>
          <table:table-cell table:style-name="ce192" table:formula="of:=[.E41]&amp;&quot; v&quot;" office:value-type="string" office:string-value=" 0,0 v" calcext:value-type="string">
            <text:p><text:s/>0,0 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42])&gt;0;VLOOKUP([.A42];[.$A$6:.$B$15];2;0);&quot;&quot;)">
            <text:p/>
          </table:table-cell>
          <table:table-cell table:style-name="ce177" table:content-validation-name="val3"/>
          <table:table-cell table:style-name="ce181" table:formula="of:=[.D43]">
            <text:p/>
          </table:table-cell>
          <table:table-cell table:style-name="ce181" table:formula="of:=[.E43]">
            <text:p/>
          </table:table-cell>
          <table:table-cell table:style-name="ce181" table:formula="of:=[.F43]">
            <text:p/>
          </table:table-cell>
          <table:table-cell table:style-name="ce181" table:formula="of:=[.G43]">
            <text:p/>
          </table:table-cell>
          <table:table-cell table:style-name="ce181" table:formula="of:=IF(ISBLANK([.$A42]);&quot;&quot;;REPT(&quot; &quot;;20))">
            <text:p/>
          </table:table-cell>
          <table:table-cell table:style-name="ce181" table:formula="of:=IF(ISBLANK([.$A42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42];[.E42];[.F42];[.G42];[.H42];[.I42];[.J42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42]" office:value-type="float" office:value="0" calcext:value-type="float">
            <text:p>0</text:p>
          </table:table-cell>
          <table:table-cell table:formula="of:=IF(ISBLANK([.$A42]);&quot;&quot;;CONCATENATE(&quot;&quot;;[.D$18]))">
            <text:p/>
          </table:table-cell>
          <table:table-cell table:formula="of:=IF(ISBLANK([.$A42]);&quot;&quot;;CONCATENATE(&quot;&quot;;[.E$18]))">
            <text:p/>
          </table:table-cell>
          <table:table-cell table:formula="of:=IF(ISBLANK([.$A42]);&quot;&quot;;CONCATENATE(&quot;&quot;;[.F$18]))">
            <text:p/>
          </table:table-cell>
          <table:table-cell table:formula="of:=IF(ISBLANK([.$A42]);&quot;&quot;;CONCATENATE(&quot;&quot;;[.G$18]))">
            <text:p/>
          </table:table-cell>
          <table:table-cell table:formula="of:=IF(ISBLANK([.$A42]);&quot;&quot;;[.$A42]&amp;REPT(&quot; &quot;;20-LEN([.$A42])))">
            <text:p/>
          </table:table-cell>
          <table:table-cell table:formula="of:=IF(ISBLANK([.$A42]);&quot;&quot;;CONCATENATE(&quot;&quot;;[.I$18]))">
            <text:p/>
          </table:table-cell>
          <table:table-cell table:style-name="ce186" table:formula="of:=IF(ISBLANK([.$A42]);&quot;&quot;;CONCATENATE(&quot;&quot;;[.J$18]))">
            <text:p/>
          </table:table-cell>
          <table:table-cell table:formula="of:=CONCATENATE([.D43];[.E43];[.F43];[.G43];[.H43];[.I43];[.J43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3]" office:value-type="float" office:value="0" calcext:value-type="float">
            <text:p>0</text:p>
          </table:table-cell>
          <table:table-cell table:style-name="ce182" table:formula="of:=[.D45]">
            <text:p/>
          </table:table-cell>
          <table:table-cell table:style-name="ce182" table:formula="of:=[.E43]">
            <text:p/>
          </table:table-cell>
          <table:table-cell table:style-name="ce182" table:formula="of:=[.F43]">
            <text:p/>
          </table:table-cell>
          <table:table-cell table:style-name="ce182" table:formula="of:=[.G43]">
            <text:p/>
          </table:table-cell>
          <table:table-cell table:style-name="ce182" table:formula="of:=IF(ISBLANK([.$A42]);&quot;&quot;;REPT(&quot; &quot;;20))">
            <text:p/>
          </table:table-cell>
          <table:table-cell table:style-name="ce182" table:formula="of:=IF(ISBLANK([.$A42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4];[.E44];[.F44];[.G44];[.H44];[.I44];[.J44])">
            <text:p/>
          </table:table-cell>
          <table:table-cell table:number-columns-repeated="5"/>
          <table:table-cell table:formula="of:=CONCATENATE(&quot;&quot;;[.A42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/>
          <table:table-cell table:style-name="ce170" table:formula="of:=[.C44]" office:value-type="float" office:value="0" calcext:value-type="float">
            <text:p>0</text:p>
          </table:table-cell>
          <table:table-cell table:style-name="ce170" table:formula="of:=IF(ISBLANK([.$A42]);&quot;&quot;;CONCATENATE(&quot;&quot;;[.D$19]))">
            <text:p/>
          </table:table-cell>
          <table:table-cell table:style-name="ce170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170" table:formula="of:=IF(ISBLANK([.$A42]);&quot;&quot;;CONCATENATE(&quot;&quot;;[.F$19]))">
            <text:p/>
          </table:table-cell>
          <table:table-cell table:style-name="ce184" table:formula="of:=IF(LEN([.$A42])=0;&quot;&quot;;IF(ISBLANK([.A46]);CONCATENATE(&quot;&quot;;[.G$20]);CONCATENATE(&quot;&quot;;[.G$19])))">
            <text:p/>
          </table:table-cell>
          <table:table-cell table:style-name="ce170" table:formula="of:=IF(ISBLANK([.$A42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5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46])&gt;0;VLOOKUP([.A46];[.$A$6:.$B$15];2;0);&quot;&quot;)">
            <text:p/>
          </table:table-cell>
          <table:table-cell table:style-name="ce178" table:content-validation-name="val3"/>
          <table:table-cell table:style-name="ce181" table:formula="of:=[.D47]">
            <text:p/>
          </table:table-cell>
          <table:table-cell table:style-name="ce181" table:formula="of:=[.E47]">
            <text:p/>
          </table:table-cell>
          <table:table-cell table:style-name="ce181" table:formula="of:=[.F47]">
            <text:p/>
          </table:table-cell>
          <table:table-cell table:style-name="ce181" table:formula="of:=[.G47]">
            <text:p/>
          </table:table-cell>
          <table:table-cell table:style-name="ce181" table:formula="of:=IF(ISBLANK([.$A46]);&quot;&quot;;REPT(&quot; &quot;;20))">
            <text:p/>
          </table:table-cell>
          <table:table-cell table:style-name="ce181" table:formula="of:=IF(ISBLANK([.$A46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46]" office:value-type="float" office:value="0" calcext:value-type="float">
            <text:p>0</text:p>
          </table:table-cell>
          <table:table-cell table:formula="of:=IF(ISBLANK([.$A46]);&quot;&quot;;CONCATENATE(&quot;&quot;;[.D$18]))">
            <text:p/>
          </table:table-cell>
          <table:table-cell table:formula="of:=IF(ISBLANK([.$A46]);&quot;&quot;;CONCATENATE(&quot;&quot;;[.E$18]))">
            <text:p/>
          </table:table-cell>
          <table:table-cell table:formula="of:=IF(ISBLANK([.$A46]);&quot;&quot;;CONCATENATE(&quot;&quot;;[.F$18]))">
            <text:p/>
          </table:table-cell>
          <table:table-cell table:formula="of:=IF(ISBLANK([.$A46]);&quot;&quot;;CONCATENATE(&quot;&quot;;[.G$18]))">
            <text:p/>
          </table:table-cell>
          <table:table-cell table:formula="of:=IF(ISBLANK([.$A46]);&quot;&quot;;[.$A46]&amp;REPT(&quot; &quot;;20-LEN([.$A46])))">
            <text:p/>
          </table:table-cell>
          <table:table-cell table:formula="of:=IF(ISBLANK([.$A46]);&quot;&quot;;CONCATENATE(&quot;&quot;;[.I$18]))">
            <text:p/>
          </table:table-cell>
          <table:table-cell table:style-name="ce186" table:formula="of:=IF(ISBLANK([.$A46])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7]" office:value-type="float" office:value="0" calcext:value-type="float">
            <text:p>0</text:p>
          </table:table-cell>
          <table:table-cell table:style-name="ce182" table:formula="of:=[.D49]">
            <text:p/>
          </table:table-cell>
          <table:table-cell table:style-name="ce182" table:formula="of:=[.E47]">
            <text:p/>
          </table:table-cell>
          <table:table-cell table:style-name="ce182" table:formula="of:=[.F47]">
            <text:p/>
          </table:table-cell>
          <table:table-cell table:style-name="ce182" table:formula="of:=[.G47]">
            <text:p/>
          </table:table-cell>
          <table:table-cell table:style-name="ce182" table:formula="of:=IF(ISBLANK([.$A46]);&quot;&quot;;REPT(&quot; &quot;;20))">
            <text:p/>
          </table:table-cell>
          <table:table-cell table:style-name="ce182" table:formula="of:=IF(ISBLANK([.$A46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5"/>
          <table:table-cell table:formula="of:=CONCATENATE(&quot;&quot;;[.A46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48]" office:value-type="float" office:value="0" calcext:value-type="float">
            <text:p>0</text:p>
          </table:table-cell>
          <table:table-cell table:style-name="ce170" table:formula="of:=IF(ISBLANK([.$A46]);&quot;&quot;;CONCATENATE(&quot;&quot;;[.D$19]))">
            <text:p/>
          </table:table-cell>
          <table:table-cell table:style-name="ce170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70" table:formula="of:=IF(ISBLANK([.$A46]);&quot;&quot;;CONCATENATE(&quot;&quot;;[.F$19]))">
            <text:p/>
          </table:table-cell>
          <table:table-cell table:style-name="ce184" table:formula="of:=IF(LEN([.$A46])=0;&quot;&quot;;IF(ISBLANK([.A50]);CONCATENATE(&quot;&quot;;[.G$20]);CONCATENATE(&quot;&quot;;[.G$19])))">
            <text:p/>
          </table:table-cell>
          <table:table-cell table:style-name="ce170" table:formula="of:=IF(ISBLANK([.$A46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9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50])&gt;0;VLOOKUP([.A50];[.$A$6:.$B$15];2;0);&quot;&quot;)">
            <text:p/>
          </table:table-cell>
          <table:table-cell table:style-name="ce179" table:content-validation-name="val3"/>
          <table:table-cell table:style-name="ce181" table:formula="of:=[.D51]">
            <text:p/>
          </table:table-cell>
          <table:table-cell table:style-name="ce181" table:formula="of:=[.E51]">
            <text:p/>
          </table:table-cell>
          <table:table-cell table:style-name="ce181" table:formula="of:=[.F51]">
            <text:p/>
          </table:table-cell>
          <table:table-cell table:style-name="ce181" table:formula="of:=[.G51]">
            <text:p/>
          </table:table-cell>
          <table:table-cell table:style-name="ce181" table:formula="of:=IF(ISBLANK([.$A50]);&quot;&quot;;REPT(&quot; &quot;;20))">
            <text:p/>
          </table:table-cell>
          <table:table-cell table:style-name="ce181" table:formula="of:=IF(ISBLANK([.$A50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50]" office:value-type="float" office:value="0" calcext:value-type="float">
            <text:p>0</text:p>
          </table:table-cell>
          <table:table-cell table:formula="of:=IF(ISBLANK([.$A50]);&quot;&quot;;CONCATENATE(&quot;&quot;;[.D$18]))">
            <text:p/>
          </table:table-cell>
          <table:table-cell table:formula="of:=IF(ISBLANK([.$A50]);&quot;&quot;;CONCATENATE(&quot;&quot;;[.E$18]))">
            <text:p/>
          </table:table-cell>
          <table:table-cell table:formula="of:=IF(ISBLANK([.$A50]);&quot;&quot;;CONCATENATE(&quot;&quot;;[.F$18]))">
            <text:p/>
          </table:table-cell>
          <table:table-cell table:formula="of:=IF(ISBLANK([.$A50]);&quot;&quot;;CONCATENATE(&quot;&quot;;[.G$18]))">
            <text:p/>
          </table:table-cell>
          <table:table-cell table:formula="of:=IF(ISBLANK([.$A50]);&quot;&quot;;[.$A50]&amp;REPT(&quot; &quot;;20-LEN([.$A50])))">
            <text:p/>
          </table:table-cell>
          <table:table-cell table:formula="of:=IF(ISBLANK([.$A50]);&quot;&quot;;CONCATENATE(&quot;&quot;;[.I$18]))">
            <text:p/>
          </table:table-cell>
          <table:table-cell table:style-name="ce186" table:formula="of:=IF(ISBLANK([.$A50])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51]" office:value-type="float" office:value="0" calcext:value-type="float">
            <text:p>0</text:p>
          </table:table-cell>
          <table:table-cell table:style-name="ce182" table:formula="of:=[.D53]">
            <text:p/>
          </table:table-cell>
          <table:table-cell table:style-name="ce182" table:formula="of:=[.E51]">
            <text:p/>
          </table:table-cell>
          <table:table-cell table:style-name="ce182" table:formula="of:=[.F51]">
            <text:p/>
          </table:table-cell>
          <table:table-cell table:style-name="ce182" table:formula="of:=[.G51]">
            <text:p/>
          </table:table-cell>
          <table:table-cell table:style-name="ce182" table:formula="of:=IF(ISBLANK([.$A50]);&quot;&quot;;REPT(&quot; &quot;;20))">
            <text:p/>
          </table:table-cell>
          <table:table-cell table:style-name="ce182" table:formula="of:=IF(ISBLANK([.$A50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5"/>
          <table:table-cell table:formula="of:=CONCATENATE(&quot;&quot;;[.A50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52]" office:value-type="float" office:value="0" calcext:value-type="float">
            <text:p>0</text:p>
          </table:table-cell>
          <table:table-cell table:style-name="ce170" table:formula="of:=IF(ISBLANK([.$A50]);&quot;&quot;;CONCATENATE(&quot;&quot;;[.D$19]))">
            <text:p/>
          </table:table-cell>
          <table:table-cell table:style-name="ce170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70" table:formula="of:=IF(ISBLANK([.$A50]);&quot;&quot;;CONCATENATE(&quot;&quot;;[.F$19]))">
            <text:p/>
          </table:table-cell>
          <table:table-cell table:style-name="ce184" table:formula="of:=IF(LEN([.$A50])=0;&quot;&quot;;IF(ISBLANK([.A54]);CONCATENATE(&quot;&quot;;[.G$20]);CONCATENATE(&quot;&quot;;[.G$19])))">
            <text:p/>
          </table:table-cell>
          <table:table-cell table:style-name="ce170" table:formula="of:=IF(ISBLANK([.$A50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53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calcext:conditional-formats>
          <calcext:conditional-format calcext:target-range-address="'Sample#1_GENCODE'.C22:'Sample#1_GENCODE'.C22">
            <calcext:condition calcext:apply-style-name="Rojo" calcext:value="formula-is([.$C22]=&quot;RED&quot;)" calcext:base-cell-address="'Sample#1_GENCODE'.C22"/>
            <calcext:condition calcext:apply-style-name="VERDE" calcext:value="formula-is([.$C22]=&quot;GREEN&quot;)" calcext:base-cell-address="'Sample#1_GENCODE'.C22"/>
            <calcext:condition calcext:apply-style-name="Sin título1" calcext:value="formula-is([.$C22]=&quot;ORANGE&quot;)" calcext:base-cell-address="'Sample#1_GENCODE'.C22"/>
            <calcext:condition calcext:apply-style-name="AZUL" calcext:value="formula-is([.$C22]=&quot;BLUE&quot;)" calcext:base-cell-address="'Sample#1_GENCODE'.C22"/>
            <calcext:condition calcext:apply-style-name="AMARILLO" calcext:value="formula-is([.$C22]=&quot;YELLOW&quot;)" calcext:base-cell-address="'Sample#1_GENCODE'.C22"/>
          </calcext:conditional-format>
          <calcext:conditional-format calcext:target-range-address="'Sample#1_GENCODE'.Q22:'Sample#1_GENCODE'.Q53">
            <calcext:condition calcext:apply-style-name="Rojo" calcext:value="formula-is([.$C22]=&quot;RED&quot;)" calcext:base-cell-address="'Sample#1_GENCODE'.Q22"/>
            <calcext:condition calcext:apply-style-name="VERDE" calcext:value="formula-is([.$C22]=&quot;GREEN&quot;)" calcext:base-cell-address="'Sample#1_GENCODE'.Q22"/>
            <calcext:condition calcext:apply-style-name="Sin título1" calcext:value="formula-is([.$C22]=&quot;ORANGE&quot;)" calcext:base-cell-address="'Sample#1_GENCODE'.Q22"/>
            <calcext:condition calcext:apply-style-name="AZUL" calcext:value="formula-is([.$C22]=&quot;BLUE&quot;)" calcext:base-cell-address="'Sample#1_GENCODE'.Q22"/>
            <calcext:condition calcext:apply-style-name="AMARILLO" calcext:value="formula-is([.$C22]=&quot;YELLOW&quot;)" calcext:base-cell-address="'Sample#1_GENCODE'.Q22"/>
          </calcext:conditional-format>
          <calcext:conditional-format calcext:target-range-address="'Sample#1_GENCODE'.C26:'Sample#1_GENCODE'.C26">
            <calcext:condition calcext:apply-style-name="Rojo" calcext:value="formula-is([.$C26]=&quot;RED&quot;)" calcext:base-cell-address="'Sample#1_GENCODE'.C26"/>
            <calcext:condition calcext:apply-style-name="VERDE" calcext:value="formula-is([.$C26]=&quot;GREEN&quot;)" calcext:base-cell-address="'Sample#1_GENCODE'.C26"/>
            <calcext:condition calcext:apply-style-name="Sin título1" calcext:value="formula-is([.$C26]=&quot;ORANGE&quot;)" calcext:base-cell-address="'Sample#1_GENCODE'.C26"/>
            <calcext:condition calcext:apply-style-name="AZUL" calcext:value="formula-is([.$C26]=&quot;BLUE&quot;)" calcext:base-cell-address="'Sample#1_GENCODE'.C26"/>
            <calcext:condition calcext:apply-style-name="AMARILLO" calcext:value="formula-is([.$C26]=&quot;YELLOW&quot;)" calcext:base-cell-address="'Sample#1_GENCODE'.C26"/>
          </calcext:conditional-format>
          <calcext:conditional-format calcext:target-range-address="'Sample#1_GENCODE'.C30:'Sample#1_GENCODE'.C30">
            <calcext:condition calcext:apply-style-name="Rojo" calcext:value="formula-is([.$C30]=&quot;RED&quot;)" calcext:base-cell-address="'Sample#1_GENCODE'.C30"/>
            <calcext:condition calcext:apply-style-name="VERDE" calcext:value="formula-is([.$C30]=&quot;GREEN&quot;)" calcext:base-cell-address="'Sample#1_GENCODE'.C30"/>
            <calcext:condition calcext:apply-style-name="Sin título1" calcext:value="formula-is([.$C30]=&quot;ORANGE&quot;)" calcext:base-cell-address="'Sample#1_GENCODE'.C30"/>
            <calcext:condition calcext:apply-style-name="AZUL" calcext:value="formula-is([.$C30]=&quot;BLUE&quot;)" calcext:base-cell-address="'Sample#1_GENCODE'.C30"/>
            <calcext:condition calcext:apply-style-name="AMARILLO" calcext:value="formula-is([.$C30]=&quot;YELLOW&quot;)" calcext:base-cell-address="'Sample#1_GENCODE'.C30"/>
          </calcext:conditional-format>
          <calcext:conditional-format calcext:target-range-address="'Sample#1_GENCODE'.C34:'Sample#1_GENCODE'.C34">
            <calcext:condition calcext:apply-style-name="Rojo" calcext:value="formula-is([.$C34]=&quot;RED&quot;)" calcext:base-cell-address="'Sample#1_GENCODE'.C34"/>
            <calcext:condition calcext:apply-style-name="VERDE" calcext:value="formula-is([.$C34]=&quot;GREEN&quot;)" calcext:base-cell-address="'Sample#1_GENCODE'.C34"/>
            <calcext:condition calcext:apply-style-name="Sin título1" calcext:value="formula-is([.$C34]=&quot;ORANGE&quot;)" calcext:base-cell-address="'Sample#1_GENCODE'.C34"/>
            <calcext:condition calcext:apply-style-name="AZUL" calcext:value="formula-is([.$C34]=&quot;BLUE&quot;)" calcext:base-cell-address="'Sample#1_GENCODE'.C34"/>
            <calcext:condition calcext:apply-style-name="AMARILLO" calcext:value="formula-is([.$C34]=&quot;YELLOW&quot;)" calcext:base-cell-address="'Sample#1_GENCODE'.C34"/>
          </calcext:conditional-format>
          <calcext:conditional-format calcext:target-range-address="'Sample#1_GENCODE'.C38:'Sample#1_GENCODE'.C38">
            <calcext:condition calcext:apply-style-name="Rojo" calcext:value="formula-is([.$C38]=&quot;RED&quot;)" calcext:base-cell-address="'Sample#1_GENCODE'.C38"/>
            <calcext:condition calcext:apply-style-name="VERDE" calcext:value="formula-is([.$C38]=&quot;GREEN&quot;)" calcext:base-cell-address="'Sample#1_GENCODE'.C38"/>
            <calcext:condition calcext:apply-style-name="Sin título1" calcext:value="formula-is([.$C38]=&quot;ORANGE&quot;)" calcext:base-cell-address="'Sample#1_GENCODE'.C38"/>
            <calcext:condition calcext:apply-style-name="AZUL" calcext:value="formula-is([.$C38]=&quot;BLUE&quot;)" calcext:base-cell-address="'Sample#1_GENCODE'.C38"/>
            <calcext:condition calcext:apply-style-name="AMARILLO" calcext:value="formula-is([.$C38]=&quot;YELLOW&quot;)" calcext:base-cell-address="'Sample#1_GENCODE'.C38"/>
          </calcext:conditional-format>
          <calcext:conditional-format calcext:target-range-address="'Sample#1_GENCODE'.C42:'Sample#1_GENCODE'.C42">
            <calcext:condition calcext:apply-style-name="Rojo" calcext:value="formula-is([.$C42]=&quot;RED&quot;)" calcext:base-cell-address="'Sample#1_GENCODE'.C42"/>
            <calcext:condition calcext:apply-style-name="VERDE" calcext:value="formula-is([.$C42]=&quot;GREEN&quot;)" calcext:base-cell-address="'Sample#1_GENCODE'.C42"/>
            <calcext:condition calcext:apply-style-name="Sin título1" calcext:value="formula-is([.$C42]=&quot;ORANGE&quot;)" calcext:base-cell-address="'Sample#1_GENCODE'.C42"/>
            <calcext:condition calcext:apply-style-name="AZUL" calcext:value="formula-is([.$C42]=&quot;BLUE&quot;)" calcext:base-cell-address="'Sample#1_GENCODE'.C42"/>
            <calcext:condition calcext:apply-style-name="AMARILLO" calcext:value="formula-is([.$C42]=&quot;YELLOW&quot;)" calcext:base-cell-address="'Sample#1_GENCODE'.C42"/>
          </calcext:conditional-format>
          <calcext:conditional-format calcext:target-range-address="'Sample#1_GENCODE'.C46:'Sample#1_GENCODE'.C46">
            <calcext:condition calcext:apply-style-name="Rojo" calcext:value="formula-is([.$C46]=&quot;RED&quot;)" calcext:base-cell-address="'Sample#1_GENCODE'.C46"/>
            <calcext:condition calcext:apply-style-name="VERDE" calcext:value="formula-is([.$C46]=&quot;GREEN&quot;)" calcext:base-cell-address="'Sample#1_GENCODE'.C46"/>
            <calcext:condition calcext:apply-style-name="Sin título1" calcext:value="formula-is([.$C46]=&quot;ORANGE&quot;)" calcext:base-cell-address="'Sample#1_GENCODE'.C46"/>
            <calcext:condition calcext:apply-style-name="AZUL" calcext:value="formula-is([.$C46]=&quot;BLUE&quot;)" calcext:base-cell-address="'Sample#1_GENCODE'.C46"/>
            <calcext:condition calcext:apply-style-name="AMARILLO" calcext:value="formula-is([.$C46]=&quot;YELLOW&quot;)" calcext:base-cell-address="'Sample#1_GENCODE'.C46"/>
          </calcext:conditional-format>
          <calcext:conditional-format calcext:target-range-address="'Sample#1_GENCODE'.C50:'Sample#1_GENCODE'.C50">
            <calcext:condition calcext:apply-style-name="Rojo" calcext:value="formula-is([.$C50]=&quot;RED&quot;)" calcext:base-cell-address="'Sample#1_GENCODE'.C50"/>
            <calcext:condition calcext:apply-style-name="VERDE" calcext:value="formula-is([.$C50]=&quot;GREEN&quot;)" calcext:base-cell-address="'Sample#1_GENCODE'.C50"/>
            <calcext:condition calcext:apply-style-name="Sin título1" calcext:value="formula-is([.$C50]=&quot;ORANGE&quot;)" calcext:base-cell-address="'Sample#1_GENCODE'.C50"/>
            <calcext:condition calcext:apply-style-name="AZUL" calcext:value="formula-is([.$C50]=&quot;BLUE&quot;)" calcext:base-cell-address="'Sample#1_GENCODE'.C50"/>
            <calcext:condition calcext:apply-style-name="AMARILLO" calcext:value="formula-is([.$C50]=&quot;YELLOW&quot;)" calcext:base-cell-address="'Sample#1_GENCODE'.C50"/>
          </calcext:conditional-format>
        </calcext:conditional-formats>
      </table:table>
      <table:table table:name="Sample#1_GENCODE_HYST" table:style-name="ta3">
        <office:forms form:automatic-focus="false" form:apply-design-mode="false"/>
        <table:table-column table:style-name="co25" table:default-cell-style-name="ce166"/>
        <table:table-column table:style-name="co5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4" table:default-cell-style-name="Default"/>
        <table:table-column table:style-name="co27" table:default-cell-style-name="ce186"/>
        <table:table-column table:style-name="co27" table:default-cell-style-name="ce188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39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221"/>
        <table:table-column table:style-name="co47" table:default-cell-style-name="ce225"/>
        <table:table-column table:style-name="co48" table:default-cell-style-name="ce225"/>
        <table:table-column table:style-name="co52" table:default-cell-style-name="ce228"/>
        <table:table-column table:style-name="co27" table:number-columns-repeated="961" table:default-cell-style-name="Default"/>
        <table:table-row table:style-name="ro5">
          <table:table-cell table:style-name="ce230" office:value-type="string" calcext:value-type="string">
            <text:p>Signal:</text:p>
          </table:table-cell>
          <table:table-cell table:style-name="ce230" table:formula="of:=['Sample#1_GENCODE'.B1]" office:value-type="string" office:string-value="SAMPLE1_SENS" calcext:value-type="string">
            <text:p>SAMPLE1_SENS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0" office:value-type="string" calcext:value-type="string">
            <text:p>Abbrev</text:p>
          </table:table-cell>
          <table:table-cell table:style-name="ce230" table:formula="of:=['Sample#1_GENCODE'.B2]" office:value-type="string" office:string-value="S1" calcext:value-type="string">
            <text:p>S1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190" table:number-columns-repeated="4"/>
          <table:table-cell table:number-columns-repeated="39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1" office:value-type="string" calcext:value-type="string">
            <text:p>DataType</text:p>
          </table:table-cell>
          <table:table-cell table:style-name="ce230" table:formula="of:=['Sample#1_GENCODE'.B3]" office:value-type="string" office:string-value="UI_16" calcext:value-type="string">
            <text:p>UI_16</text:p>
          </table:table-cell>
          <table:table-cell table:number-columns-repeated="3"/>
          <table:table-cell table:style-name="ce168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133"/>
          <table:covered-table-cell table:style-name="Default"/>
          <table:covered-table-cell/>
          <table:table-cell table:number-columns-repeated="39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0" office:value-type="string" calcext:value-type="string">
            <text:p>HYST</text:p>
          </table:table-cell>
          <table:table-cell table:style-name="ce234" office:value-type="float" office:value="0.2" calcext:value-type="float">
            <text:p>0,2</text:p>
          </table:table-cell>
          <table:table-cell table:style-name="ce168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161"/>
          <table:table-cell table:style-name="ce168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161"/>
          <table:table-cell table:style-name="ce168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161"/>
          <table:table-cell table:style-name="ce191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161"/>
          <table:table-cell table:style-name="ce168" office:value-type="string" calcext:value-type="string" table:number-columns-spanned="2" table:number-rows-spanned="1">
            <text:p>Summary</text:p>
          </table:table-cell>
          <table:covered-table-cell table:style-name="ce161"/>
          <table:table-cell table:style-name="ce168" office:value-type="string" calcext:value-type="string" table:number-columns-spanned="3" table:number-rows-spanned="1">
            <text:p>Raw</text:p>
          </table:table-cell>
          <table:covered-table-cell table:number-columns-repeated="2" table:style-name="ce161"/>
          <table:table-cell table:style-name="ce161" table:number-columns-repeated="26"/>
          <table:table-cell table:style-name="ce161" office:value-type="string" calcext:value-type="string">
            <text:p>Code</text:p>
          </table:table-cell>
          <table:table-cell table:style-name="ce161" table:number-columns-repeated="972"/>
        </table:table-row>
        <table:table-row table:style-name="ro5">
          <table:table-cell table:style-name="ce161" office:value-type="string" calcext:value-type="string">
            <text:p>Range Name</text:p>
          </table:table-cell>
          <table:table-cell table:style-name="ce161" office:value-type="string" calcext:value-type="string">
            <text:p>Min Valu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measured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</text:p>
          </table:table-cell>
          <table:table-cell table:style-name="ce161" office:value-type="string" calcext:value-type="string">
            <text:p>post</text:p>
          </table:table-cell>
          <table:table-cell table:style-name="ce161" office:value-type="string" calcext:value-type="string">
            <text:p>Def – prev</text:p>
          </table:table-cell>
          <table:table-cell table:style-name="ce161" office:value-type="string" calcext:value-type="string">
            <text:p>Post – Def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truncated</text:p>
          </table:table-cell>
          <table:table-cell table:style-name="ce161" office:value-type="string" calcext:value-type="string">
            <text:p>Hex</text:p>
          </table:table-cell>
          <table:table-cell table:style-name="ce161" table:number-columns-repeated="26"/>
          <table:table-cell table:style-name="ce161">
            <office:annotation draw:style-name="gr3" draw:text-style-name="P2" svg:width="2.899cm" svg:height="0.669cm" svg:x="75.522cm" svg:y="0.306cm" draw:caption-point-x="-0.61cm" draw:caption-point-y="1.51cm">
              <dc:date>2014-11-06T00:00:00</dc:date>
              <text:p text:style-name="P2"><text:span text:style-name="T3">º</text:span></text:p>
            </office:annotation>
          </table:table-cell>
          <table:table-cell table:style-name="ce161"/>
          <table:table-cell table:style-name="ce211" table:formula="of:=[.B3]&amp;&quot; &quot;" office:value-type="string" office:string-value="UI_16 " calcext:value-type="string">
            <text:p>UI_16 </text:p>
          </table:table-cell>
          <table:table-cell table:style-name="ce211" table:formula="of:=[.B1]&amp;&quot;_hyst_values[] = {&quot;" office:value-type="string" office:string-value="SAMPLE1_SENS_hyst_values[] = {" calcext:value-type="string">
            <text:p>SAMPLE1_SENS_hyst_values[] = {</text:p>
          </table:table-cell>
          <table:table-cell table:style-name="ce211"/>
          <table:table-cell table:style-name="ce161"/>
          <table:table-cell table:style-name="ce216" table:formula="of:=CONCATENATE([.AZ5];[.BA5];[.BB5])" office:value-type="string" office:string-value="UI_16 SAMPLE1_SENS_hyst_values[] = {" calcext:value-type="string">
            <text:p>UI_16 SAMPLE1_SENS_hyst_values[] = {</text:p>
          </table:table-cell>
          <table:table-cell table:style-name="ce219" office:value-type="string" calcext:value-type="string">
            <text:p>typedef_enum {</text:p>
          </table:table-cell>
          <table:table-cell table:style-name="ce219" table:number-columns-repeated="3"/>
          <table:table-cell table:style-name="ce216" table:formula="of:=[.BE5]" office:value-type="string" office:string-value="typedef_enum {" calcext:value-type="string">
            <text:p>typedef_enum {</text:p>
          </table:table-cell>
          <table:table-cell table:style-name="ce161" table:number-columns-repeated="961"/>
        </table:table-row>
        <table:table-row table:style-name="ro5">
          <table:table-cell table:style-name="ce230" table:formula="of:=CONCATENATE(&quot;&quot;;['Sample#1_GENCODE'.A6])" office:value-type="string" office:string-value="LOW" calcext:value-type="string">
            <text:p>LOW</text:p>
          </table:table-cell>
          <table:table-cell table:style-name="ce235" table:formula="of:=IF(ISBLANK(['Sample#1_GENCODE'.B6]);&quot;&quot;;['Sample#1_GENCODE'.B6]-[.$B$4])" office:value-type="float" office:value="-0.2" calcext:value-type="float">
            <text:p>-0,2</text:p>
          </table:table-cell>
          <table:table-cell table:style-name="ce171" table:formula="of:=VLOOKUP([.$B6];['Sample#1'.$A$4:.$D$20];2;0)" office:value-type="string" office:string-value="" calcext:value-type="error">
            <text:p>#N/A</text:p>
          </table:table-cell>
          <table:table-cell table:style-name="ce171" table:formula="of:=VLOOKUP([.$B6];['Sample#1'.$A$4:.$D$20];3;0)" office:value-type="string" office:string-value="" calcext:value-type="error">
            <text:p>#N/A</text:p>
          </table:table-cell>
          <table:table-cell table:style-name="ce171" table:formula="of:=VLOOKUP([.$B6];['Sample#1'.$A$4:.$D$20];4;0)" office:value-type="string" office:string-value="" calcext:value-type="error">
            <text:p>#N/A</text:p>
          </table:table-cell>
          <table:table-cell table:style-name="ce171" table:formula="of:=VLOOKUP([.$B6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6];['Sample#1'.$A$4:.$A$20]);1)" office:value-type="string" office:string-value="" calcext:value-type="error">
            <text:p>#N/A</text:p>
          </table:table-cell>
          <table:table-cell table:style-name="ce171" table:formula="of:=[.B6]-[.F6]" office:value-type="string" office:string-value="" calcext:value-type="error">
            <text:p>#N/A</text:p>
          </table:table-cell>
          <table:table-cell table:style-name="ce171" table:formula="of:=[.G6]-[.F6]" office:value-type="string" office:string-value="" calcext:value-type="error">
            <text:p>#N/A</text:p>
          </table:table-cell>
          <table:table-cell table:style-name="ce171" table:formula="of:=VLOOKUP([.B6];['Sample#1'.$A$4:.$D$20];4;1)" office:value-type="string" office:string-value="" calcext:value-type="error">
            <text:p>#N/A</text:p>
          </table:table-cell>
          <table:table-cell table:style-name="ce171" table:formula="of:=VLOOKUP([.F6];['Sample#1'.$A$4:.$D$20];2;0)" office:value-type="string" office:string-value="" calcext:value-type="error">
            <text:p>#N/A</text:p>
          </table:table-cell>
          <table:table-cell table:style-name="ce171" table:formula="of:=VLOOKUP([.G6];['Sample#1'.$A$4:.$D$20];2;0)" office:value-type="string" office:string-value="" calcext:value-type="error">
            <text:p>#N/A</text:p>
          </table:table-cell>
          <table:table-cell table:style-name="ce171" table:formula="of:=[.L6]-[.K6]" office:value-type="string" office:string-value="" calcext:value-type="error">
            <text:p>#N/A</text:p>
          </table:table-cell>
          <table:table-cell table:style-name="ce189" table:formula="of:=([.M6]*([.H6]/[.I6]))+[.K6]" office:value-type="string" office:string-value="" calcext:value-type="error">
            <text:p>#N/A</text:p>
          </table:table-cell>
          <table:table-cell table:style-name="ce171" table:formula="of:=VLOOKUP([.F6];['Sample#1'.$A$4:.$D$20];3;0)" office:value-type="string" office:string-value="" calcext:value-type="error">
            <text:p>#N/A</text:p>
          </table:table-cell>
          <table:table-cell table:style-name="ce171" table:formula="of:=VLOOKUP([.G6];['Sample#1'.$A$4:.$D$20];3;0)" office:value-type="string" office:string-value="" calcext:value-type="error">
            <text:p>#N/A</text:p>
          </table:table-cell>
          <table:table-cell table:style-name="ce171" table:formula="of:=[.P6]-[.O6]" office:value-type="string" office:string-value="" calcext:value-type="error">
            <text:p>#N/A</text:p>
          </table:table-cell>
          <table:table-cell table:style-name="ce189" table:formula="of:=IF(OR([.O6]=&quot;&quot;;[.P6]=&quot;&quot;);;([.Q6]*([.H6]/[.I6]))+[.O6])" office:value-type="string" office:string-value="" calcext:value-type="error">
            <text:p>#N/A</text:p>
          </table:table-cell>
          <table:table-cell table:style-name="ce199" table:formula="of:=IF(ISERROR([.D6]);IF(ISERROR([.R6]);[.N6];[.R6]);[.D6])" office:value-type="string" office:string-value="" calcext:value-type="error">
            <text:p>#N/A</text:p>
          </table:table-cell>
          <table:table-cell table:style-name="ce199" table:formula="of:=IF(ISERROR([.E6]);[.J6];[.E6])" office:value-type="string" office:string-value="" calcext:value-type="error">
            <text:p>#N/A</text:p>
          </table:table-cell>
          <table:table-cell table:style-name="ce200" table:formula="of:=[.S6]/['Sample#1'.$G$11]" office:value-type="string" office:string-value="" calcext:value-type="error">
            <text:p>#N/A</text:p>
          </table:table-cell>
          <table:table-cell table:style-name="ce201" table:formula="of:=ROUND([.U6])" office:value-type="string" office:string-value="" calcext:value-type="error">
            <text:p>#N/A</text:p>
          </table:table-cell>
          <table:table-cell table:style-name="ce202" table:formula="of:=DEC2HEX([.V6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6])&gt;0;CONCATENATE([.$B$2];&quot;_&quot;;[.$A6];&quot;_HYST_CAL&quot;);&quot;&quot;)" office:value-type="string" office:string-value="S1_LOW_HYST_CAL" calcext:value-type="string">
            <text:p>S1_LOW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6]&lt;0;&quot;0000&quot;;CONCATENATE(REPT(&quot;0&quot;;4-LEN([.W6]));[.W6]))" office:value-type="string" office:string-value="0000" calcext:value-type="string">
            <text:p>0000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6]" office:value-type="float" office:value="-0.2" calcext:value-type="float">
            <text:p>-0,2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6]&lt;0;&quot;0&quot;;[.V6])" office:value-type="string" office:string-value="0" calcext:value-type="string">
            <text:p>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6]&lt;0;0;TRUNC([.S6];3))" office:value-type="float" office:value="0" calcext:value-type="float">
            <text:p>0,0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5" table:formula="of:=IF(LEN([.A6])=0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S1_LOW_HYST_CAL                          ((UI_UI_16)0x0000)      /* -0,2V 0 adc 0 Vadc */" calcext:value-type="string">
            <text:p>#define S1_LOW_HYST_CAL <text:s text:c="25"/>((UI_UI_16)0x0000) <text:s text:c="5"/>/* -0,2V 0 adc 0 Vadc */</text:p>
          </table:table-cell>
          <table:table-cell table:style-name="ce208"/>
          <table:table-cell table:style-name="ce212"/>
          <table:table-cell table:style-name="ce212" table:formula="of:=CONCATENATE(&quot;&quot;;[.$Z6])" office:value-type="string" office:string-value="S1_LOW_HYST_CAL" calcext:value-type="string">
            <text:p>S1_LOW_HYST_CAL</text:p>
          </table:table-cell>
          <table:table-cell table:style-name="ce215" table:formula="of:=IF(LEN([.$BA7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6])&gt;0;CONCATENATE([.BA6];[.BB6]);&quot;&quot;)" office:value-type="string" office:string-value="S1_LOW_HYST_CAL," calcext:value-type="string">
            <text:p>S1_LOW_HYST_CAL,</text:p>
          </table:table-cell>
          <table:table-cell table:style-name="ce171"/>
          <table:table-cell table:style-name="ce171" table:formula="of:=CONCATENATE(&quot;&quot;;[.$Z6])" office:value-type="string" office:string-value="S1_LOW_HYST_CAL" calcext:value-type="string">
            <text:p>S1_LOW_HYST_CAL</text:p>
          </table:table-cell>
          <table:table-cell table:style-name="ce223" table:formula="of:=IF(LEN([.$BA6])&gt;0;&quot;_IDX&quot;;&quot;&quot;)" office:value-type="string" office:string-value="_IDX" calcext:value-type="string">
            <text:p>_IDX</text:p>
          </table:table-cell>
          <table:table-cell table:style-name="ce223" table:formula="of:=IF(LEN([.$BA7])&gt;0;&quot;,&quot;;&quot;&quot;)" office:value-type="string" office:string-value="," calcext:value-type="string">
            <text:p>,</text:p>
          </table:table-cell>
          <table:table-cell table:style-name="ce217" table:formula="of:=IF(LEN([.BF6])&gt;0;CONCATENATE([.BF6];[.BG6];[.BH6]);&quot;&quot;)" office:value-type="string" office:string-value="S1_LOW_HYST_CAL_IDX," calcext:value-type="string">
            <text:p>S1_LOW_HYST_CAL_IDX,</text:p>
          </table:table-cell>
          <table:table-cell table:style-name="ce171" table:number-columns-repeated="961"/>
        </table:table-row>
        <table:table-row table:style-name="ro5">
          <table:table-cell table:style-name="ce230" table:formula="of:=CONCATENATE(&quot;&quot;;['Sample#1_GENCODE'.A7])" office:value-type="string" office:string-value="DEGRADED LOW" calcext:value-type="string">
            <text:p>DEGRADED LOW</text:p>
          </table:table-cell>
          <table:table-cell table:style-name="ce235" table:formula="of:=IF(ISBLANK(['Sample#1_GENCODE'.B7]);&quot;&quot;;['Sample#1_GENCODE'.B7]-[.$B$4])" office:value-type="float" office:value="6.3" calcext:value-type="float">
            <text:p>6,3</text:p>
          </table:table-cell>
          <table:table-cell table:style-name="ce171" table:formula="of:=VLOOKUP([.$B7];['Sample#1'.$A$4:.$D$20];2;0)" office:value-type="string" office:string-value="" calcext:value-type="error">
            <text:p>#N/A</text:p>
          </table:table-cell>
          <table:table-cell table:style-name="ce171" table:formula="of:=VLOOKUP([.$B7];['Sample#1'.$A$4:.$D$20];3;0)" office:value-type="string" office:string-value="" calcext:value-type="error">
            <text:p>#N/A</text:p>
          </table:table-cell>
          <table:table-cell table:style-name="ce171" table:formula="of:=VLOOKUP([.$B7];['Sample#1'.$A$4:.$D$20];4;0)" office:value-type="string" office:string-value="" calcext:value-type="error">
            <text:p>#N/A</text:p>
          </table:table-cell>
          <table:table-cell table:style-name="ce171" table:formula="of:=VLOOKUP([.$B7];['Sample#1'.$A$4:.$D$20];1;1)" office:value-type="float" office:value="0" calcext:value-type="float">
            <text:p>0</text:p>
          </table:table-cell>
          <table:table-cell table:style-name="ce171" table:formula="of:=INDEX(['Sample#1'.$A$5:.$A$20];MATCH([.$F7];['Sample#1'.$A$4:.$A$20]);1)" office:value-type="float" office:value="7" calcext:value-type="float">
            <text:p>7</text:p>
          </table:table-cell>
          <table:table-cell table:style-name="ce171" table:formula="of:=[.B7]-[.F7]" office:value-type="float" office:value="6.3" calcext:value-type="float">
            <text:p>6,3</text:p>
          </table:table-cell>
          <table:table-cell table:style-name="ce171" table:formula="of:=[.G7]-[.F7]" office:value-type="float" office:value="7" calcext:value-type="float">
            <text:p>7</text:p>
          </table:table-cell>
          <table:table-cell table:style-name="ce171" table:formula="of:=VLOOKUP([.B7];['Sample#1'.$A$4:.$D$20];4;1)" office:value-type="string" office:string-value="'+/- 0,1 V" calcext:value-type="string">
            <text:p>'+/- 0,1 V</text:p>
          </table:table-cell>
          <table:table-cell table:style-name="ce171" table:formula="of:=VLOOKUP([.F7];['Sample#1'.$A$4:.$D$20];2;0)" office:value-type="float" office:value="0" calcext:value-type="float">
            <text:p>0</text:p>
          </table:table-cell>
          <table:table-cell table:style-name="ce171" table:formula="of:=VLOOKUP([.G7];['Sample#1'.$A$4:.$D$20];2;0)" office:value-type="float" office:value="0.948126801152738" calcext:value-type="float">
            <text:p>0,9481268012</text:p>
          </table:table-cell>
          <table:table-cell table:style-name="ce171" table:formula="of:=[.L7]-[.K7]" office:value-type="float" office:value="0.948126801152738" calcext:value-type="float">
            <text:p>0,9481268012</text:p>
          </table:table-cell>
          <table:table-cell table:style-name="ce189" table:formula="of:=([.M7]*([.H7]/[.I7]))+[.K7]" office:value-type="float" office:value="0.853314121037464" calcext:value-type="float">
            <text:p>0,853</text:p>
          </table:table-cell>
          <table:table-cell table:style-name="ce171" table:formula="of:=VLOOKUP([.F7];['Sample#1'.$A$4:.$D$20];3;0)" office:value-type="float" office:value="0" calcext:value-type="float">
            <text:p>0</text:p>
          </table:table-cell>
          <table:table-cell table:style-name="ce171" table:formula="of:=VLOOKUP([.G7];['Sample#1'.$A$4:.$D$20];3;0)" office:value-type="float" office:value="0.9176" calcext:value-type="float">
            <text:p>0,9176</text:p>
          </table:table-cell>
          <table:table-cell table:style-name="ce171" table:formula="of:=[.P7]-[.O7]" office:value-type="float" office:value="0.9176" calcext:value-type="float">
            <text:p>0,9176</text:p>
          </table:table-cell>
          <table:table-cell table:style-name="ce189" table:formula="of:=IF(OR([.O7]=&quot;&quot;;[.P7]=&quot;&quot;);;([.Q7]*([.H7]/[.I7]))+[.O7])" office:value-type="float" office:value="0.82584" calcext:value-type="float">
            <text:p>0,826</text:p>
          </table:table-cell>
          <table:table-cell table:style-name="ce199" table:formula="of:=IF(ISERROR([.D7]);IF(ISERROR([.R7]);[.N7];[.R7]);[.D7])" office:value-type="float" office:value="0.82584" calcext:value-type="float">
            <text:p>0,826</text:p>
          </table:table-cell>
          <table:table-cell table:style-name="ce199" table:formula="of:=IF(ISERROR([.E7]);[.J7];[.E7])" office:value-type="string" office:string-value="'+/- 0,1 V" calcext:value-type="string">
            <text:p>'+/- 0,1 V</text:p>
          </table:table-cell>
          <table:table-cell table:style-name="ce200" table:formula="of:=[.S7]/['Sample#1'.$G$11]" office:value-type="float" office:value="1025.04261818182" calcext:value-type="float">
            <text:p>1025,04</text:p>
          </table:table-cell>
          <table:table-cell table:style-name="ce201" table:formula="of:=ROUND([.U7])" office:value-type="float" office:value="1025" calcext:value-type="float">
            <text:p>1025</text:p>
          </table:table-cell>
          <table:table-cell table:style-name="ce202" table:formula="of:=DEC2HEX([.V7])" office:value-type="string" office:string-value="401" calcext:value-type="string">
            <text:p>401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7])&gt;0;CONCATENATE([.$B$2];&quot;_&quot;;[.$A7];&quot;_HYST_CAL&quot;);&quot;&quot;)" office:value-type="string" office:string-value="S1_DEGRADED LOW_HYST_CAL" calcext:value-type="string">
            <text:p>S1_DEGRADED LOW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7]&lt;0;&quot;0000&quot;;CONCATENATE(REPT(&quot;0&quot;;4-LEN([.W7]));[.W7]))" office:value-type="string" office:string-value="0401" calcext:value-type="string">
            <text:p>0401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7]" office:value-type="float" office:value="6.3" calcext:value-type="float">
            <text:p>6,3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7]&lt;0;&quot;0&quot;;[.V7])" office:value-type="float" office:value="1025" calcext:value-type="float">
            <text:p>1025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7]&lt;0;0;TRUNC([.S7];3))" office:value-type="float" office:value="0.825" calcext:value-type="float">
            <text:p>0,825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7])=0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S1_DEGRADED LOW_HYST_CAL                 ((UI_UI_16)0x0401)      /* 6,3V 1025 adc 0,825 Vadc */" calcext:value-type="string">
            <text:p>#define S1_DEGRADED LOW_HYST_CAL <text:s text:c="16"/>((UI_UI_16)0x0401) <text:s text:c="5"/>/* 6,3V 1025 adc 0,825 Vadc */</text:p>
          </table:table-cell>
          <table:table-cell table:style-name="ce209"/>
          <table:table-cell table:style-name="ce212"/>
          <table:table-cell table:style-name="ce212" table:formula="of:=CONCATENATE(&quot;&quot;;[.$Z7])" office:value-type="string" office:string-value="S1_DEGRADED LOW_HYST_CAL" calcext:value-type="string">
            <text:p>S1_DEGRADED LOW_HYST_CAL</text:p>
          </table:table-cell>
          <table:table-cell table:style-name="ce215" table:formula="of:=IF(LEN([.$BA8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7])&gt;0;CONCATENATE([.BA7];[.BB7]);&quot;&quot;)" office:value-type="string" office:string-value="S1_DEGRADED LOW_HYST_CAL," calcext:value-type="string">
            <text:p>S1_DEGRADED LOW_HYST_CAL,</text:p>
          </table:table-cell>
          <table:table-cell/>
          <table:table-cell table:style-name="ce171" table:formula="of:=CONCATENATE(&quot;&quot;;[.$Z7])" office:value-type="string" office:string-value="S1_DEGRADED LOW_HYST_CAL" calcext:value-type="string">
            <text:p>S1_DEGRADED LOW_HYST_CAL</text:p>
          </table:table-cell>
          <table:table-cell table:style-name="ce223" table:formula="of:=IF(LEN([.$BA7])&gt;0;&quot;_IDX&quot;;&quot;&quot;)" office:value-type="string" office:string-value="_IDX" calcext:value-type="string">
            <text:p>_IDX</text:p>
          </table:table-cell>
          <table:table-cell table:style-name="ce223" table:formula="of:=IF(LEN([.$BA8])&gt;0;&quot;,&quot;;&quot;&quot;)" office:value-type="string" office:string-value="," calcext:value-type="string">
            <text:p>,</text:p>
          </table:table-cell>
          <table:table-cell table:style-name="ce217" table:formula="of:=IF(LEN([.BF7])&gt;0;CONCATENATE([.BF7];[.BG7];[.BH7]);&quot;&quot;)" office:value-type="string" office:string-value="S1_DEGRADED LOW_HYST_CAL_IDX," calcext:value-type="string">
            <text:p>S1_DEGRADED LOW_HYST_CAL_IDX,</text:p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8])" office:value-type="string" office:string-value="NORMAL" calcext:value-type="string">
            <text:p>NORMAL</text:p>
          </table:table-cell>
          <table:table-cell table:style-name="ce235" table:formula="of:=IF(ISBLANK(['Sample#1_GENCODE'.B8]);&quot;&quot;;['Sample#1_GENCODE'.B8]-[.$B$4])" office:value-type="float" office:value="7.3" calcext:value-type="float">
            <text:p>7,3</text:p>
          </table:table-cell>
          <table:table-cell table:style-name="ce171" table:formula="of:=VLOOKUP([.$B8];['Sample#1'.$A$4:.$D$20];2;0)" office:value-type="string" office:string-value="" calcext:value-type="error">
            <text:p>#N/A</text:p>
          </table:table-cell>
          <table:table-cell table:style-name="ce171" table:formula="of:=VLOOKUP([.$B8];['Sample#1'.$A$4:.$D$20];3;0)" office:value-type="string" office:string-value="" calcext:value-type="error">
            <text:p>#N/A</text:p>
          </table:table-cell>
          <table:table-cell table:style-name="ce171" table:formula="of:=VLOOKUP([.$B8];['Sample#1'.$A$4:.$D$20];4;0)" office:value-type="string" office:string-value="" calcext:value-type="error">
            <text:p>#N/A</text:p>
          </table:table-cell>
          <table:table-cell table:style-name="ce171" table:formula="of:=VLOOKUP([.$B8];['Sample#1'.$A$4:.$D$20];1;1)" office:value-type="float" office:value="7" calcext:value-type="float">
            <text:p>7</text:p>
          </table:table-cell>
          <table:table-cell table:style-name="ce171" table:formula="of:=INDEX(['Sample#1'.$A$5:.$A$20];MATCH([.$F8];['Sample#1'.$A$4:.$A$20]);1)" office:value-type="float" office:value="9" calcext:value-type="float">
            <text:p>9</text:p>
          </table:table-cell>
          <table:table-cell table:style-name="ce171" table:formula="of:=[.B8]-[.F8]" office:value-type="float" office:value="0.3" calcext:value-type="float">
            <text:p>0,3</text:p>
          </table:table-cell>
          <table:table-cell table:style-name="ce171" table:formula="of:=[.G8]-[.F8]" office:value-type="float" office:value="2" calcext:value-type="float">
            <text:p>2</text:p>
          </table:table-cell>
          <table:table-cell table:style-name="ce171" table:formula="of:=VLOOKUP([.B8];['Sample#1'.$A$4:.$D$20];4;1)" office:value-type="string" office:string-value="'+/- 0,1 V" calcext:value-type="string">
            <text:p>'+/- 0,1 V</text:p>
          </table:table-cell>
          <table:table-cell table:style-name="ce171" table:formula="of:=VLOOKUP([.F8];['Sample#1'.$A$4:.$D$20];2;0)" office:value-type="float" office:value="0.948126801152738" calcext:value-type="float">
            <text:p>0,9481268012</text:p>
          </table:table-cell>
          <table:table-cell table:style-name="ce171" table:formula="of:=VLOOKUP([.G8];['Sample#1'.$A$4:.$D$20];2;0)" office:value-type="float" office:value="1.21902017291066" calcext:value-type="float">
            <text:p>1,2190201729</text:p>
          </table:table-cell>
          <table:table-cell table:style-name="ce171" table:formula="of:=[.L8]-[.K8]" office:value-type="float" office:value="0.270893371757925" calcext:value-type="float">
            <text:p>0,2708933718</text:p>
          </table:table-cell>
          <table:table-cell table:style-name="ce189" table:formula="of:=([.M8]*([.H8]/[.I8]))+[.K8]" office:value-type="float" office:value="0.988760806916426" calcext:value-type="float">
            <text:p>0,989</text:p>
          </table:table-cell>
          <table:table-cell table:style-name="ce171" table:formula="of:=VLOOKUP([.F8];['Sample#1'.$A$4:.$D$20];3;0)" office:value-type="float" office:value="0.9176" calcext:value-type="float">
            <text:p>0,9176</text:p>
          </table:table-cell>
          <table:table-cell table:style-name="ce171" table:formula="of:=VLOOKUP([.G8];['Sample#1'.$A$4:.$D$20];3;0)" office:value-type="float" office:value="1.1883" calcext:value-type="float">
            <text:p>1,1883</text:p>
          </table:table-cell>
          <table:table-cell table:style-name="ce171" table:formula="of:=[.P8]-[.O8]" office:value-type="float" office:value="0.2707" calcext:value-type="float">
            <text:p>0,2707</text:p>
          </table:table-cell>
          <table:table-cell table:style-name="ce189" table:formula="of:=IF(OR([.O8]=&quot;&quot;;[.P8]=&quot;&quot;);;([.Q8]*([.H8]/[.I8]))+[.O8])" office:value-type="float" office:value="0.958205" calcext:value-type="float">
            <text:p>0,958</text:p>
          </table:table-cell>
          <table:table-cell table:style-name="ce199" table:formula="of:=IF(ISERROR([.D8]);IF(ISERROR([.R8]);[.N8];[.R8]);[.D8])" office:value-type="float" office:value="0.958205" calcext:value-type="float">
            <text:p>0,958</text:p>
          </table:table-cell>
          <table:table-cell table:style-name="ce199" table:formula="of:=IF(ISERROR([.E8]);[.J8];[.E8])" office:value-type="string" office:string-value="'+/- 0,1 V" calcext:value-type="string">
            <text:p>'+/- 0,1 V</text:p>
          </table:table-cell>
          <table:table-cell table:style-name="ce200" table:formula="of:=[.S8]/['Sample#1'.$G$11]" office:value-type="float" office:value="1189.33566060606" calcext:value-type="float">
            <text:p>1189,34</text:p>
          </table:table-cell>
          <table:table-cell table:style-name="ce201" table:formula="of:=ROUND([.U8])" office:value-type="float" office:value="1189" calcext:value-type="float">
            <text:p>1189</text:p>
          </table:table-cell>
          <table:table-cell table:style-name="ce202" table:formula="of:=DEC2HEX([.V8])" office:value-type="string" office:string-value="4A5" calcext:value-type="string">
            <text:p>4A5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8])&gt;0;CONCATENATE([.$B$2];&quot;_&quot;;[.$A8];&quot;_HYST_CAL&quot;);&quot;&quot;)" office:value-type="string" office:string-value="S1_NORMAL_HYST_CAL" calcext:value-type="string">
            <text:p>S1_NORMAL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8]&lt;0;&quot;0000&quot;;CONCATENATE(REPT(&quot;0&quot;;4-LEN([.W8]));[.W8]))" office:value-type="string" office:string-value="04A5" calcext:value-type="string">
            <text:p>04A5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8]" office:value-type="float" office:value="7.3" calcext:value-type="float">
            <text:p>7,3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8]&lt;0;&quot;0&quot;;[.V8])" office:value-type="float" office:value="1189" calcext:value-type="float">
            <text:p>1189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8]&lt;0;0;TRUNC([.S8];3))" office:value-type="float" office:value="0.958" calcext:value-type="float">
            <text:p>0,958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8])=0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S1_NORMAL_HYST_CAL                       ((UI_UI_16)0x04A5)      /* 7,3V 1189 adc 0,958 Vadc */" calcext:value-type="string">
            <text:p>#define S1_NORMAL_HYST_CAL <text:s text:c="22"/>((UI_UI_16)0x04A5) <text:s text:c="5"/>/* 7,3V 1189 adc 0,958 Vadc */</text:p>
          </table:table-cell>
          <table:table-cell table:style-name="ce209"/>
          <table:table-cell table:style-name="ce212"/>
          <table:table-cell table:style-name="ce212" table:formula="of:=CONCATENATE(&quot;&quot;;[.$Z8])" office:value-type="string" office:string-value="S1_NORMAL_HYST_CAL" calcext:value-type="string">
            <text:p>S1_NORMAL_HYST_CAL</text:p>
          </table:table-cell>
          <table:table-cell table:style-name="ce215" table:formula="of:=IF(LEN([.$BA9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8])&gt;0;CONCATENATE([.BA8];[.BB8]);&quot;&quot;)" office:value-type="string" office:string-value="S1_NORMAL_HYST_CAL," calcext:value-type="string">
            <text:p>S1_NORMAL_HYST_CAL,</text:p>
          </table:table-cell>
          <table:table-cell/>
          <table:table-cell table:style-name="ce171" table:formula="of:=CONCATENATE(&quot;&quot;;[.$Z8])" office:value-type="string" office:string-value="S1_NORMAL_HYST_CAL" calcext:value-type="string">
            <text:p>S1_NORMAL_HYST_CAL</text:p>
          </table:table-cell>
          <table:table-cell table:style-name="ce223" table:formula="of:=IF(LEN([.$BA8])&gt;0;&quot;_IDX&quot;;&quot;&quot;)" office:value-type="string" office:string-value="_IDX" calcext:value-type="string">
            <text:p>_IDX</text:p>
          </table:table-cell>
          <table:table-cell table:style-name="ce223" table:formula="of:=IF(LEN([.$BA9])&gt;0;&quot;,&quot;;&quot;&quot;)" office:value-type="string" office:string-value="," calcext:value-type="string">
            <text:p>,</text:p>
          </table:table-cell>
          <table:table-cell table:style-name="ce217" table:formula="of:=IF(LEN([.BF8])&gt;0;CONCATENATE([.BF8];[.BG8];[.BH8]);&quot;&quot;)" office:value-type="string" office:string-value="S1_NORMAL_HYST_CAL_IDX," calcext:value-type="string">
            <text:p>S1_NORMAL_HYST_CAL_IDX,</text:p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9])" office:value-type="string" office:string-value="DEGRADED HIGH" calcext:value-type="string">
            <text:p>DEGRADED HIGH</text:p>
          </table:table-cell>
          <table:table-cell table:style-name="ce235" table:formula="of:=IF(ISBLANK(['Sample#1_GENCODE'.B9]);&quot;&quot;;['Sample#1_GENCODE'.B9]-[.$B$4])" office:value-type="float" office:value="16.3" calcext:value-type="float">
            <text:p>16,3</text:p>
          </table:table-cell>
          <table:table-cell table:style-name="ce171" table:formula="of:=VLOOKUP([.$B9];['Sample#1'.$A$4:.$D$20];2;0)" office:value-type="string" office:string-value="" calcext:value-type="error">
            <text:p>#N/A</text:p>
          </table:table-cell>
          <table:table-cell table:style-name="ce171" table:formula="of:=VLOOKUP([.$B9];['Sample#1'.$A$4:.$D$20];3;0)" office:value-type="string" office:string-value="" calcext:value-type="error">
            <text:p>#N/A</text:p>
          </table:table-cell>
          <table:table-cell table:style-name="ce171" table:formula="of:=VLOOKUP([.$B9];['Sample#1'.$A$4:.$D$20];4;0)" office:value-type="string" office:string-value="" calcext:value-type="error">
            <text:p>#N/A</text:p>
          </table:table-cell>
          <table:table-cell table:style-name="ce171" table:formula="of:=VLOOKUP([.$B9];['Sample#1'.$A$4:.$D$20];1;1)" office:value-type="float" office:value="16" calcext:value-type="float">
            <text:p>16</text:p>
          </table:table-cell>
          <table:table-cell table:style-name="ce171" table:formula="of:=INDEX(['Sample#1'.$A$5:.$A$20];MATCH([.$F9];['Sample#1'.$A$4:.$A$20]);1)" office:value-type="float" office:value="18" calcext:value-type="float">
            <text:p>18</text:p>
          </table:table-cell>
          <table:table-cell table:style-name="ce171" table:formula="of:=[.B9]-[.F9]" office:value-type="float" office:value="0.300000000000001" calcext:value-type="float">
            <text:p>0,3</text:p>
          </table:table-cell>
          <table:table-cell table:style-name="ce171" table:formula="of:=[.G9]-[.F9]" office:value-type="float" office:value="2" calcext:value-type="float">
            <text:p>2</text:p>
          </table:table-cell>
          <table:table-cell table:style-name="ce171" table:formula="of:=VLOOKUP([.B9];['Sample#1'.$A$4:.$D$20];4;1)" office:value-type="string" office:string-value="'+/- 0,1 V" calcext:value-type="string">
            <text:p>'+/- 0,1 V</text:p>
          </table:table-cell>
          <table:table-cell table:style-name="ce171" table:formula="of:=VLOOKUP([.F9];['Sample#1'.$A$4:.$D$20];2;0)" office:value-type="float" office:value="2.1671469740634" calcext:value-type="float">
            <text:p>2,1671469741</text:p>
          </table:table-cell>
          <table:table-cell table:style-name="ce171" table:formula="of:=VLOOKUP([.G9];['Sample#1'.$A$4:.$D$20];2;0)" office:value-type="float" office:value="2.43804034582133" calcext:value-type="float">
            <text:p>2,4380403458</text:p>
          </table:table-cell>
          <table:table-cell table:style-name="ce171" table:formula="of:=[.L9]-[.K9]" office:value-type="float" office:value="0.270893371757925" calcext:value-type="float">
            <text:p>0,2708933718</text:p>
          </table:table-cell>
          <table:table-cell table:style-name="ce189" table:formula="of:=([.M9]*([.H9]/[.I9]))+[.K9]" office:value-type="float" office:value="2.20778097982709" calcext:value-type="float">
            <text:p>2,208</text:p>
          </table:table-cell>
          <table:table-cell table:style-name="ce171" table:formula="of:=VLOOKUP([.F9];['Sample#1'.$A$4:.$D$20];3;0)" office:value-type="float" office:value="2.0548" calcext:value-type="float">
            <text:p>2,0548</text:p>
          </table:table-cell>
          <table:table-cell table:style-name="ce171" table:formula="of:=VLOOKUP([.G9];['Sample#1'.$A$4:.$D$20];3;0)" office:value-type="float" office:value="2.2425" calcext:value-type="float">
            <text:p>2,2425</text:p>
          </table:table-cell>
          <table:table-cell table:style-name="ce171" table:formula="of:=[.P9]-[.O9]" office:value-type="float" office:value="0.1877" calcext:value-type="float">
            <text:p>0,1877</text:p>
          </table:table-cell>
          <table:table-cell table:style-name="ce189" table:formula="of:=IF(OR([.O9]=&quot;&quot;;[.P9]=&quot;&quot;);;([.Q9]*([.H9]/[.I9]))+[.O9])" office:value-type="float" office:value="2.082955" calcext:value-type="float">
            <text:p>2,083</text:p>
          </table:table-cell>
          <table:table-cell table:style-name="ce199" table:formula="of:=IF(ISERROR([.D9]);IF(ISERROR([.R9]);[.N9];[.R9]);[.D9])" office:value-type="float" office:value="2.082955" calcext:value-type="float">
            <text:p>2,083</text:p>
          </table:table-cell>
          <table:table-cell table:style-name="ce199" table:formula="of:=IF(ISERROR([.E9]);[.J9];[.E9])" office:value-type="string" office:string-value="'+/- 0,1 V" calcext:value-type="string">
            <text:p>'+/- 0,1 V</text:p>
          </table:table-cell>
          <table:table-cell table:style-name="ce200" table:formula="of:=[.S9]/['Sample#1'.$G$11]" office:value-type="float" office:value="2585.38899393939" calcext:value-type="float">
            <text:p>2585,39</text:p>
          </table:table-cell>
          <table:table-cell table:style-name="ce201" table:formula="of:=ROUND([.U9])" office:value-type="float" office:value="2585" calcext:value-type="float">
            <text:p>2585</text:p>
          </table:table-cell>
          <table:table-cell table:style-name="ce202" table:formula="of:=DEC2HEX([.V9])" office:value-type="string" office:string-value="A19" calcext:value-type="string">
            <text:p>A19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9])&gt;0;CONCATENATE([.$B$2];&quot;_&quot;;[.$A9];&quot;_HYST_CAL&quot;);&quot;&quot;)" office:value-type="string" office:string-value="S1_DEGRADED HIGH_HYST_CAL" calcext:value-type="string">
            <text:p>S1_DEGRADED HIGH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9]&lt;0;&quot;0000&quot;;CONCATENATE(REPT(&quot;0&quot;;4-LEN([.W9]));[.W9]))" office:value-type="string" office:string-value="0A19" calcext:value-type="string">
            <text:p>0A19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9]" office:value-type="float" office:value="16.3" calcext:value-type="float">
            <text:p>16,3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9]&lt;0;&quot;0&quot;;[.V9])" office:value-type="float" office:value="2585" calcext:value-type="float">
            <text:p>2585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9]&lt;0;0;TRUNC([.S9];3))" office:value-type="float" office:value="2.082" calcext:value-type="float">
            <text:p>2,082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9])=0;&quot;&quot;;CONCATENATE([.X9];[.Y9];CONCATENATE([.Z9];REPT(&quot; &quot;;40-LEN([.Z9]));[.AA9];[.AB9];[.AC9];[.AD9];[.AE9];[.AF9];[.AG9];[.AH9];[.AI9];[.AJ9];[.AK9];[.AL9];[.AM9];[.AN9];[.AO9];[.AP9];[.AQ9];[.AR9];[.AS9];[.AT9];[.AU9];[.AV9];[.AW9])))" office:value-type="string" office:string-value="#define S1_DEGRADED HIGH_HYST_CAL                ((UI_UI_16)0x0A19)      /* 16,3V 2585 adc 2,082 Vadc */" calcext:value-type="string">
            <text:p>#define S1_DEGRADED HIGH_HYST_CAL <text:s text:c="15"/>((UI_UI_16)0x0A19) <text:s text:c="5"/>/* 16,3V 2585 adc 2,082 Vadc */</text:p>
          </table:table-cell>
          <table:table-cell table:style-name="ce209"/>
          <table:table-cell table:style-name="ce212"/>
          <table:table-cell table:style-name="ce212" table:formula="of:=CONCATENATE(&quot;&quot;;[.$Z9])" office:value-type="string" office:string-value="S1_DEGRADED HIGH_HYST_CAL" calcext:value-type="string">
            <text:p>S1_DEGRADED HIGH_HYST_CAL</text:p>
          </table:table-cell>
          <table:table-cell table:style-name="ce215" table:formula="of:=IF(LEN([.$BA10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9])&gt;0;CONCATENATE([.BA9];[.BB9]);&quot;&quot;)" office:value-type="string" office:string-value="S1_DEGRADED HIGH_HYST_CAL," calcext:value-type="string">
            <text:p>S1_DEGRADED HIGH_HYST_CAL,</text:p>
          </table:table-cell>
          <table:table-cell/>
          <table:table-cell table:style-name="ce171" table:formula="of:=CONCATENATE(&quot;&quot;;[.$Z9])" office:value-type="string" office:string-value="S1_DEGRADED HIGH_HYST_CAL" calcext:value-type="string">
            <text:p>S1_DEGRADED HIGH_HYST_CAL</text:p>
          </table:table-cell>
          <table:table-cell table:style-name="ce223" table:formula="of:=IF(LEN([.$BA9])&gt;0;&quot;_IDX&quot;;&quot;&quot;)" office:value-type="string" office:string-value="_IDX" calcext:value-type="string">
            <text:p>_IDX</text:p>
          </table:table-cell>
          <table:table-cell table:style-name="ce223" table:formula="of:=IF(LEN([.$BA10])&gt;0;&quot;,&quot;;&quot;&quot;)" office:value-type="string" office:string-value="," calcext:value-type="string">
            <text:p>,</text:p>
          </table:table-cell>
          <table:table-cell table:style-name="ce217" table:formula="of:=IF(LEN([.BF9])&gt;0;CONCATENATE([.BF9];[.BG9];[.BH9]);&quot;&quot;)" office:value-type="string" office:string-value="S1_DEGRADED HIGH_HYST_CAL_IDX," calcext:value-type="string">
            <text:p>S1_DEGRADED HIGH_HYST_CAL_IDX,</text:p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10])" office:value-type="string" office:string-value="HIGH" calcext:value-type="string">
            <text:p>HIGH</text:p>
          </table:table-cell>
          <table:table-cell table:style-name="ce235" table:formula="of:=IF(ISBLANK(['Sample#1_GENCODE'.B10]);&quot;&quot;;['Sample#1_GENCODE'.B10]-[.$B$4])" office:value-type="float" office:value="18.3" calcext:value-type="float">
            <text:p>18,3</text:p>
          </table:table-cell>
          <table:table-cell table:style-name="ce171" table:formula="of:=VLOOKUP([.$B10];['Sample#1'.$A$4:.$D$20];2;0)" office:value-type="string" office:string-value="" calcext:value-type="error">
            <text:p>#N/A</text:p>
          </table:table-cell>
          <table:table-cell table:style-name="ce171" table:formula="of:=VLOOKUP([.$B10];['Sample#1'.$A$4:.$D$20];3;0)" office:value-type="string" office:string-value="" calcext:value-type="error">
            <text:p>#N/A</text:p>
          </table:table-cell>
          <table:table-cell table:style-name="ce171" table:formula="of:=VLOOKUP([.$B10];['Sample#1'.$A$4:.$D$20];4;0)" office:value-type="string" office:string-value="" calcext:value-type="error">
            <text:p>#N/A</text:p>
          </table:table-cell>
          <table:table-cell table:style-name="ce171" table:formula="of:=VLOOKUP([.$B10];['Sample#1'.$A$4:.$D$20];1;1)" office:value-type="float" office:value="18" calcext:value-type="float">
            <text:p>18</text:p>
          </table:table-cell>
          <table:table-cell table:style-name="ce171" table:formula="of:=INDEX(['Sample#1'.$A$5:.$A$20];MATCH([.$F10];['Sample#1'.$A$4:.$A$20]);1)" office:value-type="float" office:value="20" calcext:value-type="float">
            <text:p>20</text:p>
          </table:table-cell>
          <table:table-cell table:style-name="ce171" table:formula="of:=[.B10]-[.F10]" office:value-type="float" office:value="0.300000000000001" calcext:value-type="float">
            <text:p>0,3</text:p>
          </table:table-cell>
          <table:table-cell table:style-name="ce171" table:formula="of:=[.G10]-[.F10]" office:value-type="float" office:value="2" calcext:value-type="float">
            <text:p>2</text:p>
          </table:table-cell>
          <table:table-cell table:style-name="ce171" table:formula="of:=VLOOKUP([.B10];['Sample#1'.$A$4:.$D$20];4;1)" office:value-type="string" office:string-value="+/- 0,1 V" calcext:value-type="string">
            <text:p>+/- 0,1 V</text:p>
          </table:table-cell>
          <table:table-cell table:style-name="ce171" table:formula="of:=VLOOKUP([.F10];['Sample#1'.$A$4:.$D$20];2;0)" office:value-type="float" office:value="2.43804034582133" calcext:value-type="float">
            <text:p>2,4380403458</text:p>
          </table:table-cell>
          <table:table-cell table:style-name="ce171" table:formula="of:=VLOOKUP([.G10];['Sample#1'.$A$4:.$D$20];2;0)" office:value-type="float" office:value="2.70893371757925" calcext:value-type="float">
            <text:p>2,7089337176</text:p>
          </table:table-cell>
          <table:table-cell table:style-name="ce171" table:formula="of:=[.L10]-[.K10]" office:value-type="float" office:value="0.270893371757925" calcext:value-type="float">
            <text:p>0,2708933718</text:p>
          </table:table-cell>
          <table:table-cell table:style-name="ce189" table:formula="of:=([.M10]*([.H10]/[.I10]))+[.K10]" office:value-type="float" office:value="2.47867435158501" calcext:value-type="float">
            <text:p>2,479</text:p>
          </table:table-cell>
          <table:table-cell table:style-name="ce171" table:formula="of:=VLOOKUP([.F10];['Sample#1'.$A$4:.$D$20];3;0)" office:value-type="float" office:value="2.2425" calcext:value-type="float">
            <text:p>2,2425</text:p>
          </table:table-cell>
          <table:table-cell table:style-name="ce171" table:formula="of:=VLOOKUP([.G10];['Sample#1'.$A$4:.$D$20];3;0)" office:value-type="float" office:value="2.4302" calcext:value-type="float">
            <text:p>2,4302</text:p>
          </table:table-cell>
          <table:table-cell table:style-name="ce171" table:formula="of:=[.P10]-[.O10]" office:value-type="float" office:value="0.1877" calcext:value-type="float">
            <text:p>0,1877</text:p>
          </table:table-cell>
          <table:table-cell table:style-name="ce189" table:formula="of:=IF(OR([.O10]=&quot;&quot;;[.P10]=&quot;&quot;);;([.Q10]*([.H10]/[.I10]))+[.O10])" office:value-type="float" office:value="2.270655" calcext:value-type="float">
            <text:p>2,271</text:p>
          </table:table-cell>
          <table:table-cell table:style-name="ce199" table:formula="of:=IF(ISERROR([.D10]);IF(ISERROR([.R10]);[.N10];[.R10]);[.D10])" office:value-type="float" office:value="2.270655" calcext:value-type="float">
            <text:p>2,271</text:p>
          </table:table-cell>
          <table:table-cell table:style-name="ce199" table:formula="of:=IF(ISERROR([.E10]);[.J10];[.E10])" office:value-type="string" office:string-value="+/- 0,1 V" calcext:value-type="string">
            <text:p>+/- 0,1 V</text:p>
          </table:table-cell>
          <table:table-cell table:style-name="ce200" table:formula="of:=[.S10]/['Sample#1'.$G$11]" office:value-type="float" office:value="2818.36450909091" calcext:value-type="float">
            <text:p>2818,36</text:p>
          </table:table-cell>
          <table:table-cell table:style-name="ce201" table:formula="of:=ROUND([.U10])" office:value-type="float" office:value="2818" calcext:value-type="float">
            <text:p>2818</text:p>
          </table:table-cell>
          <table:table-cell table:style-name="ce202" table:formula="of:=DEC2HEX([.V10])" office:value-type="string" office:string-value="B02" calcext:value-type="string">
            <text:p>B02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0])&gt;0;CONCATENATE([.$B$2];&quot;_&quot;;[.$A10];&quot;_HYST_CAL&quot;);&quot;&quot;)" office:value-type="string" office:string-value="S1_HIGH_HYST_CAL" calcext:value-type="string">
            <text:p>S1_HIGH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0]&lt;0;&quot;0000&quot;;CONCATENATE(REPT(&quot;0&quot;;4-LEN([.W10]));[.W10]))" office:value-type="string" office:string-value="0B02" calcext:value-type="string">
            <text:p>0B02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0]" office:value-type="float" office:value="18.3" calcext:value-type="float">
            <text:p>18,3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0]&lt;0;&quot;0&quot;;[.V10])" office:value-type="float" office:value="2818" calcext:value-type="float">
            <text:p>2818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0]&lt;0;0;TRUNC([.S10];3))" office:value-type="float" office:value="2.27" calcext:value-type="float">
            <text:p>2,27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0])=0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 office:value-type="string" office:string-value="#define S1_HIGH_HYST_CAL                         ((UI_UI_16)0x0B02)      /* 18,3V 2818 adc 2,27 Vadc */" calcext:value-type="string">
            <text:p>#define S1_HIGH_HYST_CAL <text:s text:c="24"/>((UI_UI_16)0x0B02) <text:s text:c="5"/>/* 18,3V 2818 adc 2,27 Vadc */</text:p>
          </table:table-cell>
          <table:table-cell table:style-name="ce209"/>
          <table:table-cell table:style-name="ce212"/>
          <table:table-cell table:style-name="ce212" table:formula="of:=CONCATENATE(&quot;&quot;;[.$Z10])" office:value-type="string" office:string-value="S1_HIGH_HYST_CAL" calcext:value-type="string">
            <text:p>S1_HIGH_HYST_CAL</text:p>
          </table:table-cell>
          <table:table-cell table:style-name="ce215" table:formula="of:=IF(LEN([.$BA11])&gt;0;&quot;,&quot;;&quot;&quot;)">
            <text:p/>
          </table:table-cell>
          <table:table-cell table:style-name="ce171"/>
          <table:table-cell table:style-name="ce217" table:formula="of:=IF(LEN([.BA10])&gt;0;CONCATENATE([.BA10];[.BB10]);&quot;&quot;)" office:value-type="string" office:string-value="S1_HIGH_HYST_CAL" calcext:value-type="string">
            <text:p>S1_HIGH_HYST_CAL</text:p>
          </table:table-cell>
          <table:table-cell/>
          <table:table-cell table:style-name="ce171" table:formula="of:=CONCATENATE(&quot;&quot;;[.$Z10])" office:value-type="string" office:string-value="S1_HIGH_HYST_CAL" calcext:value-type="string">
            <text:p>S1_HIGH_HYST_CAL</text:p>
          </table:table-cell>
          <table:table-cell table:style-name="ce223" table:formula="of:=IF(LEN([.$BA10])&gt;0;&quot;_IDX&quot;;&quot;&quot;)" office:value-type="string" office:string-value="_IDX" calcext:value-type="string">
            <text:p>_IDX</text:p>
          </table:table-cell>
          <table:table-cell table:style-name="ce223" table:formula="of:=IF(LEN([.$BA11])&gt;0;&quot;,&quot;;&quot;&quot;)">
            <text:p/>
          </table:table-cell>
          <table:table-cell table:style-name="ce217" table:formula="of:=IF(LEN([.BF10])&gt;0;CONCATENATE([.BF10];[.BG10];[.BH10]);&quot;&quot;)" office:value-type="string" office:string-value="S1_HIGH_HYST_CAL_IDX" calcext:value-type="string">
            <text:p>S1_HIGH_HYST_CAL_IDX</text:p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11])">
            <text:p/>
          </table:table-cell>
          <table:table-cell table:style-name="ce235" table:formula="of:=IF(ISBLANK(['Sample#1_GENCODE'.B11]);&quot;&quot;;['Sample#1_GENCODE'.B11]-[.$B$4])">
            <text:p/>
          </table:table-cell>
          <table:table-cell table:style-name="ce171" table:formula="of:=VLOOKUP([.$B11];['Sample#1'.$A$4:.$D$20];2;0)" office:value-type="string" office:string-value="" calcext:value-type="error">
            <text:p>#N/A</text:p>
          </table:table-cell>
          <table:table-cell table:style-name="ce171" table:formula="of:=VLOOKUP([.$B11];['Sample#1'.$A$4:.$D$20];3;0)" office:value-type="string" office:string-value="" calcext:value-type="error">
            <text:p>#N/A</text:p>
          </table:table-cell>
          <table:table-cell table:style-name="ce171" table:formula="of:=VLOOKUP([.$B11];['Sample#1'.$A$4:.$D$20];4;0)" office:value-type="string" office:string-value="" calcext:value-type="error">
            <text:p>#N/A</text:p>
          </table:table-cell>
          <table:table-cell table:style-name="ce171" table:formula="of:=VLOOKUP([.$B11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1];['Sample#1'.$A$4:.$A$20]);1)" office:value-type="string" office:string-value="" calcext:value-type="error">
            <text:p>#N/A</text:p>
          </table:table-cell>
          <table:table-cell table:style-name="ce171" table:formula="of:=[.B11]-[.F11]" office:value-type="string" office:string-value="" calcext:value-type="error">
            <text:p>#VALUE!</text:p>
          </table:table-cell>
          <table:table-cell table:style-name="ce171" table:formula="of:=[.G11]-[.F11]" office:value-type="string" office:string-value="" calcext:value-type="error">
            <text:p>#N/A</text:p>
          </table:table-cell>
          <table:table-cell table:style-name="ce171" table:formula="of:=VLOOKUP([.B11];['Sample#1'.$A$4:.$D$20];4;1)" office:value-type="string" office:string-value="" calcext:value-type="error">
            <text:p>#N/A</text:p>
          </table:table-cell>
          <table:table-cell table:style-name="ce171" table:formula="of:=VLOOKUP([.F11];['Sample#1'.$A$4:.$D$20];2;0)" office:value-type="string" office:string-value="" calcext:value-type="error">
            <text:p>#N/A</text:p>
          </table:table-cell>
          <table:table-cell table:style-name="ce171" table:formula="of:=VLOOKUP([.G11];['Sample#1'.$A$4:.$D$20];2;0)" office:value-type="string" office:string-value="" calcext:value-type="error">
            <text:p>#N/A</text:p>
          </table:table-cell>
          <table:table-cell table:style-name="ce171" table:formula="of:=[.L11]-[.K11]" office:value-type="string" office:string-value="" calcext:value-type="error">
            <text:p>#N/A</text:p>
          </table:table-cell>
          <table:table-cell table:style-name="ce189" table:formula="of:=([.M11]*([.H11]/[.I11]))+[.K11]" office:value-type="string" office:string-value="" calcext:value-type="error">
            <text:p>#VALUE!</text:p>
          </table:table-cell>
          <table:table-cell table:style-name="ce171" table:formula="of:=VLOOKUP([.F11];['Sample#1'.$A$4:.$D$20];3;0)" office:value-type="string" office:string-value="" calcext:value-type="error">
            <text:p>#N/A</text:p>
          </table:table-cell>
          <table:table-cell table:style-name="ce171" table:formula="of:=VLOOKUP([.G11];['Sample#1'.$A$4:.$D$20];3;0)" office:value-type="string" office:string-value="" calcext:value-type="error">
            <text:p>#N/A</text:p>
          </table:table-cell>
          <table:table-cell table:style-name="ce171" table:formula="of:=[.P11]-[.O11]" office:value-type="string" office:string-value="" calcext:value-type="error">
            <text:p>#N/A</text:p>
          </table:table-cell>
          <table:table-cell table:style-name="ce189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199" table:formula="of:=IF(ISERROR([.D11]);IF(ISERROR([.R11]);[.N11];[.R11]);[.D11])" office:value-type="string" office:string-value="" calcext:value-type="error">
            <text:p>#VALUE!</text:p>
          </table:table-cell>
          <table:table-cell table:style-name="ce199" table:formula="of:=IF(ISERROR([.E11]);[.J11];[.E11])" office:value-type="string" office:string-value="" calcext:value-type="error">
            <text:p>#N/A</text:p>
          </table:table-cell>
          <table:table-cell table:style-name="ce200" table:formula="of:=[.S11]/['Sample#1'.$G$11]" office:value-type="string" office:string-value="" calcext:value-type="error">
            <text:p>#VALUE!</text:p>
          </table:table-cell>
          <table:table-cell table:style-name="ce201" table:formula="of:=ROUND([.U11])" office:value-type="string" office:string-value="" calcext:value-type="error">
            <text:p>#VALUE!</text:p>
          </table:table-cell>
          <table:table-cell table:style-name="ce202" table:formula="of:=DEC2HEX([.V11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1])&gt;0;CONCATENATE([.$B$2];&quot;_&quot;;[.$A11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1]&lt;0;&quot;0000&quot;;CONCATENATE(REPT(&quot;0&quot;;4-LEN([.W11]));[.W11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1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1]&lt;0;&quot;0&quot;;[.V11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1]&lt;0;0;TRUNC([.S11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1])=0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209"/>
          <table:table-cell table:style-name="ce212"/>
          <table:table-cell table:style-name="ce212" table:formula="of:=CONCATENATE(&quot;&quot;;[.$Z11])">
            <text:p/>
          </table:table-cell>
          <table:table-cell table:style-name="ce215" table:formula="of:=IF(LEN([.$BA12])&gt;0;&quot;,&quot;;&quot;&quot;)">
            <text:p/>
          </table:table-cell>
          <table:table-cell table:style-name="ce171"/>
          <table:table-cell table:style-name="ce217" table:formula="of:=IF(LEN([.BA11])&gt;0;CONCATENATE([.BA11];[.BB11]);&quot;&quot;)">
            <text:p/>
          </table:table-cell>
          <table:table-cell/>
          <table:table-cell table:style-name="ce171" table:formula="of:=CONCATENATE(&quot;&quot;;[.$Z11])">
            <text:p/>
          </table:table-cell>
          <table:table-cell table:style-name="ce223" table:formula="of:=IF(LEN([.$BA11])&gt;0;&quot;_IDX&quot;;&quot;&quot;)">
            <text:p/>
          </table:table-cell>
          <table:table-cell table:style-name="ce223" table:formula="of:=IF(LEN([.$BA12])&gt;0;&quot;,&quot;;&quot;&quot;)">
            <text:p/>
          </table:table-cell>
          <table:table-cell table:style-name="ce217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12])">
            <text:p/>
          </table:table-cell>
          <table:table-cell table:style-name="ce235" table:formula="of:=IF(ISBLANK(['Sample#1_GENCODE'.B12]);&quot;&quot;;['Sample#1_GENCODE'.B12]-[.$B$4])">
            <text:p/>
          </table:table-cell>
          <table:table-cell table:style-name="ce171" table:formula="of:=VLOOKUP([.$B12];['Sample#1'.$A$4:.$D$20];2;0)" office:value-type="string" office:string-value="" calcext:value-type="error">
            <text:p>#N/A</text:p>
          </table:table-cell>
          <table:table-cell table:style-name="ce171" table:formula="of:=VLOOKUP([.$B12];['Sample#1'.$A$4:.$D$20];3;0)" office:value-type="string" office:string-value="" calcext:value-type="error">
            <text:p>#N/A</text:p>
          </table:table-cell>
          <table:table-cell table:style-name="ce171" table:formula="of:=VLOOKUP([.$B12];['Sample#1'.$A$4:.$D$20];4;0)" office:value-type="string" office:string-value="" calcext:value-type="error">
            <text:p>#N/A</text:p>
          </table:table-cell>
          <table:table-cell table:style-name="ce171" table:formula="of:=VLOOKUP([.$B12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2];['Sample#1'.$A$4:.$A$20]);1)" office:value-type="string" office:string-value="" calcext:value-type="error">
            <text:p>#N/A</text:p>
          </table:table-cell>
          <table:table-cell table:style-name="ce171" table:formula="of:=[.B12]-[.F12]" office:value-type="string" office:string-value="" calcext:value-type="error">
            <text:p>#VALUE!</text:p>
          </table:table-cell>
          <table:table-cell table:style-name="ce171" table:formula="of:=[.G12]-[.F12]" office:value-type="string" office:string-value="" calcext:value-type="error">
            <text:p>#N/A</text:p>
          </table:table-cell>
          <table:table-cell table:style-name="ce171" table:formula="of:=VLOOKUP([.B12];['Sample#1'.$A$4:.$D$20];4;1)" office:value-type="string" office:string-value="" calcext:value-type="error">
            <text:p>#N/A</text:p>
          </table:table-cell>
          <table:table-cell table:style-name="ce171" table:formula="of:=VLOOKUP([.F12];['Sample#1'.$A$4:.$D$20];2;0)" office:value-type="string" office:string-value="" calcext:value-type="error">
            <text:p>#N/A</text:p>
          </table:table-cell>
          <table:table-cell table:style-name="ce171" table:formula="of:=VLOOKUP([.G12];['Sample#1'.$A$4:.$D$20];2;0)" office:value-type="string" office:string-value="" calcext:value-type="error">
            <text:p>#N/A</text:p>
          </table:table-cell>
          <table:table-cell table:style-name="ce171" table:formula="of:=[.L12]-[.K12]" office:value-type="string" office:string-value="" calcext:value-type="error">
            <text:p>#N/A</text:p>
          </table:table-cell>
          <table:table-cell table:style-name="ce189" table:formula="of:=([.M12]*([.H12]/[.I12]))+[.K12]" office:value-type="string" office:string-value="" calcext:value-type="error">
            <text:p>#VALUE!</text:p>
          </table:table-cell>
          <table:table-cell table:style-name="ce171" table:formula="of:=VLOOKUP([.F12];['Sample#1'.$A$4:.$D$20];3;0)" office:value-type="string" office:string-value="" calcext:value-type="error">
            <text:p>#N/A</text:p>
          </table:table-cell>
          <table:table-cell table:style-name="ce171" table:formula="of:=VLOOKUP([.G12];['Sample#1'.$A$4:.$D$20];3;0)" office:value-type="string" office:string-value="" calcext:value-type="error">
            <text:p>#N/A</text:p>
          </table:table-cell>
          <table:table-cell table:style-name="ce171" table:formula="of:=[.P12]-[.O12]" office:value-type="string" office:string-value="" calcext:value-type="error">
            <text:p>#N/A</text:p>
          </table:table-cell>
          <table:table-cell table:style-name="ce189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9" table:formula="of:=IF(ISERROR([.D12]);IF(ISERROR([.R12]);[.N12];[.R12]);[.D12])" office:value-type="string" office:string-value="" calcext:value-type="error">
            <text:p>#VALUE!</text:p>
          </table:table-cell>
          <table:table-cell table:style-name="ce199" table:formula="of:=IF(ISERROR([.E12]);[.J12];[.E12])" office:value-type="string" office:string-value="" calcext:value-type="error">
            <text:p>#N/A</text:p>
          </table:table-cell>
          <table:table-cell table:style-name="ce200" table:formula="of:=[.S12]/['Sample#1'.$G$11]" office:value-type="string" office:string-value="" calcext:value-type="error">
            <text:p>#VALUE!</text:p>
          </table:table-cell>
          <table:table-cell table:style-name="ce201" table:formula="of:=ROUND([.U12])" office:value-type="string" office:string-value="" calcext:value-type="error">
            <text:p>#VALUE!</text:p>
          </table:table-cell>
          <table:table-cell table:style-name="ce202" table:formula="of:=DEC2HEX([.V12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2])&gt;0;CONCATENATE([.$B$2];&quot;_&quot;;[.$A12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2]&lt;0;&quot;0000&quot;;CONCATENATE(REPT(&quot;0&quot;;4-LEN([.W12]));[.W12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2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2]&lt;0;&quot;0&quot;;[.V12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2]&lt;0;0;TRUNC([.S12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2])=0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9"/>
          <table:table-cell table:style-name="ce212"/>
          <table:table-cell table:style-name="ce212" table:formula="of:=CONCATENATE(&quot;&quot;;[.$Z12])">
            <text:p/>
          </table:table-cell>
          <table:table-cell table:style-name="ce215" table:formula="of:=IF(LEN([.$BA13])&gt;0;&quot;,&quot;;&quot;&quot;)">
            <text:p/>
          </table:table-cell>
          <table:table-cell table:style-name="ce171"/>
          <table:table-cell table:style-name="ce217" table:formula="of:=IF(LEN([.BA12])&gt;0;CONCATENATE([.BA12];[.BB12]);&quot;&quot;)">
            <text:p/>
          </table:table-cell>
          <table:table-cell/>
          <table:table-cell table:style-name="ce171" table:formula="of:=CONCATENATE(&quot;&quot;;[.$Z12])">
            <text:p/>
          </table:table-cell>
          <table:table-cell table:style-name="ce223" table:formula="of:=IF(LEN([.$BA12])&gt;0;&quot;_IDX&quot;;&quot;&quot;)">
            <text:p/>
          </table:table-cell>
          <table:table-cell table:style-name="ce223" table:formula="of:=IF(LEN([.$BA13])&gt;0;&quot;,&quot;;&quot;&quot;)">
            <text:p/>
          </table:table-cell>
          <table:table-cell table:style-name="ce217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13])">
            <text:p/>
          </table:table-cell>
          <table:table-cell table:style-name="ce235" table:formula="of:=IF(ISBLANK(['Sample#1_GENCODE'.B13]);&quot;&quot;;['Sample#1_GENCODE'.B13]-[.$B$4])">
            <text:p/>
          </table:table-cell>
          <table:table-cell table:style-name="ce171" table:formula="of:=VLOOKUP([.$B13];['Sample#1'.$A$4:.$D$20];2;0)" office:value-type="string" office:string-value="" calcext:value-type="error">
            <text:p>#N/A</text:p>
          </table:table-cell>
          <table:table-cell table:style-name="ce171" table:formula="of:=VLOOKUP([.$B13];['Sample#1'.$A$4:.$D$20];3;0)" office:value-type="string" office:string-value="" calcext:value-type="error">
            <text:p>#N/A</text:p>
          </table:table-cell>
          <table:table-cell table:style-name="ce171" table:formula="of:=VLOOKUP([.$B13];['Sample#1'.$A$4:.$D$20];4;0)" office:value-type="string" office:string-value="" calcext:value-type="error">
            <text:p>#N/A</text:p>
          </table:table-cell>
          <table:table-cell table:style-name="ce171" table:formula="of:=VLOOKUP([.$B13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3];['Sample#1'.$A$4:.$A$20]);1)" office:value-type="string" office:string-value="" calcext:value-type="error">
            <text:p>#N/A</text:p>
          </table:table-cell>
          <table:table-cell table:style-name="ce171" table:formula="of:=[.B13]-[.F13]" office:value-type="string" office:string-value="" calcext:value-type="error">
            <text:p>#VALUE!</text:p>
          </table:table-cell>
          <table:table-cell table:style-name="ce171" table:formula="of:=[.G13]-[.F13]" office:value-type="string" office:string-value="" calcext:value-type="error">
            <text:p>#N/A</text:p>
          </table:table-cell>
          <table:table-cell table:style-name="ce171" table:formula="of:=VLOOKUP([.B13];['Sample#1'.$A$4:.$D$20];4;1)" office:value-type="string" office:string-value="" calcext:value-type="error">
            <text:p>#N/A</text:p>
          </table:table-cell>
          <table:table-cell table:style-name="ce171" table:formula="of:=VLOOKUP([.F13];['Sample#1'.$A$4:.$D$20];2;0)" office:value-type="string" office:string-value="" calcext:value-type="error">
            <text:p>#N/A</text:p>
          </table:table-cell>
          <table:table-cell table:style-name="ce171" table:formula="of:=VLOOKUP([.G13];['Sample#1'.$A$4:.$D$20];2;0)" office:value-type="string" office:string-value="" calcext:value-type="error">
            <text:p>#N/A</text:p>
          </table:table-cell>
          <table:table-cell table:style-name="ce171" table:formula="of:=[.L13]-[.K13]" office:value-type="string" office:string-value="" calcext:value-type="error">
            <text:p>#N/A</text:p>
          </table:table-cell>
          <table:table-cell table:style-name="ce189" table:formula="of:=([.M13]*([.H13]/[.I13]))+[.K13]" office:value-type="string" office:string-value="" calcext:value-type="error">
            <text:p>#VALUE!</text:p>
          </table:table-cell>
          <table:table-cell table:style-name="ce171" table:formula="of:=VLOOKUP([.F13];['Sample#1'.$A$4:.$D$20];3;0)" office:value-type="string" office:string-value="" calcext:value-type="error">
            <text:p>#N/A</text:p>
          </table:table-cell>
          <table:table-cell table:style-name="ce171" table:formula="of:=VLOOKUP([.G13];['Sample#1'.$A$4:.$D$20];3;0)" office:value-type="string" office:string-value="" calcext:value-type="error">
            <text:p>#N/A</text:p>
          </table:table-cell>
          <table:table-cell table:style-name="ce171" table:formula="of:=[.P13]-[.O13]" office:value-type="string" office:string-value="" calcext:value-type="error">
            <text:p>#N/A</text:p>
          </table:table-cell>
          <table:table-cell table:style-name="ce189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9" table:formula="of:=IF(ISERROR([.D13]);IF(ISERROR([.R13]);[.N13];[.R13]);[.D13])" office:value-type="string" office:string-value="" calcext:value-type="error">
            <text:p>#VALUE!</text:p>
          </table:table-cell>
          <table:table-cell table:style-name="ce199" table:formula="of:=IF(ISERROR([.E13]);[.J13];[.E13])" office:value-type="string" office:string-value="" calcext:value-type="error">
            <text:p>#N/A</text:p>
          </table:table-cell>
          <table:table-cell table:style-name="ce200" table:formula="of:=[.S13]/['Sample#1'.$G$11]" office:value-type="string" office:string-value="" calcext:value-type="error">
            <text:p>#VALUE!</text:p>
          </table:table-cell>
          <table:table-cell table:style-name="ce201" table:formula="of:=ROUND([.U13])" office:value-type="string" office:string-value="" calcext:value-type="error">
            <text:p>#VALUE!</text:p>
          </table:table-cell>
          <table:table-cell table:style-name="ce202" table:formula="of:=DEC2HEX([.V13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3])&gt;0;CONCATENATE([.$B$2];&quot;_&quot;;[.$A13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3]&lt;0;&quot;0000&quot;;CONCATENATE(REPT(&quot;0&quot;;4-LEN([.W13]));[.W13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3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3]&lt;0;&quot;0&quot;;[.V13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3]&lt;0;0;TRUNC([.S13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3])=0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9"/>
          <table:table-cell table:style-name="ce212"/>
          <table:table-cell table:style-name="ce212" table:formula="of:=CONCATENATE(&quot;&quot;;[.$Z13])">
            <text:p/>
          </table:table-cell>
          <table:table-cell table:style-name="ce215" table:formula="of:=IF(LEN([.$BA14])&gt;0;&quot;,&quot;;&quot;&quot;)">
            <text:p/>
          </table:table-cell>
          <table:table-cell table:style-name="ce171"/>
          <table:table-cell table:style-name="ce217" table:formula="of:=IF(LEN([.BA13])&gt;0;CONCATENATE([.BA13];[.BB13]);&quot;&quot;)">
            <text:p/>
          </table:table-cell>
          <table:table-cell/>
          <table:table-cell table:style-name="ce171" table:formula="of:=CONCATENATE(&quot;&quot;;[.$Z13])">
            <text:p/>
          </table:table-cell>
          <table:table-cell table:style-name="ce223" table:formula="of:=IF(LEN([.$BA13])&gt;0;&quot;_IDX&quot;;&quot;&quot;)">
            <text:p/>
          </table:table-cell>
          <table:table-cell table:style-name="ce223" table:formula="of:=IF(LEN([.$BA14])&gt;0;&quot;,&quot;;&quot;&quot;)">
            <text:p/>
          </table:table-cell>
          <table:table-cell table:style-name="ce217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'Sample#1_GENCODE'.A14])">
            <text:p/>
          </table:table-cell>
          <table:table-cell table:style-name="ce235" table:formula="of:=IF(ISBLANK(['Sample#1_GENCODE'.B14]);&quot;&quot;;['Sample#1_GENCODE'.B14]-[.$B$4])">
            <text:p/>
          </table:table-cell>
          <table:table-cell table:style-name="ce171" table:formula="of:=VLOOKUP([.$B14];['Sample#1'.$A$4:.$D$20];2;0)" office:value-type="string" office:string-value="" calcext:value-type="error">
            <text:p>#N/A</text:p>
          </table:table-cell>
          <table:table-cell table:style-name="ce171" table:formula="of:=VLOOKUP([.$B14];['Sample#1'.$A$4:.$D$20];3;0)" office:value-type="string" office:string-value="" calcext:value-type="error">
            <text:p>#N/A</text:p>
          </table:table-cell>
          <table:table-cell table:style-name="ce171" table:formula="of:=VLOOKUP([.$B14];['Sample#1'.$A$4:.$D$20];4;0)" office:value-type="string" office:string-value="" calcext:value-type="error">
            <text:p>#N/A</text:p>
          </table:table-cell>
          <table:table-cell table:style-name="ce171" table:formula="of:=VLOOKUP([.$B14];['Sample#1'.$A$4:.$D$20];1;1)" office:value-type="string" office:string-value="" calcext:value-type="error">
            <text:p>#N/A</text:p>
          </table:table-cell>
          <table:table-cell table:style-name="ce171" table:formula="of:=INDEX(['Sample#1'.$A$5:.$A$20];MATCH([.$F14];['Sample#1'.$A$4:.$A$20]);1)" office:value-type="string" office:string-value="" calcext:value-type="error">
            <text:p>#N/A</text:p>
          </table:table-cell>
          <table:table-cell table:style-name="ce171" table:formula="of:=[.B14]-[.F14]" office:value-type="string" office:string-value="" calcext:value-type="error">
            <text:p>#VALUE!</text:p>
          </table:table-cell>
          <table:table-cell table:style-name="ce171" table:formula="of:=[.G14]-[.F14]" office:value-type="string" office:string-value="" calcext:value-type="error">
            <text:p>#N/A</text:p>
          </table:table-cell>
          <table:table-cell table:style-name="ce171" table:formula="of:=VLOOKUP([.B14];['Sample#1'.$A$4:.$D$20];4;1)" office:value-type="string" office:string-value="" calcext:value-type="error">
            <text:p>#N/A</text:p>
          </table:table-cell>
          <table:table-cell table:style-name="ce171" table:formula="of:=VLOOKUP([.F14];['Sample#1'.$A$4:.$D$20];2;0)" office:value-type="string" office:string-value="" calcext:value-type="error">
            <text:p>#N/A</text:p>
          </table:table-cell>
          <table:table-cell table:style-name="ce171" table:formula="of:=VLOOKUP([.G14];['Sample#1'.$A$4:.$D$20];2;0)" office:value-type="string" office:string-value="" calcext:value-type="error">
            <text:p>#N/A</text:p>
          </table:table-cell>
          <table:table-cell table:style-name="ce171" table:formula="of:=[.L14]-[.K14]" office:value-type="string" office:string-value="" calcext:value-type="error">
            <text:p>#N/A</text:p>
          </table:table-cell>
          <table:table-cell table:style-name="ce189" table:formula="of:=([.M14]*([.H14]/[.I14]))+[.K14]" office:value-type="string" office:string-value="" calcext:value-type="error">
            <text:p>#VALUE!</text:p>
          </table:table-cell>
          <table:table-cell table:style-name="ce171" table:formula="of:=VLOOKUP([.F14];['Sample#1'.$A$4:.$D$20];3;0)" office:value-type="string" office:string-value="" calcext:value-type="error">
            <text:p>#N/A</text:p>
          </table:table-cell>
          <table:table-cell table:style-name="ce171" table:formula="of:=VLOOKUP([.G14];['Sample#1'.$A$4:.$D$20];3;0)" office:value-type="string" office:string-value="" calcext:value-type="error">
            <text:p>#N/A</text:p>
          </table:table-cell>
          <table:table-cell table:style-name="ce171" table:formula="of:=[.P14]-[.O14]" office:value-type="string" office:string-value="" calcext:value-type="error">
            <text:p>#N/A</text:p>
          </table:table-cell>
          <table:table-cell table:style-name="ce189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9" table:formula="of:=IF(ISERROR([.D14]);IF(ISERROR([.R14]);[.N14];[.R14]);[.D14])" office:value-type="string" office:string-value="" calcext:value-type="error">
            <text:p>#VALUE!</text:p>
          </table:table-cell>
          <table:table-cell table:style-name="ce199" table:formula="of:=IF(ISERROR([.E14]);[.J14];[.E14])" office:value-type="string" office:string-value="" calcext:value-type="error">
            <text:p>#N/A</text:p>
          </table:table-cell>
          <table:table-cell table:style-name="ce200" table:formula="of:=[.S14]/['Sample#1'.$G$11]" office:value-type="string" office:string-value="" calcext:value-type="error">
            <text:p>#VALUE!</text:p>
          </table:table-cell>
          <table:table-cell table:style-name="ce201" table:formula="of:=ROUND([.U14])" office:value-type="string" office:string-value="" calcext:value-type="error">
            <text:p>#VALUE!</text:p>
          </table:table-cell>
          <table:table-cell table:style-name="ce202" table:formula="of:=DEC2HEX([.V14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4])&gt;0;CONCATENATE([.$B$2];&quot;_&quot;;[.$A14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4]&lt;0;&quot;0000&quot;;CONCATENATE(REPT(&quot;0&quot;;4-LEN([.W14]));[.W14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4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4]&lt;0;&quot;0&quot;;[.V14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4]&lt;0;0;TRUNC([.S14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7" table:formula="of:=IF(LEN([.A14])=0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10"/>
          <table:table-cell table:style-name="ce212"/>
          <table:table-cell table:style-name="ce212" table:formula="of:=CONCATENATE(&quot;&quot;;[.$Z14])">
            <text:p/>
          </table:table-cell>
          <table:table-cell table:style-name="ce212"/>
          <table:table-cell table:style-name="ce171"/>
          <table:table-cell table:style-name="ce217" table:formula="of:=IF(LEN([.BA14])&gt;0;CONCATENATE([.BA14];[.BB14]);&quot;&quot;)">
            <text:p/>
          </table:table-cell>
          <table:table-cell/>
          <table:table-cell table:style-name="ce171" table:formula="of:=CONCATENATE(&quot;&quot;;[.$Z14])">
            <text:p/>
          </table:table-cell>
          <table:table-cell table:style-name="ce223" table:formula="of:=IF(LEN([.$BA14])&gt;0;&quot;_IDX&quot;;&quot;&quot;)">
            <text:p/>
          </table:table-cell>
          <table:table-cell table:style-name="ce171"/>
          <table:table-cell table:style-name="ce217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213" office:value-type="string" calcext:value-type="string">
            <text:p>}</text:p>
          </table:table-cell>
          <table:table-cell table:style-name="ce213"/>
          <table:table-cell table:style-name="ce213" office:value-type="string" calcext:value-type="string">
            <text:p>;</text:p>
          </table:table-cell>
          <table:table-cell/>
          <table:table-cell table:style-name="ce218" table:formula="of:=CONCATENATE([.AZ15];[.BA15];[.BB15])" office:value-type="string" office:string-value="};" calcext:value-type="string">
            <text:p>};</text:p>
          </table:table-cell>
          <table:table-cell table:style-name="ce220" office:value-type="string" calcext:value-type="string">
            <text:p>} t_enum_</text:p>
          </table:table-cell>
          <table:table-cell table:style-name="ce220" table:formula="of:=[.B1]" office:value-type="string" office:string-value="SAMPLE1_SENS" calcext:value-type="string">
            <text:p>SAMPLE1_SENS</text:p>
          </table:table-cell>
          <table:table-cell table:style-name="ce220" office:value-type="string" calcext:value-type="string">
            <text:p>_hyst;</text:p>
          </table:table-cell>
          <table:table-cell table:style-name="Default"/>
          <table:table-cell table:style-name="ce218" table:formula="of:=IF(LEN([.BF15])&gt;0;CONCATENATE([.BE15];[.BF15];[.BG15]);&quot;&quot;)" office:value-type="string" office:string-value="} t_enum_SAMPLE1_SENS_hyst;" calcext:value-type="string">
            <text:p>} t_enum_SAMPLE1_SENS_hyst;</text:p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214" office:value-type="string" calcext:value-type="string">
            <office:annotation office:display="true" draw:style-name="gr4" draw:text-style-name="P2" svg:width="2.899cm" svg:height="1.781cm" svg:x="72.467cm" svg:y="8.534cm" draw:caption-point-x="9.796cm" draw:caption-point-y="-1.751cm">
              <dc:date>2014-11-06T00:00:00</dc:date>
              <text:p text:style-name="P2"><text:span text:style-name="T3">Use green areas to tune the discretizer source code.</text:span></text:p>
            </office:annotation>
            <text:p>_input</text:p>
          </table:table-cell>
          <table:table-cell table:number-columns-repeated="4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3" table:number-columns-repeated="2"/>
          <table:table-cell table:number-columns-repeated="7"/>
          <table:table-cell table:style-name="Default"/>
          <table:table-cell table:style-name="ce180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214" office:value-type="string" calcext:value-type="string">
            <text:p>_range_unfilt</text:p>
          </table:table-cell>
          <table:table-cell table:number-columns-repeated="4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3" table:number-columns-repeated="2"/>
          <table:table-cell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| <text:s text:c="9"/></text:p>
          </table:table-cell>
          <table:table-cell/>
          <table:table-cell table:style-name="ce180" office:value-type="string" calcext:value-type="string">
            <text:p><text:s text:c="2"/>*/</text:p>
          </table:table-cell>
          <table:table-cell table:style-name="ce180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CONCATENATE([.$B$2];[.BA16])" office:value-type="string" office:string-value="S1_input" calcext:value-type="string">
            <text:p>S1_input</text:p>
          </table:table-cell>
          <table:table-cell table:style-name="ce214" office:value-type="string" calcext:value-type="string">
            <text:p>&lt;</text:p>
          </table:table-cell>
          <table:table-cell/>
          <table:table-cell table:formula="of:=[.BA7]" office:value-type="string" office:string-value="S1_DEGRADED LOW_HYST_CAL" calcext:value-type="string">
            <text:p>S1_DEGRADED LOW_HYST_CAL</text:p>
          </table:table-cell>
          <table:table-cell office:value-type="string" calcext:value-type="string">
            <text:p>){</text:p>
          </table:table-cell>
          <table:table-cell table:style-name="ce243" table:formula="of:=IF(LEN([.BD19])&gt;0;CONCATENATE(IF(LEN([.BD18])&gt;0;CONCATENATE([.AZ18];[.BA18];[.BB18];[.BC18];[.BD18];[.BE18]);[.AZ$34]);&quot;&quot;);&quot;&quot;)" office:value-type="string" office:string-value="if (S1_input&lt;S1_DEGRADED LOW_HYST_CAL){" calcext:value-type="string">
            <text:p>if (S1_input&lt;S1_DEGRADED LOW_HYST_CAL){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3"/>
          <table:table-cell/>
          <table:table-cell table:style-name="ce180" office:value-type="string" calcext:value-type="string">
            <text:p><text:s/>/* <text:s text:c="9"/></text:p>
          </table:table-cell>
          <table:table-cell table:style-name="ce183"/>
          <table:table-cell table:style-name="ce180" office:value-type="string" calcext:value-type="string">
            <text:p>v</text:p>
          </table:table-cell>
          <table:table-cell table:style-name="ce180" office:value-type="string" calcext:value-type="string">
            <text:p>| - - - - - - - - - - - - - - - <text:s/>*/</text:p>
          </table:table-cell>
          <table:table-cell table:style-name="ce180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CONCATENATE([.$B$2];[.BA17])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6]" office:value-type="string" office:string-value="S1_LOW_HYST_CAL" calcext:value-type="string">
            <text:p>S1_LOW_HYST_CAL</text:p>
          </table:table-cell>
          <table:table-cell office:value-type="string" calcext:value-type="string">
            <text:p>;</text:p>
          </table:table-cell>
          <table:table-cell table:formula="of:=IF(LEN([.BD19])&gt;0;CONCATENATE([.AZ19];[.BA19];[.BB19];[.BC19];[.BD19];[.BE19]);&quot;&quot;)" office:value-type="string" office:string-value="    S1_range_unfilt=S1_LOW_HYST_CAL;" calcext:value-type="string">
            <text:p><text:s text:c="4"/>S1_range_unfilt=S1_LOW_HYST_CAL;</text:p>
          </table:table-cell>
          <table:table-cell table:number-columns-repeated="964"/>
        </table:table-row>
        <table:table-row table:style-name="ro5">
          <table:table-cell table:style-name="Default"/>
          <table:table-cell table:number-columns-repeated="2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|________________________________*/</text:p>
          </table:table-cell>
          <table:table-cell/>
          <table:table-cell table:style-name="ce180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S1_input" calcext:value-type="string">
            <text:p>S1_input</text:p>
          </table:table-cell>
          <table:table-cell table:formula="of:=[.BB18]" office:value-type="string" office:string-value="&lt;" calcext:value-type="string">
            <text:p>&lt;</text:p>
          </table:table-cell>
          <table:table-cell/>
          <table:table-cell table:formula="of:=[.BA8]" office:value-type="string" office:string-value="S1_NORMAL_HYST_CAL" calcext:value-type="string">
            <text:p>S1_NORMAL_HYST_CAL</text:p>
          </table:table-cell>
          <table:table-cell office:value-type="string" calcext:value-type="string">
            <text:p>){</text:p>
          </table:table-cell>
          <table:table-cell table:formula="of:=IF(LEN([.BD21])&gt;0;CONCATENATE(IF(LEN([.BD20])&gt;0;CONCATENATE([.AZ20];[.BA20];[.BB20];[.BC20];[.BD20];[.BE20]);[.AZ$34]);&quot;&quot;);&quot;&quot;)" office:value-type="string" office:string-value="} else if (S1_input&lt;S1_NORMAL_HYST_CAL){" calcext:value-type="string">
            <text:p>} else if (S1_input&lt;S1_NORMAL_HYST_CAL){</text:p>
          </table:table-cell>
          <table:table-cell table:number-columns-repeated="964"/>
        </table:table-row>
        <table:table-row table:style-name="ro5">
          <table:table-cell table:style-name="Default"/>
          <table:table-cell table:number-columns-repeated="2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<text:s text:c="5"/></text:p>
          </table:table-cell>
          <table:table-cell table:style-name="ce180"/>
          <table:table-cell table:style-name="ce180" office:value-type="string" calcext:value-type="string">
            <text:p>_________________________________*/</text:p>
          </table:table-cell>
          <table:table-cell table:style-name="ce180" table:number-columns-repeated="3"/>
          <table:table-cell table:formula="of:=CONCATENATE([.D21];[.E21];[.F21];[.G21];[.H21];[.I21];[.J21])" office:value-type="string" office:string-value=" /*               _________________________________*/" calcext:value-type="string">
            <text:p><text:s/>/* <text:s text:c="14"/>_________________________________*/</text:p>
          </table:table-cell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S1_DEGRADED LOW_HYST_CAL" calcext:value-type="string">
            <text:p>S1_DEGRADED LOW_HYST_CAL</text:p>
          </table:table-cell>
          <table:table-cell office:value-type="string" calcext:value-type="string">
            <text:p>;</text:p>
          </table:table-cell>
          <table:table-cell table:formula="of:=IF(LEN([.BD21])&gt;0;CONCATENATE([.AZ21];[.BA21];[.BB21];[.BC21];[.BD21];[.BE21]);&quot;&quot;)" office:value-type="string" office:string-value="    S1_range_unfilt=S1_DEGRADED LOW_HYST_CAL;" calcext:value-type="string">
            <text:p><text:s text:c="4"/>S1_range_unfilt=S1_DEGRADED LOW_HYST_CAL;</text:p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'Sample#1_GENCODE'.A22])" office:value-type="string" office:string-value="HIGH" calcext:value-type="string">
            <text:p>HIGH</text:p>
          </table:table-cell>
          <table:table-cell table:style-name="ce181" table:formula="of:=IF(LEN([.A22])&gt;0;VLOOKUP([.A22];[.$A$6:.$B$15];2;0);&quot;&quot;)" office:value-type="float" office:value="18.3" calcext:value-type="float">
            <text:p>18,3</text:p>
          </table:table-cell>
          <table:table-cell table:style-name="ce181" table:content-validation-name="val3" office:value-type="string" calcext:value-type="string">
            <text:p>RED</text:p>
          </table:table-cell>
          <table:table-cell table:style-name="ce181" table:formula="of:=[.D23]" office:value-type="string" office:string-value=" /*          " calcext:value-type="string">
            <text:p><text:s/>/* <text:s text:c="9"/></text:p>
          </table:table-cell>
          <table:table-cell table:style-name="ce181" table:formula="of:=[.E23]" office:value-type="string" office:string-value="-----" calcext:value-type="string">
            <text:p>-----</text:p>
          </table:table-cell>
          <table:table-cell table:style-name="ce181" table:formula="of:=[.F23]">
            <text:p/>
          </table:table-cell>
          <table:table-cell table:style-name="ce181" table:formula="of:=[.G23]" office:value-type="string" office:string-value="|          " calcext:value-type="string">
            <text:p>| <text:s text:c="9"/></text:p>
          </table:table-cell>
          <table:table-cell table:style-name="ce181" table:formula="of:=IF(LEN([.$A22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22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22])=0;&quot;&quot;;CONCATENATE(&quot;&quot;;[.J$17]))">
            <text:p/>
          </table:table-cell>
          <table:table-cell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37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S1_input" calcext:value-type="string">
            <text:p>S1_input</text:p>
          </table:table-cell>
          <table:table-cell table:formula="of:=[.BB20]" office:value-type="string" office:string-value="&lt;" calcext:value-type="string">
            <text:p>&lt;</text:p>
          </table:table-cell>
          <table:table-cell/>
          <table:table-cell table:formula="of:=[.BA9]" office:value-type="string" office:string-value="S1_DEGRADED HIGH_HYST_CAL" calcext:value-type="string">
            <text:p>S1_DEGRADED HIGH_HYST_CAL</text:p>
          </table:table-cell>
          <table:table-cell office:value-type="string" calcext:value-type="string">
            <text:p>){</text:p>
          </table:table-cell>
          <table:table-cell table:formula="of:=IF(LEN([.BD23])&gt;0;CONCATENATE(IF(LEN([.BD22])&gt;0;CONCATENATE([.AZ22];[.BA22];[.BB22];[.BC22];[.BD22];[.BE22]);[.AZ$34]);&quot;&quot;);&quot;&quot;)" office:value-type="string" office:string-value="} else if (S1_input&lt;S1_DEGRADED HIGH_HYST_CAL){" calcext:value-type="string">
            <text:p>} else if (S1_input&lt;S1_DEGRADED HIGH_HYST_CAL){</text:p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2])" office:value-type="string" office:string-value="RED" calcext:value-type="string">
            <text:p>RED</text:p>
          </table:table-cell>
          <table:table-cell table:formula="of:=IF(LEN([.$A22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22])=0;&quot;&quot;;CONCATENATE(&quot;&quot;;[.E$18]))" office:value-type="string" office:string-value="-----" calcext:value-type="string">
            <text:p>-----</text:p>
          </table:table-cell>
          <table:table-cell table:formula="of:=IF(LEN([.$A22])=0;&quot;&quot;;CONCATENATE(&quot;&quot;;[.F$18]))">
            <text:p/>
          </table:table-cell>
          <table:table-cell table:formula="of:=IF(LEN([.$A22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22])=0;&quot;&quot;;[.$A22]&amp;REPT(&quot; &quot;;20-LEN([.$A22])))" office:value-type="string" office:string-value="HIGH                " calcext:value-type="string">
            <text:p>HIGH <text:s text:c="15"/></text:p>
          </table:table-cell>
          <table:table-cell table:formula="of:=IF(LEN([.$A22])=0;&quot;&quot;;CONCATENATE(&quot;&quot;;[.I$18]))" office:value-type="string" office:string-value="  */" calcext:value-type="string">
            <text:p><text:s text:c="2"/>*/</text:p>
          </table:table-cell>
          <table:table-cell table:formula="of:=IF(LEN([.$A22])=0;&quot;&quot;;CONCATENATE(&quot;&quot;;[.J$18]))">
            <text:p/>
          </table:table-cell>
          <table:table-cell table:formula="of:=CONCATENATE([.D23];[.E23];[.F23];[.G23];[.H23];[.I23];[.J23])" office:value-type="string" office:string-value=" /*          -----|          HIGH                  */" calcext:value-type="string">
            <text:p><text:s/>/* <text:s text:c="9"/>-----| <text:s text:c="9"/>HIGH <text:s text:c="17"/>*/</text:p>
          </table:table-cell>
          <table:table-cell table:number-columns-repeated="5"/>
          <table:table-cell table:style-name="ce238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S1_NORMAL_HYST_CAL" calcext:value-type="string">
            <text:p>S1_NORMAL_HYST_CAL</text:p>
          </table:table-cell>
          <table:table-cell office:value-type="string" calcext:value-type="string">
            <text:p>;</text:p>
          </table:table-cell>
          <table:table-cell table:formula="of:=IF(LEN([.BD23])&gt;0;CONCATENATE([.AZ23];[.BA23];[.BB23];[.BC23];[.BD23];[.BE23]);&quot;&quot;)" office:value-type="string" office:string-value="    S1_range_unfilt=S1_NORMAL_HYST_CAL;" calcext:value-type="string">
            <text:p><text:s text:c="4"/>S1_range_unfilt=S1_NORMAL_HYST_CAL;</text:p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3])" office:value-type="string" office:string-value="RED" calcext:value-type="string">
            <text:p>RED</text:p>
          </table:table-cell>
          <table:table-cell table:style-name="ce182" table:formula="of:=[.D25]" office:value-type="string" office:string-value=" /*          " calcext:value-type="string">
            <text:p><text:s/>/* <text:s text:c="9"/></text:p>
          </table:table-cell>
          <table:table-cell table:style-name="ce182" table:formula="of:=IF(LEN([.B26])&gt;0;['Sample#1_GENCODE'.E25];&quot;----&quot;)" office:value-type="string" office:string-value="18,5" calcext:value-type="string">
            <text:p>18,5</text:p>
          </table:table-cell>
          <table:table-cell table:style-name="ce182" table:formula="of:=IF(LEN([.B26])&gt;0;[.F25];&quot;-&quot;)" office:value-type="string" office:string-value="v" calcext:value-type="string">
            <text:p>v</text:p>
          </table:table-cell>
          <table:table-cell table:style-name="ce182" table:formula="of:=[.G23]" office:value-type="string" office:string-value="|          " calcext:value-type="string">
            <text:p>| <text:s text:c="9"/></text:p>
          </table:table-cell>
          <table:table-cell table:style-name="ce182" table:formula="of:=IF(LEN([.$A22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22])=0;&quot;&quot;;CONCATENATE(&quot;&quot;;[.I$23]))" office:value-type="string" office:string-value="  */" calcext:value-type="string">
            <text:p><text:s text:c="2"/>*/</text:p>
          </table:table-cell>
          <table:table-cell table:formula="of:=IF(LEN([.$A22])=0;&quot;&quot;;CONCATENATE(&quot;&quot;;[.J$17]))">
            <text:p/>
          </table:table-cell>
          <table:table-cell table:formula="of:=CONCATENATE([.D24];[.E24];[.F24];[.G24];[.H24];[.I24];[.J24])" office:value-type="string" office:string-value=" /*          18,5v|                                */" calcext:value-type="string">
            <text:p><text:s/>/* <text:s text:c="9"/>18,5v| <text:s text:c="31"/>*/</text:p>
          </table:table-cell>
          <table:table-cell table:number-columns-repeated="4"/>
          <table:table-cell table:style-name="ce192" table:formula="of:==IF(LEN([.B26])&gt;0;[.E24]&amp;&quot; v&quot;;&quot;&quot;)" office:value-type="string" office:string-value="18,5 v" calcext:value-type="string">
            <text:p>18,5 v</text:p>
          </table:table-cell>
          <table:table-cell table:formula="of:=CONCATENATE(&quot;&quot;;[.A22])" office:value-type="string" office:string-value="HIGH" calcext:value-type="string">
            <text:p>HIGH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S1_input" calcext:value-type="string">
            <text:p>S1_input</text:p>
          </table:table-cell>
          <table:table-cell table:formula="of:=[.BB22]" office:value-type="string" office:string-value="&lt;" calcext:value-type="string">
            <text:p>&lt;</text:p>
          </table:table-cell>
          <table:table-cell/>
          <table:table-cell table:formula="of:=[.BA10]" office:value-type="string" office:string-value="S1_HIGH_HYST_CAL" calcext:value-type="string">
            <text:p>S1_HIGH_HYST_CAL</text:p>
          </table:table-cell>
          <table:table-cell office:value-type="string" calcext:value-type="string">
            <text:p>){</text:p>
          </table:table-cell>
          <table:table-cell table:formula="of:=IF(LEN([.BD25])&gt;0;CONCATENATE(IF(LEN([.BD24])&gt;0;CONCATENATE([.AZ24];[.BA24];[.BB24];[.BC24];[.BD24];[.BE24]);[.AZ$34]);&quot;&quot;);&quot;&quot;)" office:value-type="string" office:string-value="} else if (S1_input&lt;S1_HIGH_HYST_CAL){" calcext:value-type="string">
            <text:p>} else if (S1_input&lt;S1_HIGH_HYST_CAL){</text:p>
          </table:table-cell>
          <table:table-cell table:number-columns-repeated="964"/>
        </table:table-row>
        <table:table-row table:style-name="ro5">
          <table:table-cell table:style-name="ce167"/>
          <table:table-cell table:style-name="ce170"/>
          <table:table-cell table:formula="of:=CONCATENATE(&quot;&quot;;[.C24])" office:value-type="string" office:string-value="RED" calcext:value-type="string">
            <text:p>RED</text:p>
          </table:table-cell>
          <table:table-cell table:style-name="ce170" table:formula="of:=IF(LEN([.$A22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2];&quot;0,0&quot;)));TEXT([.B22];&quot;0,0&quot;))" office:value-type="string" office:string-value="18,3" calcext:value-type="string">
            <text:p>18,3</text:p>
          </table:table-cell>
          <table:table-cell table:style-name="ce170" table:formula="of:=IF(LEN([.$A22])=0;&quot;&quot;;CONCATENATE(&quot;&quot;;[.F$19]))" office:value-type="string" office:string-value="v" calcext:value-type="string">
            <text:p>v</text:p>
          </table:table-cell>
          <table:table-cell table:style-name="ce184" table:formula="of:=IF(LEN([.$A22])=0;&quot;&quot;;IF(LEN([.$A26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LEN([.$A22])=0;&quot;&quot;;CONCATENATE(&quot;&quot;;[.H$19]))">
            <text:p/>
          </table:table-cell>
          <table:table-cell table:style-name="ce170" table:formula="of:=IF(LEN([.$A22])=0;&quot;&quot;;CONCATENATE(&quot;&quot;;[.I$19]))">
            <text:p/>
          </table:table-cell>
          <table:table-cell table:style-name="ce187" table:formula="of:=IF(LEN([.$A22])=0;&quot;&quot;;CONCATENATE(&quot;&quot;;[.J$19]))">
            <text:p/>
          </table:table-cell>
          <table:table-cell table:formula="of:=CONCATENATE([.D25];[.E25];[.F25];[.G25];[.H25];[.I25];[.J25])" office:value-type="string" office:string-value=" /*          18,3v| - - - - - - - - - - - - - - -  */" calcext:value-type="string">
            <text:p><text:s/>/* <text:s text:c="9"/>18,3v| - - - - - - - - - - - - - - - <text:s/>*/</text:p>
          </table:table-cell>
          <table:table-cell table:number-columns-repeated="4"/>
          <table:table-cell table:style-name="ce192" table:formula="of:=[.E25]&amp;&quot; v&quot;" office:value-type="string" office:string-value="18,3 v" calcext:value-type="string">
            <text:p>18,3 v</text:p>
          </table:table-cell>
          <table:table-cell table:style-name="ce240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 office:value-type="string" office:string-value="S1_DEGRADED HIGH_HYST_CAL" calcext:value-type="string">
            <text:p>S1_DEGRADED HIGH_HYST_CAL</text:p>
          </table:table-cell>
          <table:table-cell office:value-type="string" calcext:value-type="string">
            <text:p>;</text:p>
          </table:table-cell>
          <table:table-cell table:formula="of:=IF(LEN([.BD25])&gt;0;CONCATENATE([.AZ25];[.BA25];[.BB25];[.BC25];[.BD25];[.BE25]);&quot;&quot;)" office:value-type="string" office:string-value="    S1_range_unfilt=S1_DEGRADED HIGH_HYST_CAL;" calcext:value-type="string">
            <text:p><text:s text:c="4"/>S1_range_unfilt=S1_DEGRADED HIGH_HYST_CAL;</text:p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'Sample#1_GENCODE'.A26])" office:value-type="string" office:string-value="DEGRADED HIGH" calcext:value-type="string">
            <text:p>DEGRADED HIGH</text:p>
          </table:table-cell>
          <table:table-cell table:formula="of:=IF(LEN([.A26])&gt;0;VLOOKUP([.A26];[.$A$6:.$B$15];2;0);&quot;&quot;)" office:value-type="float" office:value="16.3" calcext:value-type="float">
            <text:p>16,3</text:p>
          </table:table-cell>
          <table:table-cell table:style-name="ce181" table:content-validation-name="val3" office:value-type="string" calcext:value-type="string">
            <text:p>YELLOW</text:p>
          </table:table-cell>
          <table:table-cell table:style-name="ce181" table:formula="of:=[.D27]" office:value-type="string" office:string-value=" /*          " calcext:value-type="string">
            <text:p><text:s/>/* <text:s text:c="9"/></text:p>
          </table:table-cell>
          <table:table-cell table:style-name="ce181" table:formula="of:=[.E27]" office:value-type="string" office:string-value="-----" calcext:value-type="string">
            <text:p>-----</text:p>
          </table:table-cell>
          <table:table-cell table:style-name="ce181" table:formula="of:=[.F27]">
            <text:p/>
          </table:table-cell>
          <table:table-cell table:style-name="ce181" table:formula="of:=[.G27]" office:value-type="string" office:string-value="|          " calcext:value-type="string">
            <text:p>| <text:s text:c="9"/></text:p>
          </table:table-cell>
          <table:table-cell table:style-name="ce181" table:formula="of:=IF(LEN([.$A26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26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26])=0;&quot;&quot;;CONCATENATE(&quot;&quot;;[.J$17]))">
            <text:p/>
          </table:table-cell>
          <table:table-cell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1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S1_input" calcext:value-type="string">
            <text:p>S1_input</text:p>
          </table:table-cell>
          <table:table-cell table:formula="of:=[.BB24]" office:value-type="string" office:string-value="&lt;" calcext:value-type="string">
            <text:p>&lt;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formula="of:=IF(LEN([.BD27])&gt;0;CONCATENATE(IF(LEN([.BD26])&gt;0;CONCATENATE([.AZ26];[.BA26];[.BB26];[.BC26];[.BD26];[.BE26]);[.AZ$34]);&quot;&quot;);&quot;&quot;)" office:value-type="string" office:string-value="} else {" calcext:value-type="string">
            <text:p>} else {</text:p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6])" office:value-type="string" office:string-value="YELLOW" calcext:value-type="string">
            <text:p>YELLOW</text:p>
          </table:table-cell>
          <table:table-cell table:formula="of:=IF(LEN([.$A26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26])=0;&quot;&quot;;CONCATENATE(&quot;&quot;;[.E$18]))" office:value-type="string" office:string-value="-----" calcext:value-type="string">
            <text:p>-----</text:p>
          </table:table-cell>
          <table:table-cell table:formula="of:=IF(LEN([.$A26])=0;&quot;&quot;;CONCATENATE(&quot;&quot;;[.F$18]))">
            <text:p/>
          </table:table-cell>
          <table:table-cell table:formula="of:=IF(LEN([.$A26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26])=0;&quot;&quot;;[.$A26]&amp;REPT(&quot; &quot;;20-LEN([.$A26])))" office:value-type="string" office:string-value="DEGRADED HIGH       " calcext:value-type="string">
            <text:p>DEGRADED HIGH <text:s text:c="6"/></text:p>
          </table:table-cell>
          <table:table-cell table:formula="of:=IF(LEN([.$A26])=0;&quot;&quot;;CONCATENATE(&quot;&quot;;[.I$18]))" office:value-type="string" office:string-value="  */" calcext:value-type="string">
            <text:p><text:s text:c="2"/>*/</text:p>
          </table:table-cell>
          <table:table-cell table:formula="of:=IF(LEN([.$A26])=0;&quot;&quot;;CONCATENATE(&quot;&quot;;[.J$18]))">
            <text:p/>
          </table:table-cell>
          <table:table-cell table:formula="of:=CONCATENATE([.D27];[.E27];[.F27];[.G27];[.H27];[.I27];[.J27])" office:value-type="string" office:string-value=" /*          -----|          DEGRADED HIGH         */" calcext:value-type="string">
            <text:p><text:s/>/* <text:s text:c="9"/>-----| <text:s text:c="9"/>DEGRADED HIGH <text:s text:c="8"/>*/</text:p>
          </table:table-cell>
          <table:table-cell table:number-columns-repeated="5"/>
          <table:table-cell table:style-name="ce238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 office:value-type="string" office:string-value="S1_HIGH_HYST_CAL" calcext:value-type="string">
            <text:p>S1_HIGH_HYST_CAL</text:p>
          </table:table-cell>
          <table:table-cell office:value-type="string" calcext:value-type="string">
            <text:p>;</text:p>
          </table:table-cell>
          <table:table-cell table:formula="of:=IF(LEN([.BD27])&gt;0;CONCATENATE([.AZ27];[.BA27];[.BB27];[.BC27];[.BD27];[.BE27]);&quot;&quot;)" office:value-type="string" office:string-value="    S1_range_unfilt=S1_HIGH_HYST_CAL;" calcext:value-type="string">
            <text:p><text:s text:c="4"/>S1_range_unfilt=S1_HIGH_HYST_CAL;</text:p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7])" office:value-type="string" office:string-value="YELLOW" calcext:value-type="string">
            <text:p>YELLOW</text:p>
          </table:table-cell>
          <table:table-cell table:style-name="ce182" table:formula="of:=[.D29]" office:value-type="string" office:string-value=" /*          " calcext:value-type="string">
            <text:p><text:s/>/* <text:s text:c="9"/></text:p>
          </table:table-cell>
          <table:table-cell table:style-name="ce182" table:formula="of:=IF(LEN([.B30])&gt;0;['Sample#1_GENCODE'.E29];&quot;----&quot;)" office:value-type="string" office:string-value="16,5" calcext:value-type="string">
            <text:p>16,5</text:p>
          </table:table-cell>
          <table:table-cell table:style-name="ce182" table:formula="of:=IF(LEN([.B30])&gt;0;[.F29];&quot;-&quot;)" office:value-type="string" office:string-value="v" calcext:value-type="string">
            <text:p>v</text:p>
          </table:table-cell>
          <table:table-cell table:style-name="ce182" table:formula="of:=[.G27]" office:value-type="string" office:string-value="|          " calcext:value-type="string">
            <text:p>| <text:s text:c="9"/></text:p>
          </table:table-cell>
          <table:table-cell table:style-name="ce182" table:formula="of:=IF(LEN([.$A26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26])=0;&quot;&quot;;CONCATENATE(&quot;&quot;;[.I$23]))" office:value-type="string" office:string-value="  */" calcext:value-type="string">
            <text:p><text:s text:c="2"/>*/</text:p>
          </table:table-cell>
          <table:table-cell table:formula="of:=IF(LEN([.$A26])=0;&quot;&quot;;CONCATENATE(&quot;&quot;;[.J$17]))">
            <text:p/>
          </table:table-cell>
          <table:table-cell table:formula="of:=CONCATENATE([.D28];[.E28];[.F28];[.G28];[.H28];[.I28];[.J28])" office:value-type="string" office:string-value=" /*          16,5v|                                */" calcext:value-type="string">
            <text:p><text:s/>/* <text:s text:c="9"/>16,5v| <text:s text:c="31"/>*/</text:p>
          </table:table-cell>
          <table:table-cell table:number-columns-repeated="4"/>
          <table:table-cell table:style-name="ce192" table:formula="of:==IF(LEN([.B30])&gt;0;[.E28]&amp;&quot; v&quot;;&quot;&quot;)" office:value-type="string" office:string-value="16,5 v" calcext:value-type="string">
            <text:p>16,5 v</text:p>
          </table:table-cell>
          <table:table-cell table:formula="of:=CONCATENATE(&quot;&quot;;[.A26])" office:value-type="string" office:string-value="DEGRADED HIGH" calcext:value-type="string">
            <text:p>DEGRADED HIGH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S1_input" calcext:value-type="string">
            <text:p>S1_input</text:p>
          </table:table-cell>
          <table:table-cell table:formula="of:=[.BB26]" office:value-type="string" office:string-value="&lt;" calcext:value-type="string">
            <text:p>&lt;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formula="of:=IF(LEN([.BD29])&gt;0;CONCATENATE(IF(LEN([.BD28])&gt;0;CONCATENATE([.AZ28];[.BA28];[.BB28];[.BC28];[.BD28];[.BE28]);[.AZ$34]);&quot;&quot;);&quot;&quot;)">
            <text:p/>
          </table:table-cell>
          <table:table-cell table:number-columns-repeated="964"/>
        </table:table-row>
        <table:table-row table:style-name="ro5">
          <table:table-cell table:style-name="ce167"/>
          <table:table-cell table:style-name="ce170"/>
          <table:table-cell table:formula="of:=CONCATENATE(&quot;&quot;;[.C28])" office:value-type="string" office:string-value="YELLOW" calcext:value-type="string">
            <text:p>YELLOW</text:p>
          </table:table-cell>
          <table:table-cell table:style-name="ce170" table:formula="of:=IF(LEN([.$A26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6];&quot;0,0&quot;)));TEXT([.B26];&quot;0,0&quot;))" office:value-type="string" office:string-value="16,3" calcext:value-type="string">
            <text:p>16,3</text:p>
          </table:table-cell>
          <table:table-cell table:style-name="ce170" table:formula="of:=IF(LEN([.$A26])=0;&quot;&quot;;CONCATENATE(&quot;&quot;;[.F$19]))" office:value-type="string" office:string-value="v" calcext:value-type="string">
            <text:p>v</text:p>
          </table:table-cell>
          <table:table-cell table:style-name="ce184" table:formula="of:=IF(LEN([.$A26])=0;&quot;&quot;;IF(LEN([.$A30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LEN([.$A26])=0;&quot;&quot;;CONCATENATE(&quot;&quot;;[.H$19]))">
            <text:p/>
          </table:table-cell>
          <table:table-cell table:style-name="ce170" table:formula="of:=IF(LEN([.$A26])=0;&quot;&quot;;CONCATENATE(&quot;&quot;;[.I$19]))">
            <text:p/>
          </table:table-cell>
          <table:table-cell table:style-name="ce187" table:formula="of:=IF(LEN([.$A26])=0;&quot;&quot;;CONCATENATE(&quot;&quot;;[.J$19]))">
            <text:p/>
          </table:table-cell>
          <table:table-cell table:formula="of:=CONCATENATE([.D29];[.E29];[.F29];[.G29];[.H29];[.I29];[.J29])" office:value-type="string" office:string-value=" /*          16,3v| - - - - - - - - - - - - - - -  */" calcext:value-type="string">
            <text:p><text:s/>/* <text:s text:c="9"/>16,3v| - - - - - - - - - - - - - - - <text:s/>*/</text:p>
          </table:table-cell>
          <table:table-cell table:number-columns-repeated="4"/>
          <table:table-cell table:style-name="ce192" table:formula="of:=[.E29]&amp;&quot; v&quot;" office:value-type="string" office:string-value="16,3 v" calcext:value-type="string">
            <text:p>16,3 v</text:p>
          </table:table-cell>
          <table:table-cell table:style-name="ce240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formula="of:=IF(LEN([.BD29])&gt;0;CONCATENATE([.AZ29];[.BA29];[.BB29];[.BC29];[.BD29];[.BE29]);&quot;&quot;)">
            <text:p/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'Sample#1_GENCODE'.A30])" office:value-type="string" office:string-value="NORMAL" calcext:value-type="string">
            <text:p>NORMAL</text:p>
          </table:table-cell>
          <table:table-cell table:formula="of:=IF(LEN([.A30])&gt;0;VLOOKUP([.A30];[.$A$6:.$B$15];2;0);&quot;&quot;)" office:value-type="float" office:value="7.3" calcext:value-type="float">
            <text:p>7,3</text:p>
          </table:table-cell>
          <table:table-cell table:style-name="ce181" table:content-validation-name="val3" office:value-type="string" calcext:value-type="string">
            <text:p>GREEN</text:p>
          </table:table-cell>
          <table:table-cell table:style-name="ce181" table:formula="of:=[.D31]" office:value-type="string" office:string-value=" /*          " calcext:value-type="string">
            <text:p><text:s/>/* <text:s text:c="9"/></text:p>
          </table:table-cell>
          <table:table-cell table:style-name="ce181" table:formula="of:=[.E31]" office:value-type="string" office:string-value="-----" calcext:value-type="string">
            <text:p>-----</text:p>
          </table:table-cell>
          <table:table-cell table:style-name="ce181" table:formula="of:=[.F31]">
            <text:p/>
          </table:table-cell>
          <table:table-cell table:style-name="ce181" table:formula="of:=[.G31]" office:value-type="string" office:string-value="|          " calcext:value-type="string">
            <text:p>| <text:s text:c="9"/></text:p>
          </table:table-cell>
          <table:table-cell table:style-name="ce181" table:formula="of:=IF(LEN([.$A30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30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30])=0;&quot;&quot;;CONCATENATE(&quot;&quot;;[.J$17]))">
            <text:p/>
          </table:table-cell>
          <table:table-cell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1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S1_input" calcext:value-type="string">
            <text:p>S1_input</text:p>
          </table:table-cell>
          <table:table-cell table:formula="of:=[.BB28]" office:value-type="string" office:string-value="&lt;" calcext:value-type="string">
            <text:p>&lt;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formula="of:=IF(LEN([.BD31])&gt;0;CONCATENATE(IF(LEN([.BD30])&gt;0;CONCATENATE([.AZ30];[.BA30];[.BB30];[.BC30];[.BD30];[.BE30]);[.AZ$34]);&quot;&quot;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0])" office:value-type="string" office:string-value="GREEN" calcext:value-type="string">
            <text:p>GREEN</text:p>
          </table:table-cell>
          <table:table-cell table:formula="of:=IF(LEN([.$A30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0])=0;&quot;&quot;;CONCATENATE(&quot;&quot;;[.E$18]))" office:value-type="string" office:string-value="-----" calcext:value-type="string">
            <text:p>-----</text:p>
          </table:table-cell>
          <table:table-cell table:formula="of:=IF(LEN([.$A30])=0;&quot;&quot;;CONCATENATE(&quot;&quot;;[.F$18]))">
            <text:p/>
          </table:table-cell>
          <table:table-cell table:formula="of:=IF(LEN([.$A30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0])=0;&quot;&quot;;[.$A30]&amp;REPT(&quot; &quot;;20-LEN([.$A30])))" office:value-type="string" office:string-value="NORMAL              " calcext:value-type="string">
            <text:p>NORMAL <text:s text:c="13"/></text:p>
          </table:table-cell>
          <table:table-cell table:formula="of:=IF(LEN([.$A30])=0;&quot;&quot;;CONCATENATE(&quot;&quot;;[.I$18]))" office:value-type="string" office:string-value="  */" calcext:value-type="string">
            <text:p><text:s text:c="2"/>*/</text:p>
          </table:table-cell>
          <table:table-cell table:formula="of:=IF(LEN([.$A30])=0;&quot;&quot;;CONCATENATE(&quot;&quot;;[.J$18]))">
            <text:p/>
          </table:table-cell>
          <table:table-cell table:formula="of:=CONCATENATE([.D31];[.E31];[.F31];[.G31];[.H31];[.I31];[.J31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238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formula="of:=IF(LEN([.BD31])&gt;0;CONCATENATE([.AZ31];[.BA31];[.BB31];[.BC31];[.BD31];[.BE31]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1])" office:value-type="string" office:string-value="GREEN" calcext:value-type="string">
            <text:p>GREEN</text:p>
          </table:table-cell>
          <table:table-cell table:style-name="ce182" table:formula="of:=[.D33]" office:value-type="string" office:string-value=" /*          " calcext:value-type="string">
            <text:p><text:s/>/* <text:s text:c="9"/></text:p>
          </table:table-cell>
          <table:table-cell table:style-name="ce182" table:formula="of:=IF(LEN([.B34])&gt;0;['Sample#1_GENCODE'.E33];&quot;----&quot;)" office:value-type="string" office:string-value=" 7,5" calcext:value-type="string">
            <text:p><text:s/>7,5</text:p>
          </table:table-cell>
          <table:table-cell table:style-name="ce182" table:formula="of:=IF(LEN([.B34])&gt;0;[.F33];&quot;-&quot;)" office:value-type="string" office:string-value="v" calcext:value-type="string">
            <text:p>v</text:p>
          </table:table-cell>
          <table:table-cell table:style-name="ce182" table:formula="of:=[.G31]" office:value-type="string" office:string-value="|          " calcext:value-type="string">
            <text:p>| <text:s text:c="9"/></text:p>
          </table:table-cell>
          <table:table-cell table:style-name="ce182" table:formula="of:=IF(LEN([.$A30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30])=0;&quot;&quot;;CONCATENATE(&quot;&quot;;[.I$23]))" office:value-type="string" office:string-value="  */" calcext:value-type="string">
            <text:p><text:s text:c="2"/>*/</text:p>
          </table:table-cell>
          <table:table-cell table:formula="of:=IF(LEN([.$A30])=0;&quot;&quot;;CONCATENATE(&quot;&quot;;[.J$17]))">
            <text:p/>
          </table:table-cell>
          <table:table-cell table:formula="of:=CONCATENATE([.D32];[.E32];[.F32];[.G32];[.H32];[.I32];[.J32])" office:value-type="string" office:string-value=" /*           7,5v|                                */" calcext:value-type="string">
            <text:p><text:s/>/* <text:s text:c="10"/>7,5v| <text:s text:c="31"/>*/</text:p>
          </table:table-cell>
          <table:table-cell table:number-columns-repeated="4"/>
          <table:table-cell table:style-name="ce192" table:formula="of:==IF(LEN([.B34])&gt;0;[.E32]&amp;&quot; v&quot;;&quot;&quot;)" office:value-type="string" office:string-value=" 7,5 v" calcext:value-type="string">
            <text:p><text:s/>7,5 v</text:p>
          </table:table-cell>
          <table:table-cell table:formula="of:=CONCATENATE(&quot;&quot;;[.A30])" office:value-type="string" office:string-value="NORMAL" calcext:value-type="string">
            <text:p>NORMAL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S1_input" calcext:value-type="string">
            <text:p>S1_input</text:p>
          </table:table-cell>
          <table:table-cell table:formula="of:=[.BB30]" office:value-type="string" office:string-value="&lt;" calcext:value-type="string">
            <text:p>&lt;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formula="of:=IF(LEN([.BD33])&gt;0;CONCATENATE(IF(LEN([.BD32])&gt;0;CONCATENATE([.AZ32];[.BA32];[.BB32];[.BC32];[.BD32];[.BE32]);[.AZ$34]);&quot;&quot;);&quot;&quot;)">
            <text:p/>
          </table:table-cell>
          <table:table-cell table:number-columns-repeated="964"/>
        </table:table-row>
        <table:table-row table:style-name="ro5">
          <table:table-cell table:style-name="ce167"/>
          <table:table-cell table:style-name="ce170"/>
          <table:table-cell table:formula="of:=CONCATENATE(&quot;&quot;;[.C32])" office:value-type="string" office:string-value="GREEN" calcext:value-type="string">
            <text:p>GREEN</text:p>
          </table:table-cell>
          <table:table-cell table:style-name="ce170" table:formula="of:=IF(LEN([.$A30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0];&quot;0,0&quot;)));TEXT([.B30];&quot;0,0&quot;))" office:value-type="string" office:string-value=" 7,3" calcext:value-type="string">
            <text:p><text:s/>7,3</text:p>
          </table:table-cell>
          <table:table-cell table:style-name="ce170" table:formula="of:=IF(LEN([.$A30])=0;&quot;&quot;;CONCATENATE(&quot;&quot;;[.F$19]))" office:value-type="string" office:string-value="v" calcext:value-type="string">
            <text:p>v</text:p>
          </table:table-cell>
          <table:table-cell table:style-name="ce184" table:formula="of:=IF(LEN([.$A30])=0;&quot;&quot;;IF(LEN([.$A34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LEN([.$A30])=0;&quot;&quot;;CONCATENATE(&quot;&quot;;[.H$19]))">
            <text:p/>
          </table:table-cell>
          <table:table-cell table:style-name="ce170" table:formula="of:=IF(LEN([.$A30])=0;&quot;&quot;;CONCATENATE(&quot;&quot;;[.I$19]))">
            <text:p/>
          </table:table-cell>
          <table:table-cell table:style-name="ce187" table:formula="of:=IF(LEN([.$A30])=0;&quot;&quot;;CONCATENATE(&quot;&quot;;[.J$19]))">
            <text:p/>
          </table:table-cell>
          <table:table-cell table:formula="of:=CONCATENATE([.D33];[.E33];[.F33];[.G33];[.H33];[.I33];[.J33])" office:value-type="string" office:string-value=" /*           7,3v| - - - - - - - - - - - - - - -  */" calcext:value-type="string">
            <text:p><text:s/>/* <text:s text:c="10"/>7,3v| - - - - - - - - - - - - - - - <text:s/>*/</text:p>
          </table:table-cell>
          <table:table-cell table:number-columns-repeated="4"/>
          <table:table-cell table:style-name="ce192" table:formula="of:=[.E33]&amp;&quot; v&quot;" office:value-type="string" office:string-value=" 7,3 v" calcext:value-type="string">
            <text:p><text:s/>7,3 v</text:p>
          </table:table-cell>
          <table:table-cell table:style-name="ce240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formula="of:=IF(LEN([.BD33])&gt;0;CONCATENATE([.AZ33];[.BA33];[.BB33];[.BC33];[.BD33];[.BE33]);&quot;&quot;)">
            <text:p/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'Sample#1_GENCODE'.A34])" office:value-type="string" office:string-value="DEGRADED LOW" calcext:value-type="string">
            <text:p>DEGRADED LOW</text:p>
          </table:table-cell>
          <table:table-cell table:formula="of:=IF(LEN([.A34])&gt;0;VLOOKUP([.A34];[.$A$6:.$B$15];2;0);&quot;&quot;)" office:value-type="float" office:value="6.3" calcext:value-type="float">
            <text:p>6,3</text:p>
          </table:table-cell>
          <table:table-cell table:style-name="ce181" table:content-validation-name="val3" office:value-type="string" calcext:value-type="string">
            <text:p>YELLOW</text:p>
          </table:table-cell>
          <table:table-cell table:style-name="ce181" table:formula="of:=[.D35]" office:value-type="string" office:string-value=" /*          " calcext:value-type="string">
            <text:p><text:s/>/* <text:s text:c="9"/></text:p>
          </table:table-cell>
          <table:table-cell table:style-name="ce181" table:formula="of:=[.E35]" office:value-type="string" office:string-value="-----" calcext:value-type="string">
            <text:p>-----</text:p>
          </table:table-cell>
          <table:table-cell table:style-name="ce181" table:formula="of:=[.F35]">
            <text:p/>
          </table:table-cell>
          <table:table-cell table:style-name="ce181" table:formula="of:=[.G35]" office:value-type="string" office:string-value="|          " calcext:value-type="string">
            <text:p>| <text:s text:c="9"/></text:p>
          </table:table-cell>
          <table:table-cell table:style-name="ce181" table:formula="of:=IF(LEN([.$A34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34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34])=0;&quot;&quot;;CONCATENATE(&quot;&quot;;[.J$17]))">
            <text:p/>
          </table:table-cell>
          <table:table-cell table:formula="of:=CONCATENATE([.D34];[.E34];[.F34];[.G34];[.H34];[.I34];[.J3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1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formula="of:=IF(LEN([.BD35])&gt;0;CONCATENATE(IF(LEN([.BD34])&gt;0;CONCATENATE([.AZ34];[.BA34];[.BB34];[.BC34];[.BD34];[.BE34]);[.AZ$34]);&quot;&quot;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4])" office:value-type="string" office:string-value="YELLOW" calcext:value-type="string">
            <text:p>YELLOW</text:p>
          </table:table-cell>
          <table:table-cell table:formula="of:=IF(LEN([.$A34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4])=0;&quot;&quot;;CONCATENATE(&quot;&quot;;[.E$18]))" office:value-type="string" office:string-value="-----" calcext:value-type="string">
            <text:p>-----</text:p>
          </table:table-cell>
          <table:table-cell table:formula="of:=IF(LEN([.$A34])=0;&quot;&quot;;CONCATENATE(&quot;&quot;;[.F$18]))">
            <text:p/>
          </table:table-cell>
          <table:table-cell table:formula="of:=IF(LEN([.$A34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4])=0;&quot;&quot;;[.$A34]&amp;REPT(&quot; &quot;;20-LEN([.$A34])))" office:value-type="string" office:string-value="DEGRADED LOW        " calcext:value-type="string">
            <text:p>DEGRADED LOW <text:s text:c="7"/></text:p>
          </table:table-cell>
          <table:table-cell table:formula="of:=IF(LEN([.$A34])=0;&quot;&quot;;CONCATENATE(&quot;&quot;;[.I$18]))" office:value-type="string" office:string-value="  */" calcext:value-type="string">
            <text:p><text:s text:c="2"/>*/</text:p>
          </table:table-cell>
          <table:table-cell table:formula="of:=IF(LEN([.$A34])=0;&quot;&quot;;CONCATENATE(&quot;&quot;;[.J$18]))">
            <text:p/>
          </table:table-cell>
          <table:table-cell table:formula="of:=CONCATENATE([.D35];[.E35];[.F35];[.G35];[.H35];[.I35];[.J35])" office:value-type="string" office:string-value=" /*          -----|          DEGRADED LOW          */" calcext:value-type="string">
            <text:p><text:s/>/* <text:s text:c="9"/>-----| <text:s text:c="9"/>DEGRADED LOW <text:s text:c="9"/>*/</text:p>
          </table:table-cell>
          <table:table-cell table:number-columns-repeated="5"/>
          <table:table-cell table:style-name="ce238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formula="of:=IF(LEN([.BD35])&gt;0;CONCATENATE([.AZ35];[.BA35];[.BB35];[.BC35];[.BD35];[.BE35]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5])" office:value-type="string" office:string-value="YELLOW" calcext:value-type="string">
            <text:p>YELLOW</text:p>
          </table:table-cell>
          <table:table-cell table:style-name="ce182" table:formula="of:=[.D37]" office:value-type="string" office:string-value=" /*          " calcext:value-type="string">
            <text:p><text:s/>/* <text:s text:c="9"/></text:p>
          </table:table-cell>
          <table:table-cell table:style-name="ce182" table:formula="of:=IF(LEN([.B38])&gt;0;['Sample#1_GENCODE'.E37];&quot;----&quot;)" office:value-type="string" office:string-value=" 6,5" calcext:value-type="string">
            <text:p><text:s/>6,5</text:p>
          </table:table-cell>
          <table:table-cell table:style-name="ce182" table:formula="of:=IF(LEN([.B38])&gt;0;[.F37];&quot;-&quot;)" office:value-type="string" office:string-value="v" calcext:value-type="string">
            <text:p>v</text:p>
          </table:table-cell>
          <table:table-cell table:style-name="ce182" table:formula="of:=[.G35]" office:value-type="string" office:string-value="|          " calcext:value-type="string">
            <text:p>| <text:s text:c="9"/></text:p>
          </table:table-cell>
          <table:table-cell table:style-name="ce182" table:formula="of:=IF(LEN([.$A34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34])=0;&quot;&quot;;CONCATENATE(&quot;&quot;;[.I$23]))" office:value-type="string" office:string-value="  */" calcext:value-type="string">
            <text:p><text:s text:c="2"/>*/</text:p>
          </table:table-cell>
          <table:table-cell table:formula="of:=IF(LEN([.$A34])=0;&quot;&quot;;CONCATENATE(&quot;&quot;;[.J$17]))">
            <text:p/>
          </table:table-cell>
          <table:table-cell table:formula="of:=CONCATENATE([.D36];[.E36];[.F36];[.G36];[.H36];[.I36];[.J36])" office:value-type="string" office:string-value=" /*           6,5v|                                */" calcext:value-type="string">
            <text:p><text:s/>/* <text:s text:c="10"/>6,5v| <text:s text:c="31"/>*/</text:p>
          </table:table-cell>
          <table:table-cell table:number-columns-repeated="4"/>
          <table:table-cell table:style-name="ce192" table:formula="of:==IF(LEN([.B38])&gt;0;[.E36]&amp;&quot; v&quot;;&quot;&quot;)" office:value-type="string" office:string-value=" 6,5 v" calcext:value-type="string">
            <text:p><text:s/>6,5 v</text:p>
          </table:table-cell>
          <table:table-cell table:formula="of:=CONCATENATE(&quot;&quot;;[.A34])" office:value-type="string" office:string-value="DEGRADED LOW" calcext:value-type="string">
            <text:p>DEGRADED LOW</text:p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2" table:formula="of:=[.AZ36]" office:value-type="string" office:string-value="}" calcext:value-type="string">
            <text:p>}</text:p>
          </table:table-cell>
          <table:table-cell table:style-name="ce226" table:number-columns-repeated="2"/>
          <table:table-cell table:style-name="ce229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formula="of:=CONCATENATE(&quot;&quot;;[.C36])" office:value-type="string" office:string-value="YELLOW" calcext:value-type="string">
            <text:p>YELLOW</text:p>
          </table:table-cell>
          <table:table-cell table:style-name="ce170" table:formula="of:=IF(LEN([.$A34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4];&quot;0,0&quot;)));TEXT([.B34];&quot;0,0&quot;))" office:value-type="string" office:string-value=" 6,3" calcext:value-type="string">
            <text:p><text:s/>6,3</text:p>
          </table:table-cell>
          <table:table-cell table:style-name="ce170" table:formula="of:=IF(LEN([.$A34])=0;&quot;&quot;;CONCATENATE(&quot;&quot;;[.F$19]))" office:value-type="string" office:string-value="v" calcext:value-type="string">
            <text:p>v</text:p>
          </table:table-cell>
          <table:table-cell table:style-name="ce184" table:formula="of:=IF(LEN([.$A34])=0;&quot;&quot;;IF(LEN([.$A38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LEN([.$A34])=0;&quot;&quot;;CONCATENATE(&quot;&quot;;[.H$19]))">
            <text:p/>
          </table:table-cell>
          <table:table-cell table:style-name="ce170" table:formula="of:=IF(LEN([.$A34])=0;&quot;&quot;;CONCATENATE(&quot;&quot;;[.I$19]))">
            <text:p/>
          </table:table-cell>
          <table:table-cell table:style-name="ce187" table:formula="of:=IF(LEN([.$A34])=0;&quot;&quot;;CONCATENATE(&quot;&quot;;[.J$19]))">
            <text:p/>
          </table:table-cell>
          <table:table-cell table:formula="of:=CONCATENATE([.D37];[.E37];[.F37];[.G37];[.H37];[.I37];[.J37])" office:value-type="string" office:string-value=" /*           6,3v| - - - - - - - - - - - - - - -  */" calcext:value-type="string">
            <text:p><text:s/>/* <text:s text:c="10"/>6,3v| - - - - - - - - - - - - - - - <text:s/>*/</text:p>
          </table:table-cell>
          <table:table-cell table:number-columns-repeated="4"/>
          <table:table-cell table:style-name="ce192" table:formula="of:=[.E37]&amp;&quot; v&quot;" office:value-type="string" office:string-value=" 6,3 v" calcext:value-type="string">
            <text:p><text:s/>6,3 v</text:p>
          </table:table-cell>
          <table:table-cell table:style-name="ce240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2" table:content-validation-name="val4" table:formula="of:=CONCATENATE(&quot;&quot;;['Sample#1_GENCODE'.A38])" office:value-type="string" office:string-value="LOW" calcext:value-type="string">
            <text:p>LOW</text:p>
          </table:table-cell>
          <table:table-cell table:formula="of:=IF(LEN([.A38])&gt;0;VLOOKUP([.A38];[.$A$6:.$B$15];2;0);&quot;&quot;)" office:value-type="float" office:value="-0.2" calcext:value-type="float">
            <text:p>-0,2</text:p>
          </table:table-cell>
          <table:table-cell table:style-name="ce181" table:content-validation-name="val3" office:value-type="string" calcext:value-type="string">
            <text:p>RED</text:p>
          </table:table-cell>
          <table:table-cell table:style-name="ce181" table:formula="of:=[.D39]" office:value-type="string" office:string-value=" /*          " calcext:value-type="string">
            <text:p><text:s/>/* <text:s text:c="9"/></text:p>
          </table:table-cell>
          <table:table-cell table:style-name="ce181" table:formula="of:=[.E39]" office:value-type="string" office:string-value="-----" calcext:value-type="string">
            <text:p>-----</text:p>
          </table:table-cell>
          <table:table-cell table:style-name="ce181" table:formula="of:=[.F39]">
            <text:p/>
          </table:table-cell>
          <table:table-cell table:style-name="ce181" table:formula="of:=[.G39]" office:value-type="string" office:string-value="|          " calcext:value-type="string">
            <text:p>| <text:s text:c="9"/></text:p>
          </table:table-cell>
          <table:table-cell table:style-name="ce181" table:formula="of:=IF(LEN([.$A38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38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38])=0;&quot;&quot;;CONCATENATE(&quot;&quot;;[.J$17]))">
            <text:p/>
          </table:table-cell>
          <table:table-cell table:formula="of:=CONCATENATE([.D38];[.E38];[.F38];[.G38];[.H38];[.I38];[.J3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1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number-columns-repeated="2"/>
          <table:table-cell table:formula="of:=CONCATENATE(&quot;&quot;;[.C38])" office:value-type="string" office:string-value="RED" calcext:value-type="string">
            <text:p>RED</text:p>
          </table:table-cell>
          <table:table-cell table:formula="of:=IF(LEN([.$A38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8])=0;&quot;&quot;;CONCATENATE(&quot;&quot;;[.E$18]))" office:value-type="string" office:string-value="-----" calcext:value-type="string">
            <text:p>-----</text:p>
          </table:table-cell>
          <table:table-cell table:formula="of:=IF(LEN([.$A38])=0;&quot;&quot;;CONCATENATE(&quot;&quot;;[.F$18]))">
            <text:p/>
          </table:table-cell>
          <table:table-cell table:formula="of:=IF(LEN([.$A38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8])=0;&quot;&quot;;[.$A38]&amp;REPT(&quot; &quot;;20-LEN([.$A38])))" office:value-type="string" office:string-value="LOW                 " calcext:value-type="string">
            <text:p>LOW <text:s text:c="16"/></text:p>
          </table:table-cell>
          <table:table-cell table:formula="of:=IF(LEN([.$A38])=0;&quot;&quot;;CONCATENATE(&quot;&quot;;[.I$18]))" office:value-type="string" office:string-value="  */" calcext:value-type="string">
            <text:p><text:s text:c="2"/>*/</text:p>
          </table:table-cell>
          <table:table-cell table:formula="of:=IF(LEN([.$A38])=0;&quot;&quot;;CONCATENATE(&quot;&quot;;[.J$18]))">
            <text:p/>
          </table:table-cell>
          <table:table-cell table:formula="of:=CONCATENATE([.D39];[.E39];[.F39];[.G39];[.H39];[.I39];[.J39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238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number-columns-repeated="2"/>
          <table:table-cell table:formula="of:=CONCATENATE(&quot;&quot;;[.C39])" office:value-type="string" office:string-value="RED" calcext:value-type="string">
            <text:p>RED</text:p>
          </table:table-cell>
          <table:table-cell table:style-name="ce182" table:formula="of:=[.D41]" office:value-type="string" office:string-value=" /*          " calcext:value-type="string">
            <text:p><text:s/>/* <text:s text:c="9"/></text:p>
          </table:table-cell>
          <table:table-cell table:style-name="ce182" table:formula="of:=IF(LEN([.B42])&gt;0;['Sample#1_GENCODE'.E41];&quot;----&quot;)" office:value-type="string" office:string-value="----" calcext:value-type="string">
            <text:p>----</text:p>
          </table:table-cell>
          <table:table-cell table:style-name="ce182" table:formula="of:=IF(LEN([.B42])&gt;0;[.F41];&quot;-&quot;)" office:value-type="string" office:string-value="-" calcext:value-type="string">
            <text:p>-</text:p>
          </table:table-cell>
          <table:table-cell table:style-name="ce182" table:formula="of:=[.G39]" office:value-type="string" office:string-value="|          " calcext:value-type="string">
            <text:p>| <text:s text:c="9"/></text:p>
          </table:table-cell>
          <table:table-cell table:style-name="ce182" table:formula="of:=IF(LEN([.$A38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38])=0;&quot;&quot;;CONCATENATE(&quot;&quot;;[.I$23]))" office:value-type="string" office:string-value="  */" calcext:value-type="string">
            <text:p><text:s text:c="2"/>*/</text:p>
          </table:table-cell>
          <table:table-cell table:formula="of:=IF(LEN([.$A38])=0;&quot;&quot;;CONCATENATE(&quot;&quot;;[.J$17]))">
            <text:p/>
          </table:table-cell>
          <table:table-cell table:formula="of:=CONCATENATE([.D40];[.E40];[.F40];[.G40];[.H40];[.I40];[.J4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4"/>
          <table:table-cell table:style-name="ce192" table:formula="of:==IF(LEN([.B42])&gt;0;[.E40]&amp;&quot; v&quot;;&quot;&quot;)">
            <text:p/>
          </table:table-cell>
          <table:table-cell table:formula="of:=CONCATENATE(&quot;&quot;;[.A38])" office:value-type="string" office:string-value="LOW" calcext:value-type="string">
            <text:p>LOW</text:p>
          </table:table-cell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formula="of:=CONCATENATE(&quot;&quot;;[.C40])" office:value-type="string" office:string-value="RED" calcext:value-type="string">
            <text:p>RED</text:p>
          </table:table-cell>
          <table:table-cell table:style-name="ce170" table:formula="of:=IF(LEN([.$A38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IF([.B38]&lt;0;&quot; 0,0&quot;;CONCATENATE(REPT(&quot; &quot;;4-LEN(TEXT([.B38];&quot;0,0&quot;)));TEXT([.B38];&quot;0,0&quot;)))" office:value-type="string" office:string-value=" 0,0" calcext:value-type="string">
            <text:p><text:s/>0,0</text:p>
          </table:table-cell>
          <table:table-cell table:style-name="ce170" table:formula="of:=IF(LEN([.$A38])=0;&quot;&quot;;CONCATENATE(&quot;&quot;;[.F$19]))" office:value-type="string" office:string-value="v" calcext:value-type="string">
            <text:p>v</text:p>
          </table:table-cell>
          <table:table-cell table:style-name="ce184" table:formula="of:=IF(LEN([.$A38])=0;&quot;&quot;;IF(LEN([.$A42])=0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70" table:formula="of:=IF(LEN([.$A38])=0;&quot;&quot;;CONCATENATE(&quot;&quot;;[.H$19]))">
            <text:p/>
          </table:table-cell>
          <table:table-cell table:style-name="ce170" table:formula="of:=IF(LEN([.$A38])=0;&quot;&quot;;CONCATENATE(&quot;&quot;;[.I$19]))">
            <text:p/>
          </table:table-cell>
          <table:table-cell table:style-name="ce187" table:formula="of:=IF(LEN([.$A38])=0;&quot;&quot;;CONCATENATE(&quot;&quot;;[.J$19]))">
            <text:p/>
          </table:table-cell>
          <table:table-cell table:formula="of:=CONCATENATE([.D41];[.E41];[.F41];[.G41];[.H41];[.I41];[.J41])" office:value-type="string" office:string-value=" /*           0,0v|________________________________*/" calcext:value-type="string">
            <text:p><text:s/>/* <text:s text:c="10"/>0,0v|________________________________*/</text:p>
          </table:table-cell>
          <table:table-cell table:number-columns-repeated="4"/>
          <table:table-cell table:style-name="ce192" table:formula="of:=[.E41]&amp;&quot; v&quot;" office:value-type="string" office:string-value=" 0,0 v" calcext:value-type="string">
            <text:p><text:s/>0,0 v</text:p>
          </table:table-cell>
          <table:table-cell table:style-name="ce240"/>
          <table:table-cell table:number-columns-repeated="34"/>
          <table:table-cell office:value-type="string" calcext:value-type="string">
            <text:p>if (s1_range_unfil&gt;s1_final_range_unfilt){</text:p>
          </table:table-cell>
          <table:table-cell table:number-columns-repeated="5"/>
          <table:table-cell table:style-name="ce244" table:formula="of:=CONCATENATE([.AY41];[.AZ41];[.BA41];[.BB41];[.BC41];[.BD41])" office:value-type="string" office:string-value="if (s1_range_unfil&gt;s1_final_range_unfilt){" calcext:value-type="string">
            <text:p>if (s1_range_unfil&gt;s1_final_range_unfilt){</text:p>
          </table:table-cell>
          <table:table-cell table:style-name="ce247" table:number-columns-repeated="2"/>
          <table:table-cell table:style-name="ce250"/>
          <table:table-cell table:number-columns-repeated="961"/>
        </table:table-row>
        <table:table-row table:style-name="ro5">
          <table:table-cell table:style-name="ce233" table:content-validation-name="val4" table:formula="of:=CONCATENATE(&quot;&quot;;['Sample#1_GENCODE'.A42])">
            <text:p/>
          </table:table-cell>
          <table:table-cell table:style-name="ce182" table:formula="of:=IF(LEN([.A42])&gt;0;VLOOKUP([.A42];[.$A$6:.$B$15];2;0);&quot;&quot;)">
            <text:p/>
          </table:table-cell>
          <table:table-cell table:style-name="ce236" table:content-validation-name="val3"/>
          <table:table-cell table:style-name="ce181" table:formula="of:=[.D43]">
            <text:p/>
          </table:table-cell>
          <table:table-cell table:style-name="ce181" table:formula="of:=[.E43]">
            <text:p/>
          </table:table-cell>
          <table:table-cell table:style-name="ce181" table:formula="of:=[.F43]">
            <text:p/>
          </table:table-cell>
          <table:table-cell table:style-name="ce181" table:formula="of:=[.G43]">
            <text:p/>
          </table:table-cell>
          <table:table-cell table:style-name="ce181" table:formula="of:=IF(LEN([.$A42])=0;&quot;&quot;;REPT(&quot; &quot;;20))">
            <text:p/>
          </table:table-cell>
          <table:table-cell table:style-name="ce181" table:formula="of:=IF(LEN([.$A42])=0;&quot;&quot;;CONCATENATE(&quot;&quot;;[.I$23]))">
            <text:p/>
          </table:table-cell>
          <table:table-cell table:style-name="ce185" table:formula="of:=IF(LEN([.$A42])=0;&quot;&quot;;CONCATENATE(&quot;&quot;;[.J$17]))">
            <text:p/>
          </table:table-cell>
          <table:table-cell table:formula="of:=CONCATENATE([.D42];[.E42];[.F42];[.G42];[.H42];[.I42];[.J42])">
            <text:p/>
          </table:table-cell>
          <table:table-cell table:number-columns-repeated="5"/>
          <table:table-cell table:style-name="ce242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if (s1_range_hyst_unfilt&gt;s1_final_range_unfilt){</text:p>
          </table:table-cell>
          <table:table-cell table:number-columns-repeated="4"/>
          <table:table-cell table:style-name="ce245" table:formula="of:=CONCATENATE([.AY42];[.AZ42];[.BA42];[.BB42];[.BC42];[.BD42])" office:value-type="string" office:string-value="    if (s1_range_hyst_unfilt&gt;s1_final_range_unfilt){" calcext:value-type="string">
            <text:p><text:s text:c="4"/>if (s1_range_hyst_unfilt&gt;s1_final_range_unfilt){</text:p>
          </table:table-cell>
          <table:table-cell table:style-name="ce248" table:number-columns-repeated="2"/>
          <table:table-cell table:style-name="ce251"/>
          <table:table-cell table:number-columns-repeated="961"/>
        </table:table-row>
        <table:table-row table:style-name="ro5">
          <table:table-cell table:style-name="ce182" table:number-columns-repeated="2"/>
          <table:table-cell table:formula="of:=CONCATENATE(&quot;&quot;;[.C42])">
            <text:p/>
          </table:table-cell>
          <table:table-cell table:formula="of:=IF(LEN([.$A42])=0;&quot;&quot;;CONCATENATE(&quot;&quot;;[.D$18]))">
            <text:p/>
          </table:table-cell>
          <table:table-cell table:formula="of:=IF(LEN([.$A42])=0;&quot;&quot;;CONCATENATE(&quot;&quot;;[.E$18]))">
            <text:p/>
          </table:table-cell>
          <table:table-cell table:formula="of:=IF(LEN([.$A42])=0;&quot;&quot;;CONCATENATE(&quot;&quot;;[.F$18]))">
            <text:p/>
          </table:table-cell>
          <table:table-cell table:formula="of:=IF(LEN([.$A42])=0;&quot;&quot;;CONCATENATE(&quot;&quot;;[.G$18]))">
            <text:p/>
          </table:table-cell>
          <table:table-cell table:formula="of:=IF(LEN([.$A42])=0;&quot;&quot;;[.$A42]&amp;REPT(&quot; &quot;;20-LEN([.$A42])))">
            <text:p/>
          </table:table-cell>
          <table:table-cell table:formula="of:=IF(LEN([.$A42])=0;&quot;&quot;;CONCATENATE(&quot;&quot;;[.I$18]))">
            <text:p/>
          </table:table-cell>
          <table:table-cell table:formula="of:=IF(LEN([.$A42])=0;&quot;&quot;;CONCATENATE(&quot;&quot;;[.J$18]))">
            <text:p/>
          </table:table-cell>
          <table:table-cell table:formula="of:=CONCATENATE([.D43];[.E43];[.F43];[.G43];[.H43];[.I43];[.J43])">
            <text:p/>
          </table:table-cell>
          <table:table-cell table:number-columns-repeated="40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s1_final_range_unfilt=s1_range_unfilt;</text:p>
          </table:table-cell>
          <table:table-cell table:number-columns-repeated="3"/>
          <table:table-cell table:style-name="ce245" table:formula="of:=CONCATENATE([.AY43];[.AZ43];[.BA43];[.BB43];[.BC43];[.BD43])" office:value-type="string" office:string-value="        s1_final_range_unfilt=s1_range_unfilt;" calcext:value-type="string">
            <text:p><text:s text:c="8"/>s1_final_range_unfilt=s1_range_unfilt;</text:p>
          </table:table-cell>
          <table:table-cell table:style-name="ce248" table:number-columns-repeated="2"/>
          <table:table-cell table:style-name="ce251"/>
          <table:table-cell table:number-columns-repeated="961"/>
        </table:table-row>
        <table:table-row table:style-name="ro5">
          <table:table-cell table:style-name="ce182" table:number-columns-repeated="2"/>
          <table:table-cell table:formula="of:=CONCATENATE(&quot;&quot;;[.C43])">
            <text:p/>
          </table:table-cell>
          <table:table-cell table:style-name="ce182" table:formula="of:=[.D45]">
            <text:p/>
          </table:table-cell>
          <table:table-cell table:style-name="ce182" table:formula="of:=IF(LEN([.B46])&gt;0;['Sample#1_GENCODE'.E45];&quot;&quot;)">
            <text:p/>
          </table:table-cell>
          <table:table-cell table:style-name="ce182" table:formula="of:=[.F43]">
            <text:p/>
          </table:table-cell>
          <table:table-cell table:style-name="ce182" table:formula="of:=[.G43]">
            <text:p/>
          </table:table-cell>
          <table:table-cell table:style-name="ce182" table:formula="of:=IF(LEN([.$A42])=0;&quot;&quot;;REPT(&quot; &quot;;20))">
            <text:p/>
          </table:table-cell>
          <table:table-cell table:style-name="ce182" table:formula="of:=IF(LEN([.$A42])=0;&quot;&quot;;CONCATENATE(&quot;&quot;;[.I$23]))">
            <text:p/>
          </table:table-cell>
          <table:table-cell table:formula="of:=IF(LEN([.$A42])=0;&quot;&quot;;CONCATENATE(&quot;&quot;;[.J$17]))">
            <text:p/>
          </table:table-cell>
          <table:table-cell table:formula="of:=CONCATENATE([.D44];[.E44];[.F44];[.G44];[.H44];[.I44];[.J44])">
            <text:p/>
          </table:table-cell>
          <table:table-cell table:number-columns-repeated="5"/>
          <table:table-cell table:formula="of:=CONCATENATE(&quot;&quot;;[.A42])">
            <text:p/>
          </table:table-cell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4"/>
          <table:table-cell table:style-name="ce245" table:formula="of:=CONCATENATE([.AY44];[.AZ44];[.BA44];[.BB44];[.BC44];[.BD44])" office:value-type="string" office:string-value="    }" calcext:value-type="string">
            <text:p><text:s text:c="4"/>}</text:p>
          </table:table-cell>
          <table:table-cell table:style-name="ce248" table:number-columns-repeated="2"/>
          <table:table-cell table:style-name="ce251"/>
          <table:table-cell table:number-columns-repeated="961"/>
        </table:table-row>
        <table:table-row table:style-name="ro5">
          <table:table-cell table:style-name="ce182" table:number-columns-repeated="2"/>
          <table:table-cell table:formula="of:=CONCATENATE(&quot;&quot;;[.C44])">
            <text:p/>
          </table:table-cell>
          <table:table-cell table:style-name="ce170" table:formula="of:=IF(LEN([.$A42])=0;&quot;&quot;;CONCATENATE(&quot;&quot;;[.D$19]))">
            <text:p/>
          </table:table-cell>
          <table:table-cell table:style-name="ce170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170" table:formula="of:=IF(LEN([.$A42])=0;&quot;&quot;;CONCATENATE(&quot;&quot;;[.F$19]))">
            <text:p/>
          </table:table-cell>
          <table:table-cell table:style-name="ce184" table:formula="of:=IF(LEN([.$A42])=0;&quot;&quot;;IF(LEN([.$A46])=0;CONCATENATE(&quot;&quot;;[.G$20]);CONCATENATE(&quot;&quot;;[.G$19])))">
            <text:p/>
          </table:table-cell>
          <table:table-cell table:style-name="ce170" table:formula="of:=IF(LEN([.$A42])=0;&quot;&quot;;CONCATENATE(&quot;&quot;;[.H$19]))">
            <text:p/>
          </table:table-cell>
          <table:table-cell table:style-name="ce170" table:formula="of:=IF(LEN([.$A42])=0;&quot;&quot;;CONCATENATE(&quot;&quot;;[.I$19]))">
            <text:p/>
          </table:table-cell>
          <table:table-cell table:style-name="ce187" table:formula="of:=IF(LEN([.$A42])=0;&quot;&quot;;CONCATENATE(&quot;&quot;;[.J$19]))">
            <text:p/>
          </table:table-cell>
          <table:table-cell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5]&amp;&quot; v&quot;" office:value-type="string" office:string-value="     v" calcext:value-type="string">
            <text:p><text:s text:c="5"/>v</text:p>
          </table:table-cell>
          <table:table-cell table:style-name="ce240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45" table:formula="of:=CONCATENATE([.AY45];[.AZ45];[.BA45];[.BB45];[.BC45];[.BD45])" office:value-type="string" office:string-value="} else {" calcext:value-type="string">
            <text:p>} else {</text:p>
          </table:table-cell>
          <table:table-cell table:style-name="ce248" table:number-columns-repeated="2"/>
          <table:table-cell table:style-name="ce251"/>
          <table:table-cell table:number-columns-repeated="961"/>
        </table:table-row>
        <table:table-row table:style-name="ro5">
          <table:table-cell table:style-name="ce232" table:content-validation-name="val4" table:formula="of:=CONCATENATE(&quot;&quot;;['Sample#1_GENCODE'.A46])">
            <text:p/>
          </table:table-cell>
          <table:table-cell table:style-name="ce185" table:formula="of:=IF(LEN([.A46])&gt;0;VLOOKUP([.A46];[.$A$6:.$B$15];2;0);&quot;&quot;)">
            <text:p/>
          </table:table-cell>
          <table:table-cell table:style-name="ce181" table:content-validation-name="val3"/>
          <table:table-cell table:style-name="ce181" table:formula="of:=[.D47]">
            <text:p/>
          </table:table-cell>
          <table:table-cell table:style-name="ce181" table:formula="of:=[.E47]">
            <text:p/>
          </table:table-cell>
          <table:table-cell table:style-name="ce181" table:formula="of:=[.F47]">
            <text:p/>
          </table:table-cell>
          <table:table-cell table:style-name="ce181" table:formula="of:=[.G47]">
            <text:p/>
          </table:table-cell>
          <table:table-cell table:style-name="ce181" table:formula="of:=IF(LEN([.$A46])=0;&quot;&quot;;REPT(&quot; &quot;;20))">
            <text:p/>
          </table:table-cell>
          <table:table-cell table:style-name="ce181" table:formula="of:=IF(LEN([.$A46])=0;&quot;&quot;;CONCATENATE(&quot;&quot;;[.I$23]))">
            <text:p/>
          </table:table-cell>
          <table:table-cell table:style-name="ce185" table:formula="of:=IF(LEN([.$A46])=0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242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if (s1_range_unfil&lt;s1_final_range_unfilt){</text:p>
          </table:table-cell>
          <table:table-cell table:number-columns-repeated="4"/>
          <table:table-cell table:style-name="ce245" table:formula="of:=CONCATENATE([.AY46];[.AZ46];[.BA46];[.BB46];[.BC46];[.BD46])" office:value-type="string" office:string-value="    if (s1_range_unfil&lt;s1_final_range_unfilt){" calcext:value-type="string">
            <text:p><text:s text:c="4"/>if (s1_range_unfil&lt;s1_final_range_unfilt){</text:p>
          </table:table-cell>
          <table:table-cell table:style-name="ce248" table:number-columns-repeated="2"/>
          <table:table-cell table:style-name="ce251"/>
          <table:table-cell table:number-columns-repeated="961"/>
        </table:table-row>
        <table:table-row table:style-name="ro5">
          <table:table-cell/>
          <table:table-cell table:style-name="ce186"/>
          <table:table-cell table:formula="of:=CONCATENATE(&quot;&quot;;[.C46])">
            <text:p/>
          </table:table-cell>
          <table:table-cell table:formula="of:=IF(LEN([.$A46])=0;&quot;&quot;;CONCATENATE(&quot;&quot;;[.D$18]))">
            <text:p/>
          </table:table-cell>
          <table:table-cell table:formula="of:=IF(LEN([.$A46])=0;&quot;&quot;;CONCATENATE(&quot;&quot;;[.E$18]))">
            <text:p/>
          </table:table-cell>
          <table:table-cell table:formula="of:=IF(LEN([.$A46])=0;&quot;&quot;;CONCATENATE(&quot;&quot;;[.F$18]))">
            <text:p/>
          </table:table-cell>
          <table:table-cell table:formula="of:=IF(LEN([.$A46])=0;&quot;&quot;;CONCATENATE(&quot;&quot;;[.G$18]))">
            <text:p/>
          </table:table-cell>
          <table:table-cell table:formula="of:=IF(LEN([.$A46])=0;&quot;&quot;;[.$A46]&amp;REPT(&quot; &quot;;20-LEN([.$A46])))">
            <text:p/>
          </table:table-cell>
          <table:table-cell table:formula="of:=IF(LEN([.$A46])=0;&quot;&quot;;CONCATENATE(&quot;&quot;;[.I$18]))">
            <text:p/>
          </table:table-cell>
          <table:table-cell table:formula="of:=IF(LEN([.$A46])=0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40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if (s1_range_hyst_unfilt&lt;s1_final_range_unfilt){</text:p>
          </table:table-cell>
          <table:table-cell table:number-columns-repeated="3"/>
          <table:table-cell table:style-name="ce245" table:formula="of:=CONCATENATE([.AY47];[.AZ47];[.BA47];[.BB47];[.BC47];[.BD47])" office:value-type="string" office:string-value="        if (s1_range_hyst_unfilt&lt;s1_final_range_unfilt){" calcext:value-type="string">
            <text:p><text:s text:c="8"/>if (s1_range_hyst_unfilt&lt;s1_final_range_unfilt){</text:p>
          </table:table-cell>
          <table:table-cell table:style-name="ce248" table:number-columns-repeated="2"/>
          <table:table-cell table:style-name="ce251"/>
          <table:table-cell table:number-columns-repeated="961"/>
        </table:table-row>
        <table:table-row table:style-name="ro5">
          <table:table-cell/>
          <table:table-cell table:style-name="ce186"/>
          <table:table-cell table:formula="of:=CONCATENATE(&quot;&quot;;[.C47])">
            <text:p/>
          </table:table-cell>
          <table:table-cell table:style-name="ce182" table:formula="of:=[.D49]">
            <text:p/>
          </table:table-cell>
          <table:table-cell table:style-name="ce182" table:formula="of:=IF(LEN([.B50])&gt;0;['Sample#1_GENCODE'.E49];&quot;&quot;)">
            <text:p/>
          </table:table-cell>
          <table:table-cell table:style-name="ce182" table:formula="of:=[.F47]">
            <text:p/>
          </table:table-cell>
          <table:table-cell table:style-name="ce182" table:formula="of:=[.G47]">
            <text:p/>
          </table:table-cell>
          <table:table-cell table:style-name="ce182" table:formula="of:=IF(LEN([.$A46])=0;&quot;&quot;;REPT(&quot; &quot;;20))">
            <text:p/>
          </table:table-cell>
          <table:table-cell table:style-name="ce182" table:formula="of:=IF(LEN([.$A46])=0;&quot;&quot;;CONCATENATE(&quot;&quot;;[.I$23]))">
            <text:p/>
          </table:table-cell>
          <table:table-cell table:formula="of:=IF(LEN([.$A46])=0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5"/>
          <table:table-cell table:formula="of:=CONCATENATE(&quot;&quot;;[.A46])">
            <text:p/>
          </table:table-cell>
          <table:table-cell table:number-columns-repeated="34"/>
          <table:table-cell table:number-columns-repeated="3" office:value-type="string" calcext:value-type="string">
            <text:p><text:s text:c="4"/></text:p>
          </table:table-cell>
          <table:table-cell office:value-type="string" calcext:value-type="string">
            <text:p>s1_final_range_unfilt=s1_range_hyst_unfilt;</text:p>
          </table:table-cell>
          <table:table-cell table:number-columns-repeated="2"/>
          <table:table-cell table:style-name="ce245" table:formula="of:=CONCATENATE([.AY48];[.AZ48];[.BA48];[.BB48];[.BC48];[.BD48])" office:value-type="string" office:string-value="            s1_final_range_unfilt=s1_range_hyst_unfilt;" calcext:value-type="string">
            <text:p><text:s text:c="12"/>s1_final_range_unfilt=s1_range_hyst_unfilt;</text:p>
          </table:table-cell>
          <table:table-cell table:style-name="ce248" table:number-columns-repeated="2"/>
          <table:table-cell table:style-name="ce251"/>
          <table:table-cell table:number-columns-repeated="961"/>
        </table:table-row>
        <table:table-row table:style-name="ro5">
          <table:table-cell table:style-name="ce167"/>
          <table:table-cell table:style-name="ce187"/>
          <table:table-cell table:formula="of:=CONCATENATE(&quot;&quot;;[.C48])">
            <text:p/>
          </table:table-cell>
          <table:table-cell table:style-name="ce170" table:formula="of:=IF(LEN([.$A46])=0;&quot;&quot;;CONCATENATE(&quot;&quot;;[.D$19]))">
            <text:p/>
          </table:table-cell>
          <table:table-cell table:style-name="ce170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70" table:formula="of:=IF(LEN([.$A46])=0;&quot;&quot;;CONCATENATE(&quot;&quot;;[.F$19]))">
            <text:p/>
          </table:table-cell>
          <table:table-cell table:style-name="ce184" table:formula="of:=IF(LEN([.$A46])=0;&quot;&quot;;IF(LEN([.$A50])=0;CONCATENATE(&quot;&quot;;[.G$20]);CONCATENATE(&quot;&quot;;[.G$19])))">
            <text:p/>
          </table:table-cell>
          <table:table-cell table:style-name="ce170" table:formula="of:=IF(LEN([.$A46])=0;&quot;&quot;;CONCATENATE(&quot;&quot;;[.H$19]))">
            <text:p/>
          </table:table-cell>
          <table:table-cell table:style-name="ce170" table:formula="of:=IF(LEN([.$A46])=0;&quot;&quot;;CONCATENATE(&quot;&quot;;[.I$19]))">
            <text:p/>
          </table:table-cell>
          <table:table-cell table:style-name="ce187" table:formula="of:=IF(LEN([.$A46])=0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9]&amp;&quot; v&quot;" office:value-type="string" office:string-value="     v" calcext:value-type="string">
            <text:p><text:s text:c="5"/>v</text:p>
          </table:table-cell>
          <table:table-cell table:style-name="ce240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3"/>
          <table:table-cell table:style-name="ce245" table:formula="of:=CONCATENATE([.AY49];[.AZ49];[.BA49];[.BB49];[.BC49];[.BD49])" office:value-type="string" office:string-value="        }" calcext:value-type="string">
            <text:p><text:s text:c="8"/>}</text:p>
          </table:table-cell>
          <table:table-cell table:style-name="ce248" table:number-columns-repeated="2"/>
          <table:table-cell table:style-name="ce251"/>
          <table:table-cell table:number-columns-repeated="961"/>
        </table:table-row>
        <table:table-row table:style-name="ro5">
          <table:table-cell table:style-name="ce232" table:content-validation-name="val4" table:formula="of:=CONCATENATE(&quot;&quot;;['Sample#1_GENCODE'.A50])">
            <text:p/>
          </table:table-cell>
          <table:table-cell table:formula="of:=IF(LEN([.A50])&gt;0;VLOOKUP([.A50];[.$A$6:.$B$15];2;0);&quot;&quot;)">
            <text:p/>
          </table:table-cell>
          <table:table-cell table:style-name="ce181" table:content-validation-name="val3"/>
          <table:table-cell table:style-name="ce181" table:formula="of:=[.D51]">
            <text:p/>
          </table:table-cell>
          <table:table-cell table:style-name="ce181" table:formula="of:=[.E51]">
            <text:p/>
          </table:table-cell>
          <table:table-cell table:style-name="ce181" table:formula="of:=[.F51]">
            <text:p/>
          </table:table-cell>
          <table:table-cell table:style-name="ce181" table:formula="of:=[.G51]">
            <text:p/>
          </table:table-cell>
          <table:table-cell table:style-name="ce181" table:formula="of:=IF(LEN([.$A50])=0;&quot;&quot;;REPT(&quot; &quot;;20))">
            <text:p/>
          </table:table-cell>
          <table:table-cell table:style-name="ce181" table:formula="of:=IF(LEN([.$A50])=0;&quot;&quot;;CONCATENATE(&quot;&quot;;[.I$23]))">
            <text:p/>
          </table:table-cell>
          <table:table-cell table:style-name="ce185" table:formula="of:=IF(LEN([.$A50])=0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242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4"/>
          <table:table-cell table:style-name="ce245" table:formula="of:=CONCATENATE([.AY50];[.AZ50];[.BA50];[.BB50];[.BC50];[.BD50])" office:value-type="string" office:string-value="    }" calcext:value-type="string">
            <text:p><text:s text:c="4"/>}</text:p>
          </table:table-cell>
          <table:table-cell table:style-name="ce248" table:number-columns-repeated="2"/>
          <table:table-cell table:style-name="ce251"/>
          <table:table-cell table:number-columns-repeated="961"/>
        </table:table-row>
        <table:table-row table:style-name="ro5">
          <table:table-cell table:number-columns-repeated="2"/>
          <table:table-cell table:formula="of:=CONCATENATE(&quot;&quot;;[.C50])">
            <text:p/>
          </table:table-cell>
          <table:table-cell table:formula="of:=IF(LEN([.$A50])=0;&quot;&quot;;CONCATENATE(&quot;&quot;;[.D$18]))">
            <text:p/>
          </table:table-cell>
          <table:table-cell table:formula="of:=IF(LEN([.$A50])=0;&quot;&quot;;CONCATENATE(&quot;&quot;;[.E$18]))">
            <text:p/>
          </table:table-cell>
          <table:table-cell table:formula="of:=IF(LEN([.$A50])=0;&quot;&quot;;CONCATENATE(&quot;&quot;;[.F$18]))">
            <text:p/>
          </table:table-cell>
          <table:table-cell table:formula="of:=IF(LEN([.$A50])=0;&quot;&quot;;CONCATENATE(&quot;&quot;;[.G$18]))">
            <text:p/>
          </table:table-cell>
          <table:table-cell table:formula="of:=IF(LEN([.$A50])=0;&quot;&quot;;[.$A50]&amp;REPT(&quot; &quot;;20-LEN([.$A50])))">
            <text:p/>
          </table:table-cell>
          <table:table-cell table:formula="of:=IF(LEN([.$A50])=0;&quot;&quot;;CONCATENATE(&quot;&quot;;[.I$18]))">
            <text:p/>
          </table:table-cell>
          <table:table-cell table:formula="of:=IF(LEN([.$A50])=0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40"/>
          <table:table-cell office:value-type="string" calcext:value-type="string">
            <text:p>}</text:p>
          </table:table-cell>
          <table:table-cell table:number-columns-repeated="5"/>
          <table:table-cell table:style-name="ce246" table:formula="of:=CONCATENATE([.AY51];[.AZ51];[.BA51];[.BB51];[.BC51];[.BD51])" office:value-type="string" office:string-value="}" calcext:value-type="string">
            <text:p>}</text:p>
          </table:table-cell>
          <table:table-cell table:style-name="ce249" table:number-columns-repeated="2"/>
          <table:table-cell table:style-name="ce252"/>
          <table:table-cell table:number-columns-repeated="961"/>
        </table:table-row>
        <table:table-row table:style-name="ro5">
          <table:table-cell table:number-columns-repeated="2"/>
          <table:table-cell table:formula="of:=CONCATENATE(&quot;&quot;;[.C51])">
            <text:p/>
          </table:table-cell>
          <table:table-cell table:style-name="ce182" table:formula="of:=[.D53]">
            <text:p/>
          </table:table-cell>
          <table:table-cell table:style-name="ce182" table:formula="of:=IF(LEN([.B54])&gt;0;['Sample#1_GENCODE'.E53];&quot;&quot;)">
            <text:p/>
          </table:table-cell>
          <table:table-cell table:style-name="ce182" table:formula="of:=[.F51]">
            <text:p/>
          </table:table-cell>
          <table:table-cell table:style-name="ce182" table:formula="of:=[.G51]">
            <text:p/>
          </table:table-cell>
          <table:table-cell table:style-name="ce182" table:formula="of:=IF(LEN([.$A50])=0;&quot;&quot;;REPT(&quot; &quot;;20))">
            <text:p/>
          </table:table-cell>
          <table:table-cell table:style-name="ce182" table:formula="of:=IF(LEN([.$A50])=0;&quot;&quot;;CONCATENATE(&quot;&quot;;[.I$23]))">
            <text:p/>
          </table:table-cell>
          <table:table-cell table:formula="of:=IF(LEN([.$A50])=0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5"/>
          <table:table-cell table:formula="of:=CONCATENATE(&quot;&quot;;[.A50])">
            <text:p/>
          </table:table-cell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CONCATENATE(&quot;&quot;;[.C52])">
            <text:p/>
          </table:table-cell>
          <table:table-cell table:style-name="ce170" table:formula="of:=IF(LEN([.$A50])=0;&quot;&quot;;CONCATENATE(&quot;&quot;;[.D$19]))">
            <text:p/>
          </table:table-cell>
          <table:table-cell table:style-name="ce170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70" table:formula="of:=IF(LEN([.$A50])=0;&quot;&quot;;CONCATENATE(&quot;&quot;;[.F$19]))">
            <text:p/>
          </table:table-cell>
          <table:table-cell table:style-name="ce184" table:formula="of:=IF(LEN([.$A50])=0;&quot;&quot;;IF(LEN([.$A54])=0;CONCATENATE(&quot;&quot;;[.G$20]);CONCATENATE(&quot;&quot;;[.G$19])))">
            <text:p/>
          </table:table-cell>
          <table:table-cell table:style-name="ce170" table:formula="of:=IF(LEN([.$A50])=0;&quot;&quot;;CONCATENATE(&quot;&quot;;[.H$19]))">
            <text:p/>
          </table:table-cell>
          <table:table-cell table:style-name="ce170" table:formula="of:=IF(LEN([.$A50])=0;&quot;&quot;;CONCATENATE(&quot;&quot;;[.I$19]))">
            <text:p/>
          </table:table-cell>
          <table:table-cell table:style-name="ce187" table:formula="of:=IF(LEN([.$A50])=0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53]&amp;&quot; v&quot;" office:value-type="string" office:string-value="     v" calcext:value-type="string">
            <text:p><text:s text:c="5"/>v</text:p>
          </table:table-cell>
          <table:table-cell table:style-name="ce240"/>
          <table:table-cell table:number-columns-repeated="40"/>
          <table:table-cell table:style-name="Default" table:number-columns-repeated="4"/>
          <table:table-cell table:number-columns-repeated="961"/>
        </table:table-row>
        <calcext:conditional-formats>
          <calcext:conditional-format calcext:target-range-address="'Sample#1_GENCODE'.Q22:'Sample#1_GENCODE'.Q53">
            <calcext:condition calcext:apply-style-name="Rojo" calcext:value="formula-is([.$C22]=&quot;RED&quot;)" calcext:base-cell-address="'Sample#1_GENCODE'.Q22"/>
            <calcext:condition calcext:apply-style-name="VERDE" calcext:value="formula-is([.$C22]=&quot;GREEN&quot;)" calcext:base-cell-address="'Sample#1_GENCODE'.Q22"/>
            <calcext:condition calcext:apply-style-name="Sin título1" calcext:value="formula-is([.$C22]=&quot;ORANGE&quot;)" calcext:base-cell-address="'Sample#1_GENCODE'.Q22"/>
            <calcext:condition calcext:apply-style-name="AZUL" calcext:value="formula-is([.$C22]=&quot;BLUE&quot;)" calcext:base-cell-address="'Sample#1_GENCODE'.Q22"/>
            <calcext:condition calcext:apply-style-name="AMARILLO" calcext:value="formula-is([.$C22]=&quot;YELLOW&quot;)" calcext:base-cell-address="'Sample#1_GENCODE'.Q22"/>
          </calcext:conditional-format>
          <calcext:conditional-format calcext:target-range-address="'Sample#1_GENCODE'.C42:'Sample#1_GENCODE'.C42">
            <calcext:condition calcext:apply-style-name="Rojo" calcext:value="formula-is([.$C42]=&quot;RED&quot;)" calcext:base-cell-address="'Sample#1_GENCODE'.C42"/>
            <calcext:condition calcext:apply-style-name="VERDE" calcext:value="formula-is([.$C42]=&quot;GREEN&quot;)" calcext:base-cell-address="'Sample#1_GENCODE'.C42"/>
            <calcext:condition calcext:apply-style-name="Sin título1" calcext:value="formula-is([.$C42]=&quot;ORANGE&quot;)" calcext:base-cell-address="'Sample#1_GENCODE'.C42"/>
            <calcext:condition calcext:apply-style-name="AZUL" calcext:value="formula-is([.$C42]=&quot;BLUE&quot;)" calcext:base-cell-address="'Sample#1_GENCODE'.C42"/>
            <calcext:condition calcext:apply-style-name="AMARILLO" calcext:value="formula-is([.$C42]=&quot;YELLOW&quot;)" calcext:base-cell-address="'Sample#1_GENCODE'.C42"/>
          </calcext:conditional-format>
        </calcext:conditional-formats>
      </table:table>
      <table:named-expressions/>
      <table:database-ranges>
        <table:database-range table:name="__Anonymous_Sheet_DB__2" table:target-range-address="'Sample#1'.A30:'Sample#1'.D3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Sample#1_GENCODE'.A6:'Sample#1_GENCODE'.B1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Sample#1_GENCODE_HYST'.A6:'Sample#1_GENCODE_HYST'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date-style style:name="N110P0" style:volatile="true">
      <number:day/>
      <number:text>/</number:text>
      <number:month number:style="long"/>
      <number:text>/</number:text>
      <number:year number:style="long"/>
    </number:date-style>
    <number:text-style style:name="N110">
      <number:text-content/>
      <style:map style:condition="value()&gt;=0" style:apply-style-name="N110P0"/>
    </number:text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P0" style:volatile="true">
      <number:day/>
      <number:text>/</number:text>
      <number:month number:style="long"/>
      <number:text>/</number:text>
      <number:year/>
    </number:date-style>
    <number:text-style style:name="N167">
      <number:text-content/>
      <style:map style:condition="value()&gt;=0" style:apply-style-name="N167P0"/>
    </number:text-style>
    <number:date-style style:name="N168">
      <number:month number:textual="true"/>
      <number:text>-</number:text>
      <number:year number:style="long"/>
    </number:date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3" number:min-integer-digits="1" number:grouping="true"/>
      <number:text>    </number:text>
    </number:number-style>
    <number:number-style style:name="N187P1" style:volatile="true">
      <number:text>-</number:text>
      <number:number number:decimal-places="3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1" number:min-integer-digits="1" number:grouping="true"/>
      <number:text>    </number:text>
    </number:number-style>
    <number:number-style style:name="N190P1" style:volatile="true">
      <number:text>-</number:text>
      <number:number number:decimal-places="1" number:min-integer-digits="1" number:grouping="true"/>
      <number:text>    </number:text>
    </number:number-style>
    <number:number-style style:name="N190P2" style:volatile="true">
      <number:text> -</number:text>
      <number:number number:decimal-places="0" number:min-integer-digits="0"/>
      <number:text>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number:min-integer-digits="1" number:grouping="true"/>
      <number:text>    </number:text>
    </number:number-style>
    <number:number-style style:name="N191P1" style:volatile="true">
      <number:text>-</number:text>
      <number:number number:decimal-places="0" number:min-integer-digits="1" number:grouping="true"/>
      <number:text>    </number:text>
    </number:number-style>
    <number:number-style style:name="N191P2" style:volatile="true">
      <number:text> -</number:text>
      <number:number number: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number number:decimal-places="4" number:min-integer-digits="1" number:grouping="true"/>
      <number:text>    </number:text>
    </number:number-style>
    <number:number-style style:name="N194P1" style:volatile="true">
      <number:text>-</number:text>
      <number:number number:decimal-places="4" number:min-integer-digits="1" number:grouping="true"/>
      <number:text>    </number:text>
    </number:number-style>
    <number:number-style style:name="N194P2" style:volatile="true">
      <number:text> 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4" number:min-integer-digits="1"/>
    </number:number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0" number:min-integer-digits="1" number:grouping="true"/>
    </number:number-style>
    <number:number-style style:name="N198">
      <style:text-properties fo:color="#ff0000"/>
      <number:text>-$</number:text>
      <number:number number:decimal-places="0" number:min-integer-digits="1" number:grouping="true"/>
      <style:map style:condition="value()&gt;=0" style:apply-style-name="N198P0"/>
    </number:number-style>
    <number:number-style style:name="N200P0" style:volatile="true">
      <number:text>$</number:text>
      <number:number number:decimal-places="2" number:min-integer-digits="1" number:grouping="true"/>
    </number:number-style>
    <number:number-style style:name="N200">
      <number:text>-$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</number:number-style>
    <number:number-style style:name="N201">
      <style:text-properties fo:color="#ff0000"/>
      <number:text>-$</number:text>
      <number:number number:decimal-places="2" number:min-integer-digits="1" number:grouping="true"/>
      <style:map style:condition="value()&gt;=0" style:apply-style-name="N201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-$</number:text>
      <number:number number:decimal-places="0" number:min-integer-digits="1" number:grouping="true"/>
      <number:text> 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-$</number:text>
      <number:number number:decimal-places="2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2" number:min-integer-digits="1" number:grouping="true"/>
      <number:text> </number:text>
    </number:number-style>
    <number:number-style style:name="N209P1" style:volatile="true"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3" number:min-integer-digits="1"/>
    </number:number-style>
    <number:number-style style:name="N211">
      <number:number number:decimal-places="8" number:min-integer-digits="1"/>
    </number:number-style>
    <number:number-style style:name="N212">
      <number:number number:decimal-places="0" number:min-integer-digits="2"/>
    </number:number-style>
    <number:number-style style:name="N214P0" style:volatile="true">
      <number:text>VERDADERO</number:text>
    </number:number-style>
    <number:number-style style:name="N214P1" style:volatile="true">
      <number:text>VERDADERO</number:text>
    </number:number-style>
    <number:number-style style:name="N214">
      <number:text>FALSO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1"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3P0" style:volatile="true" number:language="en" number:country="US">
      <number:day/>
      <number:text>-</number:text>
      <number:month number:textual="true"/>
    </number:date-style>
    <number:text-style style:name="N20123" number:language="en" number:country="US">
      <number:text-content/>
      <style:map style:condition="value()&gt;=0" style:apply-style-name="N20123P0"/>
    </number:text-style>
    <number:date-style style:name="N30107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7" number:language="fr" number:country="FR">
      <number:text-content/>
      <style:map style:condition="value()&gt;=0" style:apply-style-name="N30107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"/>
    <style:style style:name="Rojo" style:family="table-cell" style:parent-style-name="Default">
      <style:table-cell-properties fo:background-color="#ff3333"/>
    </style:style>
    <style:style style:name="VERDE" style:family="table-cell" style:parent-style-name="Default">
      <style:table-cell-properties fo:background-color="#669900"/>
    </style:style>
    <style:style style:name="Sin_20_título1" style:display-name="Sin título1" style:family="table-cell" style:parent-style-name="Default">
      <style:table-cell-properties fo:background-color="#ff9900"/>
    </style:style>
    <style:style style:name="AZUL" style:family="table-cell" style:parent-style-name="Default">
      <style:table-cell-properties fo:background-color="#99ccff"/>
    </style:style>
    <style:style style:name="AMARILLO" style:family="table-cell" style:parent-style-name="Default">
      <style:table-cell-properties fo:background-color="#ffff66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="2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1.168cm" fo:margin-right="1.041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49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101cm" fo:margin-bottom="1.3cm" fo:margin-left="1cm" fo:margin-right="0.6c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-X="1" style:scale-to-Y="9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09:30:54.0578205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4-11-14T10:57:42.421891770</dc:date>
    <meta:generator>LibreOffice/4.3.2.2$Linux_X86_64 LibreOffice_project/edfb5295ba211bd31ad47d0bad0118690f76407d</meta:generator>
    <meta:editing-cycles>379</meta:editing-cycles>
    <meta:editing-duration>P1DT22H47M32S</meta:editing-duration>
    <dc:creator>Txinto Vaz</dc:creator>
    <meta:document-statistic meta:table-count="5" meta:cell-count="2201" meta:object-count="0"/>
  </office:meta>
</office:document-meta>
</file>